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47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159cm"/>
    </style:style>
    <style:style style:name="co5" style:family="table-column">
      <style:table-column-properties fo:break-before="auto" style:column-width="11.0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page" style:column-width="1.715cm"/>
    </style:style>
    <style:style style:name="co8" style:family="table-column">
      <style:table-column-properties fo:break-before="auto" style:column-width="1.222cm"/>
    </style:style>
    <style:style style:name="co9" style:family="table-column">
      <style:table-column-properties fo:break-before="auto" style:column-width="6.826cm"/>
    </style:style>
    <style:style style:name="co10" style:family="table-column">
      <style:table-column-properties fo:break-before="auto" style:column-width="7.782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5.89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ce181e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00"/>
      <style:text-properties style:use-window-font-color="true" style:text-outline="false" style:text-line-through-style="none" style:text-line-through-type="none" style:font-name="Arial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Аркуш1" table:style-name="ta1" table:print-ranges="Аркуш1.A1:Аркуш1.H103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Тег</text:p>
          </table:table-cell>
          <table:table-cell office:value-type="string" calcext:value-type="string">
            <text:p>Адреса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Читати</text:p>
          </table:table-cell>
          <table:table-cell office:value-type="string" calcext:value-type="string">
            <text:p>Історія</text:p>
          </table:table-cell>
          <table:table-cell/>
          <table:table-cell office:value-type="string" calcext:value-type="string">
            <text:p>Текст</text:p>
          </table:table-cell>
          <table:table-cell table:number-columns-repeated="5"/>
          <table:table-cell office:value-type="string" calcext:value-type="string">
            <text:p>create table trend (Dt integer unsigned not null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_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6-ї зони преддефекатора <text:s/>по потоку</text:p>
          </table:table-cell>
          <table:table-cell table:number-columns-repeated="5"/>
          <table:table-cell table:formula="of:=IF([.E3]=1;CONCATENATE([.A3];&quot; integer default '0',&quot;);&quot;&quot;)" office:value-type="string" office:string-value="X_01 integer default '0'," calcext:value-type="string">
            <text:p>X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гарячого дефекатора <text:s/>у збірник</text:p>
          </table:table-cell>
          <table:table-cell table:number-columns-repeated="5"/>
          <table:table-cell table:formula="of:=IF([.E4]=1;CONCATENATE([.A4];&quot; integer default '0',&quot;);&quot;&quot;)" office:value-type="string" office:string-value="X_02 integer default '0'," calcext:value-type="string">
            <text:p>X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<text:s/>змішувача</text:p>
          </table:table-cell>
          <table:table-cell table:number-columns-repeated="5"/>
          <table:table-cell table:formula="of:=IF([.E5]=1;CONCATENATE([.A5];&quot; integer default '0',&quot;);&quot;&quot;)" office:value-type="string" office:string-value="X_03 integer default '0'," calcext:value-type="string">
            <text:p>X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першого сатуратора по потоку</text:p>
          </table:table-cell>
          <table:table-cell table:number-columns-repeated="5"/>
          <table:table-cell table:formula="of:=IF([.E6]=1;CONCATENATE([.A6];&quot; integer default '0',&quot;);&quot;&quot;)" office:value-type="string" office:string-value="X_04 integer default '0'," calcext:value-type="string">
            <text:p>X_0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другого сатуратора по потоку</text:p>
          </table:table-cell>
          <table:table-cell table:number-columns-repeated="5"/>
          <table:table-cell table:formula="of:=IF([.E7]=1;CONCATENATE([.A7];&quot; integer default '0',&quot;);&quot;&quot;)" office:value-type="string" office:string-value="X_05 integer default '0'," calcext:value-type="string">
            <text:p>X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відстійника <text:s/>другої сатурації у збірник</text:p>
          </table:table-cell>
          <table:table-cell table:number-columns-repeated="5"/>
          <table:table-cell table:formula="of:=IF([.E8]=1;CONCATENATE([.A8];&quot; integer default '0',&quot;);&quot;&quot;)" office:value-type="string" office:string-value="X_06 integer default '0'," calcext:value-type="string">
            <text:p>X_0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сос режи</text:p>
          </table:table-cell>
          <table:table-cell table:number-columns-repeated="5"/>
          <table:table-cell table:formula="of:=IF([.E9]=1;CONCATENATE([.A9];&quot; integer default '0',&quot;);&quot;&quot;)" office:value-type="string" office:string-value="X_07 integer default '0'," calcext:value-type="string">
            <text:p>X_0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сос робота</text:p>
          </table:table-cell>
          <table:table-cell table:number-columns-repeated="5"/>
          <table:table-cell table:formula="of:=IF([.E10]=1;CONCATENATE([.A10];&quot; integer default '0',&quot;);&quot;&quot;)" office:value-type="string" office:string-value="X_08 integer default '0'," calcext:value-type="string">
            <text:p>X_0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обота газодувки</text:p>
          </table:table-cell>
          <table:table-cell table:number-columns-repeated="5"/>
          <table:table-cell table:formula="of:=IF([.E11]=1;CONCATENATE([.A11];&quot; integer default '0',&quot;);&quot;&quot;)" office:value-type="string" office:string-value="X_09 integer default '0'," calcext:value-type="string">
            <text:p>X_0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2]=1;CONCATENATE([.A12];&quot; integer default '0',&quot;);&quot;&quot;)" office:value-type="string" office:string-value="X_10 integer default '0'," calcext:value-type="string">
            <text:p>X_1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3]=1;CONCATENATE([.A13];&quot; integer default '0',&quot;);&quot;&quot;)" office:value-type="string" office:string-value="X_11 integer default '0'," calcext:value-type="string">
            <text:p>X_1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4]=1;CONCATENATE([.A14];&quot; integer default '0',&quot;);&quot;&quot;)" office:value-type="string" office:string-value="X_12 integer default '0'," calcext:value-type="string">
            <text:p>X_1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5]=1;CONCATENATE([.A15];&quot; integer default '0',&quot;);&quot;&quot;)" office:value-type="string" office:string-value="X_13 integer default '0'," calcext:value-type="string">
            <text:p>X_1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6]=1;CONCATENATE([.A16];&quot; integer default '0',&quot;);&quot;&quot;)" office:value-type="string" office:string-value="X_14 integer default '0'," calcext:value-type="string">
            <text:p>X_1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7]=1;CONCATENATE([.A17];&quot; integer default '0',&quot;);&quot;&quot;)" office:value-type="string" office:string-value="X_15 integer default '0'," calcext:value-type="string">
            <text:p>X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_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18]=1;CONCATENATE([.A18];&quot; integer default '0',&quot;);&quot;&quot;)" office:value-type="string" office:string-value="X_16 integer default '0'," calcext:value-type="string">
            <text:p>X_1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6-ї зони преддефекатора <text:s/>по потоку</text:p>
          </table:table-cell>
          <table:table-cell table:number-columns-repeated="5"/>
          <table:table-cell table:formula="of:=IF([.E19]=1;CONCATENATE([.A19];&quot; integer default '0',&quot;);&quot;&quot;)" office:value-type="string" office:string-value="Y_01 integer default '0'," calcext:value-type="string">
            <text:p>Y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гарячого дефекатора <text:s/>у збірник</text:p>
          </table:table-cell>
          <table:table-cell table:number-columns-repeated="5"/>
          <table:table-cell table:formula="of:=IF([.E20]=1;CONCATENATE([.A20];&quot; integer default '0',&quot;);&quot;&quot;)" office:value-type="string" office:string-value="Y_02 integer default '0'," calcext:value-type="string">
            <text:p>Y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<text:s/>змішувача</text:p>
          </table:table-cell>
          <table:table-cell table:number-columns-repeated="5"/>
          <table:table-cell table:formula="of:=IF([.E21]=1;CONCATENATE([.A21];&quot; integer default '0',&quot;);&quot;&quot;)" office:value-type="string" office:string-value="Y_03 integer default '0'," calcext:value-type="string">
            <text:p>Y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першого сатуратора по потоку</text:p>
          </table:table-cell>
          <table:table-cell table:number-columns-repeated="5"/>
          <table:table-cell table:formula="of:=IF([.E22]=1;CONCATENATE([.A22];&quot; integer default '0',&quot;);&quot;&quot;)" office:value-type="string" office:string-value="Y_04 integer default '0'," calcext:value-type="string">
            <text:p>Y_0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другого сатуратора по потоку</text:p>
          </table:table-cell>
          <table:table-cell table:number-columns-repeated="5"/>
          <table:table-cell table:formula="of:=IF([.E23]=1;CONCATENATE([.A23];&quot; integer default '0',&quot;);&quot;&quot;)" office:value-type="string" office:string-value="Y_05 integer default '0'," calcext:value-type="string">
            <text:p>Y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продувку відстійника <text:s/>другої сатурації у збірник</text:p>
          </table:table-cell>
          <table:table-cell table:number-columns-repeated="5"/>
          <table:table-cell table:formula="of:=IF([.E24]=1;CONCATENATE([.A24];&quot; integer default '0',&quot;);&quot;&quot;)" office:value-type="string" office:string-value="Y_06 integer default '0'," calcext:value-type="string">
            <text:p>Y_0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сос пуск</text:p>
          </table:table-cell>
          <table:table-cell table:number-columns-repeated="5"/>
          <table:table-cell table:formula="of:=IF([.E25]=1;CONCATENATE([.A25];&quot; integer default '0',&quot;);&quot;&quot;)" office:value-type="string" office:string-value="Y_07 integer default '0'," calcext:value-type="string">
            <text:p>Y_0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сос стоп</text:p>
          </table:table-cell>
          <table:table-cell table:number-columns-repeated="5"/>
          <table:table-cell table:formula="of:=IF([.E26]=1;CONCATENATE([.A26];&quot; integer default '0',&quot;);&quot;&quot;)" office:value-type="string" office:string-value="Y_08 integer default '0'," calcext:value-type="string">
            <text:p>Y_0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7]=1;CONCATENATE([.A27];&quot; integer default '0',&quot;);&quot;&quot;)" office:value-type="string" office:string-value="Y_09 integer default '0'," calcext:value-type="string">
            <text:p>Y_0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8]=1;CONCATENATE([.A28];&quot; integer default '0',&quot;);&quot;&quot;)" office:value-type="string" office:string-value="Y_10 integer default '0'," calcext:value-type="string">
            <text:p>Y_1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29]=1;CONCATENATE([.A29];&quot; integer default '0',&quot;);&quot;&quot;)" office:value-type="string" office:string-value="Y_11 integer default '0'," calcext:value-type="string">
            <text:p>Y_1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0]=1;CONCATENATE([.A30];&quot; integer default '0',&quot;);&quot;&quot;)" office:value-type="string" office:string-value="Y_12 integer default '0'," calcext:value-type="string">
            <text:p>Y_1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1]=1;CONCATENATE([.A31];&quot; integer default '0',&quot;);&quot;&quot;)" office:value-type="string" office:string-value="Y_13 integer default '0'," calcext:value-type="string">
            <text:p>Y_1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2]=1;CONCATENATE([.A32];&quot; integer default '0',&quot;);&quot;&quot;)" office:value-type="string" office:string-value="Y_14 integer default '0'," calcext:value-type="string">
            <text:p>Y_1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3]=1;CONCATENATE([.A33];&quot; integer default '0',&quot;);&quot;&quot;)" office:value-type="string" office:string-value="Y_15 integer default '0'," calcext:value-type="string">
            <text:p>Y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_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Ізолятор</text:p>
          </table:table-cell>
          <table:table-cell table:number-columns-repeated="3"/>
          <table:table-cell table:formula="of:=IF([.E34]=1;CONCATENATE([.A34];&quot; integer default '0',&quot;);&quot;&quot;)" office:value-type="string" office:string-value="Y_16 integer default '0'," calcext:value-type="string">
            <text:p>Y_16 integer default '0',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V_0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соку із дифузії</text:p>
          </table:table-cell>
          <table:table-cell table:style-name="ce4" office:value-type="float" office:value="1.3" calcext:value-type="float">
            <text:p>1,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к</text:p>
          </table:table-cell>
          <table:table-cell table:style-name="ce1"/>
          <table:table-cell table:formula="of:=IF([.E35]=1;CONCATENATE([.A35];&quot; integer default '0',&quot;);&quot;&quot;)" office:value-type="string" office:string-value="V_01 integer default '0'," calcext:value-type="string">
            <text:p>V_01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office:value-type="string" calcext:value-type="string">
            <text:p>V_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івень соку 1 сат у збірнику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П</text:p>
          </table:table-cell>
          <table:table-cell/>
          <table:table-cell table:formula="of:=IF([.E36]=1;CONCATENATE([.A36];&quot; integer default '0',&quot;);&quot;&quot;)" office:value-type="string" office:string-value="V_02 integer default '0'," calcext:value-type="string">
            <text:p>V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вапнякового молока на преддефекатор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IF([.E37]=1;CONCATENATE([.A37];&quot; integer default '0',&quot;);&quot;&quot;)" office:value-type="string" office:string-value="V_03 integer default '0'," calcext:value-type="string">
            <text:p>V_03 integer default '0',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V_0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вапнякового молока на основну дефекацію</text:p>
          </table:table-cell>
          <table:table-cell table:style-name="ce4" office:value-type="float" office:value="1.9" calcext:value-type="float">
            <text:p>1,9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formula="of:=IF([.E38]=1;CONCATENATE([.A38];&quot; integer default '0',&quot;);&quot;&quot;)" office:value-type="string" office:string-value="V_04 integer default '0'," calcext:value-type="string">
            <text:p>V_04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0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вапнякового молока на другу сатурацію</text:p>
          </table:table-cell>
          <table:table-cell table:style-name="ce4" office:value-type="float" office:value="1.11" calcext:value-type="float">
            <text:p>1,1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formula="of:=IF([.E39]=1;CONCATENATE([.A39];&quot; integer default '0',&quot;);&quot;&quot;)" office:value-type="string" office:string-value="V_05 integer default '0'," calcext:value-type="string">
            <text:p>V_05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0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соку <text:s/>повернення на преддефекатор</text:p>
          </table:table-cell>
          <table:table-cell table:style-name="ce4" office:value-type="float" office:value="1.13" calcext:value-type="float">
            <text:p>1,1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IF([.E40]=1;CONCATENATE([.A40];&quot; integer default '0',&quot;);&quot;&quot;)" office:value-type="string" office:string-value="V_06 integer default '0'," calcext:value-type="string">
            <text:p>V_06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0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суспензії першої сатурації</text:p>
          </table:table-cell>
          <table:table-cell table:style-name="ce4" office:value-type="float" office:value="1.15" calcext:value-type="float">
            <text:p>1,1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formula="of:=IF([.E41]=1;CONCATENATE([.A41];&quot; integer default '0',&quot;);&quot;&quot;)" office:value-type="string" office:string-value="V_07 integer default '0'," calcext:value-type="string">
            <text:p>V_07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0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<text:s/>соку <text:s/>на другу сатурацію</text:p>
          </table:table-cell>
          <table:table-cell table:style-name="ce4" office:value-type="float" office:value="1.17" calcext:value-type="float">
            <text:p>1,1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IF([.E42]=1;CONCATENATE([.A42];&quot; integer default '0',&quot;);&quot;&quot;)" office:value-type="string" office:string-value="V_08 integer default '0'," calcext:value-type="string">
            <text:p>V_08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0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<text:s/>суспензії <text:s text:c="2"/>другої сатурації</text:p>
          </table:table-cell>
          <table:table-cell table:style-name="ce4" office:value-type="float" office:value="1.4" calcext:value-type="float">
            <text:p>1,4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formula="of:=IF([.E43]=1;CONCATENATE([.A43];&quot; integer default '0',&quot;);&quot;&quot;)" office:value-type="string" office:string-value="V_09 integer default '0'," calcext:value-type="string">
            <text:p>V_09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office:value-type="string" calcext:value-type="string">
            <text:p>Рівень в зб конденсату підігрівачів</text:p>
          </table:table-cell>
          <table:table-cell table:style-name="ce4" office:value-type="float" office:value="1.6" calcext:value-type="float">
            <text:p>1,6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витрата <text:s/>соку <text:s/>на випарну станцію</text:p>
          </table:table-cell>
          <table:table-cell table:style-name="ce1"/>
          <table:table-cell table:formula="of:=IF([.E44]=1;CONCATENATE([.A44];&quot; integer default '0',&quot;);&quot;&quot;)" office:value-type="string" office:string-value="V_10 integer default '0'," calcext:value-type="string">
            <text:p>V_10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витрата <text:s/>соку <text:s/>на гарячий дефекатор</text:p>
          </table:table-cell>
          <table:table-cell table:style-name="ce4" office:value-type="float" office:value="1.8" calcext:value-type="float">
            <text:p>1,8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formula="of:=IF([.E45]=1;CONCATENATE([.A45];&quot; integer default '0',&quot;);&quot;&quot;)" office:value-type="string" office:string-value="V_11 integer default '0'," calcext:value-type="string">
            <text:p>V_11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рівень у першому сатураторі</text:p>
          </table:table-cell>
          <table:table-cell table:style-name="ce4" office:value-type="string" calcext:value-type="string">
            <text:p>1,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formula="of:=IF([.E46]=1;CONCATENATE([.A46];&quot; integer default '0',&quot;);&quot;&quot;)" office:value-type="string" office:string-value="V_12 integer default '0'," calcext:value-type="string">
            <text:p>V_12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рівень у другому <text:s/>сатураторі</text:p>
          </table:table-cell>
          <table:table-cell table:style-name="ce4" office:value-type="string" calcext:value-type="string">
            <text:p>1,12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formula="of:=IF([.E47]=1;CONCATENATE([.A47];&quot; integer default '0',&quot;);&quot;&quot;)" office:value-type="string" office:string-value="V_13 integer default '0'," calcext:value-type="string">
            <text:p>V_13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рівень у холодному дефекаторі</text:p>
          </table:table-cell>
          <table:table-cell table:style-name="ce4" office:value-type="string" calcext:value-type="string">
            <text:p>1,1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formula="of:=IF([.E48]=1;CONCATENATE([.A48];&quot; integer default '0',&quot;);&quot;&quot;)" office:value-type="string" office:string-value="V_14 integer default '0'," calcext:value-type="string">
            <text:p>V_14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рівень у <text:s/>збірнику <text:s/>продувок</text:p>
          </table:table-cell>
          <table:table-cell table:style-name="ce4" office:value-type="string" calcext:value-type="string">
            <text:p>1,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formula="of:=IF([.E49]=1;CONCATENATE([.A49];&quot; integer default '0',&quot;);&quot;&quot;)" office:value-type="string" office:string-value="V_15 integer default '0'," calcext:value-type="string">
            <text:p>V_15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рівень в гар дефекаторі</text:p>
          </table:table-cell>
          <table:table-cell table:style-name="ce4" office:value-type="string" calcext:value-type="string">
            <text:p>1,18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formula="of:=IF([.E50]=1;CONCATENATE([.A50];&quot; integer default '0',&quot;);&quot;&quot;)" office:value-type="string" office:string-value="V_16 integer default '0'," calcext:value-type="string">
            <text:p>V_16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тиск сатураційного газу у колекторі</text:p>
          </table:table-cell>
          <table:table-cell table:style-name="ce4" office:value-type="string" calcext:value-type="string">
            <text:p>2,3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formula="of:=IF([.E51]=1;CONCATENATE([.A51];&quot; integer default '0',&quot;);&quot;&quot;)" office:value-type="string" office:string-value="V_17 integer default '0'," calcext:value-type="string">
            <text:p>V_17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процент вмісту СО2 у сатураційному газі</text:p>
          </table:table-cell>
          <table:table-cell table:style-name="ce4" office:value-type="string" calcext:value-type="string">
            <text:p>2,5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formula="of:=IF([.E52]=1;CONCATENATE([.A52];&quot; integer default '0',&quot;);&quot;&quot;)" office:value-type="string" office:string-value="V_18 integer default '0'," calcext:value-type="string">
            <text:p>V_18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1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Рівень в зб вапна</text:p>
          </table:table-cell>
          <table:table-cell table:style-name="ce4" office:value-type="string" calcext:value-type="string">
            <text:p>2,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3"/>
          <table:table-cell table:formula="of:=IF([.E53]=1;CONCATENATE([.A53];&quot; integer default '0',&quot;);&quot;&quot;)" office:value-type="string" office:string-value="V_19 integer default '0'," calcext:value-type="string">
            <text:p>V_19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2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тиск на контрольних фільтрах</text:p>
          </table:table-cell>
          <table:table-cell table:style-name="ce4" office:value-type="string" calcext:value-type="string">
            <text:p>2,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formula="of:=IF([.E54]=1;CONCATENATE([.A54];&quot; integer default '0',&quot;);&quot;&quot;)" office:value-type="string" office:string-value="V_20 integer default '0'," calcext:value-type="string">
            <text:p>V_20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table:style-name="ce1" office:value-type="string" calcext:value-type="string">
            <text:p>V_2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Real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значення рН <text:s/>у першому сатураторі</text:p>
          </table:table-cell>
          <table:table-cell table:style-name="ce4" office:value-type="string" calcext:value-type="string">
            <text:p>2,11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3"/>
          <table:table-cell table:formula="of:=IF([.E55]=1;CONCATENATE([.A55];&quot; integer default '0',&quot;);&quot;&quot;)" office:value-type="string" office:string-value="V_21 integer default '0'," calcext:value-type="string">
            <text:p>V_21 integer default '0',</text:p>
          </table:table-cell>
          <table:table-cell table:style-name="ce1" table:number-columns-repeated="51"/>
          <table:table-cell table:number-columns-repeated="960"/>
        </table:table-row>
        <table:table-row table:style-name="ro1">
          <table:table-cell office:value-type="string" calcext:value-type="string">
            <text:p>V_2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значення рН <text:s/>у другому сатураторі</text:p>
          </table:table-cell>
          <table:table-cell office:value-type="string" calcext:value-type="string">
            <text:p>2,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E56]=1;CONCATENATE([.A56];&quot; integer default '0',&quot;);&quot;&quot;)" office:value-type="string" office:string-value="V_22 integer default '0'," calcext:value-type="string">
            <text:p>V_2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значення рН <text:s/>у шостій зоні</text:p>
          </table:table-cell>
          <table:table-cell office:value-type="string" calcext:value-type="string">
            <text:p>2,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E57]=1;CONCATENATE([.A57];&quot; integer default '0',&quot;);&quot;&quot;)" office:value-type="string" office:string-value="V_23 integer default '0'," calcext:value-type="string">
            <text:p>V_2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2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/>нагрівання дефекованого соку до <text:s/>підігрівача <text:s/>3</text:p>
          </table:table-cell>
          <table:table-cell office:value-type="string" calcext:value-type="string">
            <text:p>2,1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E58]=1;CONCATENATE([.A58];&quot; integer default '0',&quot;);&quot;&quot;)" office:value-type="string" office:string-value="V_24 integer default '0'," calcext:value-type="string">
            <text:p>V_2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/>нагрівання дефекованого соку після підігрівача <text:s/>3</text:p>
          </table:table-cell>
          <table:table-cell office:value-type="string" calcext:value-type="string">
            <text:p>2,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[.E59]=1;CONCATENATE([.A59];&quot; integer default '0',&quot;);&quot;&quot;)" office:value-type="string" office:string-value="V_25 integer default '0'," calcext:value-type="string">
            <text:p>V_2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2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/>нагрівання <text:s/>соку першої сатурації після підігрівача</text:p>
          </table:table-cell>
          <table:table-cell office:value-type="string" calcext:value-type="string">
            <text:p>2,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[.E60]=1;CONCATENATE([.A60];&quot; integer default '0',&quot;);&quot;&quot;)" office:value-type="string" office:string-value="V_26 integer default '0'," calcext:value-type="string">
            <text:p>V_2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2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/>нагрівання <text:s/>соку другої сатурації після підігрівача</text:p>
          </table:table-cell>
          <table:table-cell office:value-type="string" calcext:value-type="string">
            <text:p>2,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[.E61]=1;CONCATENATE([.A61];&quot; integer default '0',&quot;);&quot;&quot;)" office:value-type="string" office:string-value="V_27 integer default '0'," calcext:value-type="string">
            <text:p>V_2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/>дифузійного соку</text:p>
          </table:table-cell>
          <table:table-cell office:value-type="string" calcext:value-type="string">
            <text:p>2,1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[.E62]=1;CONCATENATE([.A62];&quot; integer default '0',&quot;);&quot;&quot;)" office:value-type="string" office:string-value="V_28 integer default '0'," calcext:value-type="string">
            <text:p>V_28 integer default '0',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V_29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Rea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</text:p>
          </table:table-cell>
          <table:table-cell table:style-name="ce9" office:value-type="string" calcext:value-type="string">
            <text:p>Температура продувки відстійника</text:p>
          </table:table-cell>
          <table:table-cell office:value-type="string" calcext:value-type="string">
            <text:p>2,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IF([.E63]=1;CONCATENATE([.A63];&quot; integer default '0',&quot;);&quot;&quot;)" office:value-type="string" office:string-value="V_29 integer default '0'," calcext:value-type="string">
            <text:p>V_2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потужність насосу подачі на деф. 2 сат.</text:p>
          </table:table-cell>
          <table:table-cell office:value-type="string" calcext:value-type="string">
            <text:p>2,1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IF([.E64]=1;CONCATENATE([.A64];&quot; integer default '0',&quot;);&quot;&quot;)" office:value-type="string" office:string-value="V_30 integer default '0'," calcext:value-type="string">
            <text:p>V_3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2,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IF([.E65]=1;CONCATENATE([.A65];&quot; integer default '0',&quot;);&quot;&quot;)" office:value-type="string" office:string-value="V_31 integer default '0'," calcext:value-type="string">
            <text:p>V_3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итрата суспензії з відстійника</text:p>
          </table:table-cell>
          <table:table-cell office:value-type="string" calcext:value-type="string">
            <text:p>2,18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IF([.E66]=1;CONCATENATE([.A66];&quot; integer default '0',&quot;);&quot;&quot;)" office:value-type="string" office:string-value="V_32 integer default '0'," calcext:value-type="string">
            <text:p>V_3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оку першої сатурації</text:p>
          </table:table-cell>
          <table:table-cell table:style-name="Default" office:value-type="string" calcext:value-type="string">
            <text:p>3,1-2-3</text:p>
          </table:table-cell>
          <table:table-cell table:number-columns-repeated="4"/>
          <table:table-cell table:formula="of:=IF([.E67]=1;CONCATENATE([.A67];&quot; integer default '0',&quot;);&quot;&quot;)" office:value-type="string" office:string-value="V_33 integer default '0'," calcext:value-type="string">
            <text:p>V_3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соку другої сатурації</text:p>
          </table:table-cell>
          <table:table-cell table:style-name="Default" office:value-type="string" calcext:value-type="string">
            <text:p>3,4-5-6</text:p>
          </table:table-cell>
          <table:table-cell table:number-columns-repeated="4"/>
          <table:table-cell table:formula="of:=IF([.E68]=1;CONCATENATE([.A68];&quot; integer default '0',&quot;);&quot;&quot;)" office:value-type="string" office:string-value="V_34 integer default '0'," calcext:value-type="string">
            <text:p>V_3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/>у холодному дефекаторі</text:p>
          </table:table-cell>
          <table:table-cell table:style-name="Default" office:value-type="string" calcext:value-type="string">
            <text:p>3,7-8-9</text:p>
          </table:table-cell>
          <table:table-cell table:number-columns-repeated="4"/>
          <table:table-cell table:formula="of:=IF([.E69]=1;CONCATENATE([.A69];&quot; integer default '0',&quot;);&quot;&quot;)" office:value-type="string" office:string-value="V_35 integer default '0'," calcext:value-type="string">
            <text:p>V_3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<text:s text:c="2"/>у гарячому дефекаторі</text:p>
          </table:table-cell>
          <table:table-cell table:style-name="Default" office:value-type="string" calcext:value-type="string">
            <text:p>3,10-11-12</text:p>
          </table:table-cell>
          <table:table-cell table:number-columns-repeated="4"/>
          <table:table-cell table:formula="of:=IF([.E70]=1;CONCATENATE([.A70];&quot; integer default '0',&quot;);&quot;&quot;)" office:value-type="string" office:string-value="V_36 integer default '0'," calcext:value-type="string">
            <text:p>V_3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родувки гарячого дефекатора</text:p>
          </table:table-cell>
          <table:table-cell table:style-name="Default" office:value-type="string" calcext:value-type="string">
            <text:p>3,13-14-15</text:p>
          </table:table-cell>
          <table:table-cell table:number-columns-repeated="4"/>
          <table:table-cell table:formula="of:=IF([.E71]=1;CONCATENATE([.A71];&quot; integer default '0',&quot;);&quot;&quot;)" office:value-type="string" office:string-value="V_37 integer default '0'," calcext:value-type="string">
            <text:p>V_3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родувки першого сатуратора</text:p>
          </table:table-cell>
          <table:table-cell table:style-name="Default" office:value-type="string" calcext:value-type="string">
            <text:p>3,16-17-18</text:p>
          </table:table-cell>
          <table:table-cell table:number-columns-repeated="4"/>
          <table:table-cell table:formula="of:=IF([.E72]=1;CONCATENATE([.A72];&quot; integer default '0',&quot;);&quot;&quot;)" office:value-type="string" office:string-value="V_38 integer default '0'," calcext:value-type="string">
            <text:p>V_3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3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температура продувки другого сатуратора</text:p>
          </table:table-cell>
          <table:table-cell table:style-name="Default" office:value-type="string" calcext:value-type="string">
            <text:p>3.19-20-21</text:p>
          </table:table-cell>
          <table:table-cell table:number-columns-repeated="4"/>
          <table:table-cell table:formula="of:=IF([.E73]=1;CONCATENATE([.A73];&quot; integer default '0',&quot;);&quot;&quot;)" office:value-type="string" office:string-value="V_39 integer default '0'," calcext:value-type="string">
            <text:p>V_3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3</text:p>
          </table:table-cell>
          <table:table-cell table:number-columns-repeated="2"/>
          <table:table-cell table:formula="of:=CONCATENATE(&quot;Res:=Retain_F(&quot;;[.A74];&quot;,&quot;;[.J74];&quot;);&quot;)" office:value-type="string" office:string-value="Res:=Retain_F(C_01,);" calcext:value-type="string">
            <text:p>Res:=Retain_F(C_01,);</text:p>
          </table:table-cell>
          <table:table-cell/>
          <table:table-cell table:formula="of:=IF([.E74]=1;CONCATENATE([.A74];&quot; integer default '0',&quot;);&quot;&quot;)" office:value-type="string" office:string-value="C_01 integer default '0'," calcext:value-type="string">
            <text:p>C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4</text:p>
          </table:table-cell>
          <table:table-cell table:number-columns-repeated="2"/>
          <table:table-cell table:formula="of:=CONCATENATE(&quot;Res:=Retain_F(&quot;;[.A75];&quot;,&quot;;[.J75];&quot;);&quot;)" office:value-type="string" office:string-value="Res:=Retain_F(C_02,);" calcext:value-type="string">
            <text:p>Res:=Retain_F(C_02,);</text:p>
          </table:table-cell>
          <table:table-cell/>
          <table:table-cell table:formula="of:=IF([.E75]=1;CONCATENATE([.A75];&quot; integer default '0',&quot;);&quot;&quot;)" office:value-type="string" office:string-value="C_02 integer default '0'," calcext:value-type="string">
            <text:p>C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5</text:p>
          </table:table-cell>
          <table:table-cell table:number-columns-repeated="2"/>
          <table:table-cell table:formula="of:=CONCATENATE(&quot;Res:=Retain_F(&quot;;[.A76];&quot;,&quot;;[.J76];&quot;);&quot;)" office:value-type="string" office:string-value="Res:=Retain_F(C_03,);" calcext:value-type="string">
            <text:p>Res:=Retain_F(C_03,);</text:p>
          </table:table-cell>
          <table:table-cell/>
          <table:table-cell table:formula="of:=IF([.E76]=1;CONCATENATE([.A76];&quot; integer default '0',&quot;);&quot;&quot;)" office:value-type="string" office:string-value="C_03 integer default '0'," calcext:value-type="string">
            <text:p>C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6</text:p>
          </table:table-cell>
          <table:table-cell table:number-columns-repeated="2"/>
          <table:table-cell table:formula="of:=CONCATENATE(&quot;Res:=Retain_F(&quot;;[.A77];&quot;,&quot;;[.J77];&quot;);&quot;)" office:value-type="string" office:string-value="Res:=Retain_F(C_04,);" calcext:value-type="string">
            <text:p>Res:=Retain_F(C_04,);</text:p>
          </table:table-cell>
          <table:table-cell/>
          <table:table-cell table:formula="of:=IF([.E77]=1;CONCATENATE([.A77];&quot; integer default '0',&quot;);&quot;&quot;)" office:value-type="string" office:string-value="C_04 integer default '0'," calcext:value-type="string">
            <text:p>C_0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7</text:p>
          </table:table-cell>
          <table:table-cell table:number-columns-repeated="2"/>
          <table:table-cell table:formula="of:=CONCATENATE(&quot;Res:=Retain_F(&quot;;[.A78];&quot;,&quot;;[.J78];&quot;);&quot;)" office:value-type="string" office:string-value="Res:=Retain_F(C_05,);" calcext:value-type="string">
            <text:p>Res:=Retain_F(C_05,);</text:p>
          </table:table-cell>
          <table:table-cell/>
          <table:table-cell table:formula="of:=IF([.E78]=1;CONCATENATE([.A78];&quot; integer default '0',&quot;);&quot;&quot;)" office:value-type="string" office:string-value="C_05 integer default '0'," calcext:value-type="string">
            <text:p>C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8</text:p>
          </table:table-cell>
          <table:table-cell table:number-columns-repeated="2"/>
          <table:table-cell table:formula="of:=CONCATENATE(&quot;Res:=Retain_F(&quot;;[.A79];&quot;,&quot;;[.J79];&quot;);&quot;)" office:value-type="string" office:string-value="Res:=Retain_F(C_06,);" calcext:value-type="string">
            <text:p>Res:=Retain_F(C_06,);</text:p>
          </table:table-cell>
          <table:table-cell/>
          <table:table-cell table:formula="of:=IF([.E79]=1;CONCATENATE([.A79];&quot; integer default '0',&quot;);&quot;&quot;)" office:value-type="string" office:string-value="C_06 integer default '0'," calcext:value-type="string">
            <text:p>C_0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7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59</text:p>
          </table:table-cell>
          <table:table-cell table:number-columns-repeated="2"/>
          <table:table-cell table:formula="of:=CONCATENATE(&quot;Res:=Retain_F(&quot;;[.A80];&quot;,&quot;;[.J80];&quot;);&quot;)" office:value-type="string" office:string-value="Res:=Retain_F(C_07,);" calcext:value-type="string">
            <text:p>Res:=Retain_F(C_07,);</text:p>
          </table:table-cell>
          <table:table-cell/>
          <table:table-cell table:formula="of:=IF([.E80]=1;CONCATENATE([.A80];&quot; integer default '0',&quot;);&quot;&quot;)" office:value-type="string" office:string-value="C_07 integer default '0'," calcext:value-type="string">
            <text:p>C_0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0</text:p>
          </table:table-cell>
          <table:table-cell table:number-columns-repeated="2"/>
          <table:table-cell table:formula="of:=CONCATENATE(&quot;Res:=Retain_F(&quot;;[.A81];&quot;,&quot;;[.J81];&quot;);&quot;)" office:value-type="string" office:string-value="Res:=Retain_F(C_08,);" calcext:value-type="string">
            <text:p>Res:=Retain_F(C_08,);</text:p>
          </table:table-cell>
          <table:table-cell/>
          <table:table-cell table:formula="of:=IF([.E81]=1;CONCATENATE([.A81];&quot; integer default '0',&quot;);&quot;&quot;)" office:value-type="string" office:string-value="C_08 integer default '0'," calcext:value-type="string">
            <text:p>C_0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0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1</text:p>
          </table:table-cell>
          <table:table-cell table:number-columns-repeated="2"/>
          <table:table-cell table:formula="of:=CONCATENATE(&quot;Res:=Retain_F(&quot;;[.A82];&quot;,&quot;;[.J82];&quot;);&quot;)" office:value-type="string" office:string-value="Res:=Retain_F(C_09,);" calcext:value-type="string">
            <text:p>Res:=Retain_F(C_09,);</text:p>
          </table:table-cell>
          <table:table-cell/>
          <table:table-cell table:formula="of:=IF([.E82]=1;CONCATENATE([.A82];&quot; integer default '0',&quot;);&quot;&quot;)" office:value-type="string" office:string-value="C_09 integer default '0'," calcext:value-type="string">
            <text:p>C_0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2</text:p>
          </table:table-cell>
          <table:table-cell table:number-columns-repeated="2"/>
          <table:table-cell table:formula="of:=CONCATENATE(&quot;Res:=Retain_F(&quot;;[.A83];&quot;,&quot;;[.J83];&quot;);&quot;)" office:value-type="string" office:string-value="Res:=Retain_F(C_10,);" calcext:value-type="string">
            <text:p>Res:=Retain_F(C_10,);</text:p>
          </table:table-cell>
          <table:table-cell/>
          <table:table-cell table:formula="of:=IF([.E83]=1;CONCATENATE([.A83];&quot; integer default '0',&quot;);&quot;&quot;)" office:value-type="string" office:string-value="C_10 integer default '0'," calcext:value-type="string">
            <text:p>C_1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3</text:p>
          </table:table-cell>
          <table:table-cell table:number-columns-repeated="2"/>
          <table:table-cell table:formula="of:=CONCATENATE(&quot;Res:=Retain_F(&quot;;[.A84];&quot;,&quot;;[.J84];&quot;);&quot;)" office:value-type="string" office:string-value="Res:=Retain_F(C_11,);" calcext:value-type="string">
            <text:p>Res:=Retain_F(C_11,);</text:p>
          </table:table-cell>
          <table:table-cell/>
          <table:table-cell table:formula="of:=IF([.E84]=1;CONCATENATE([.A84];&quot; integer default '0',&quot;);&quot;&quot;)" office:value-type="string" office:string-value="C_11 integer default '0'," calcext:value-type="string">
            <text:p>C_1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264</text:p>
          </table:table-cell>
          <table:table-cell table:number-columns-repeated="2"/>
          <table:table-cell table:formula="of:=CONCATENATE(&quot;Res:=Retain_F(&quot;;[.A85];&quot;,&quot;;[.J85];&quot;);&quot;)" office:value-type="string" office:string-value="Res:=Retain_F(C_12,);" calcext:value-type="string">
            <text:p>Res:=Retain_F(C_12,);</text:p>
          </table:table-cell>
          <table:table-cell/>
          <table:table-cell table:formula="of:=IF([.E85]=1;CONCATENATE([.A85];&quot; integer default '0',&quot;);&quot;&quot;)" office:value-type="string" office:string-value="C_12 integer default '0'," calcext:value-type="string">
            <text:p>C_1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5</text:p>
          </table:table-cell>
          <table:table-cell table:number-columns-repeated="2"/>
          <table:table-cell table:formula="of:=CONCATENATE(&quot;Res:=Retain_F(&quot;;[.A86];&quot;,&quot;;[.J86];&quot;);&quot;)" office:value-type="string" office:string-value="Res:=Retain_F(C_13,);" calcext:value-type="string">
            <text:p>Res:=Retain_F(C_13,);</text:p>
          </table:table-cell>
          <table:table-cell/>
          <table:table-cell table:formula="of:=IF([.E86]=1;CONCATENATE([.A86];&quot; integer default '0',&quot;);&quot;&quot;)" office:value-type="string" office:string-value="C_13 integer default '0'," calcext:value-type="string">
            <text:p>C_1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6</text:p>
          </table:table-cell>
          <table:table-cell table:number-columns-repeated="2"/>
          <table:table-cell table:formula="of:=CONCATENATE(&quot;Res:=Retain_F(&quot;;[.A87];&quot;,&quot;;[.J87];&quot;);&quot;)" office:value-type="string" office:string-value="Res:=Retain_F(C_14,);" calcext:value-type="string">
            <text:p>Res:=Retain_F(C_14,);</text:p>
          </table:table-cell>
          <table:table-cell/>
          <table:table-cell table:formula="of:=IF([.E87]=1;CONCATENATE([.A87];&quot; integer default '0',&quot;);&quot;&quot;)" office:value-type="string" office:string-value="C_14 integer default '0'," calcext:value-type="string">
            <text:p>C_1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office:value-type="string" calcext:value-type="string">
            <text:p>267</text:p>
          </table:table-cell>
          <table:table-cell table:number-columns-repeated="2"/>
          <table:table-cell table:formula="of:=CONCATENATE(&quot;Res:=Retain_F(&quot;;[.A88];&quot;,&quot;;[.J88];&quot;);&quot;)" office:value-type="string" office:string-value="Res:=Retain_F(C_15,);" calcext:value-type="string">
            <text:p>Res:=Retain_F(C_15,);</text:p>
          </table:table-cell>
          <table:table-cell/>
          <table:table-cell table:formula="of:=IF([.E88]=1;CONCATENATE([.A88];&quot; integer default '0',&quot;);&quot;&quot;)" office:value-type="string" office:string-value="C_15 integer default '0'," calcext:value-type="string">
            <text:p>C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Клапан</text:p>
          </table:table-cell>
          <table:table-cell office:value-type="string" calcext:value-type="string">
            <text:p>268</text:p>
          </table:table-cell>
          <table:table-cell table:number-columns-repeated="2"/>
          <table:table-cell table:formula="of:=CONCATENATE(&quot;Res:=Retain_F(&quot;;[.A89];&quot;,&quot;;[.J89];&quot;);&quot;)" office:value-type="string" office:string-value="Res:=Retain_F(C_16,);" calcext:value-type="string">
            <text:p>Res:=Retain_F(C_16,);</text:p>
          </table:table-cell>
          <table:table-cell/>
          <table:table-cell table:formula="of:=IF([.E89]=1;CONCATENATE([.A89];&quot; integer default '0',&quot;);&quot;&quot;)" office:value-type="string" office:string-value="C_16 integer default '0'," calcext:value-type="string">
            <text:p>C_1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0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5"/>
          <table:table-cell table:formula="of:=IF([.E90]=1;CONCATENATE([.A90];&quot; integer default '0',&quot;);&quot;&quot;)" office:value-type="string" office:string-value="Spr_01 integer default '0'," calcext:value-type="string">
            <text:p>Spr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0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5"/>
          <table:table-cell table:formula="of:=IF([.E91]=1;CONCATENATE([.A91];&quot; integer default '0',&quot;);&quot;&quot;)" office:value-type="string" office:string-value="Spr_02 integer default '0'," calcext:value-type="string">
            <text:p>Spr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0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5"/>
          <table:table-cell table:formula="of:=IF([.E92]=1;CONCATENATE([.A92];&quot; integer default '0',&quot;);&quot;&quot;)" office:value-type="string" office:string-value="Spr_03 integer default '0'," calcext:value-type="string">
            <text:p>Spr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0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V_06</text:p>
          </table:table-cell>
          <table:table-cell table:number-columns-repeated="6"/>
          <table:table-cell table:formula="of:=IF([.E93]=1;CONCATENATE([.A93];&quot; integer default '0',&quot;);&quot;&quot;)" office:value-type="string" office:string-value="Spr_07 integer default '0'," calcext:value-type="string">
            <text:p>Spr_0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0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V_07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5"/>
          <table:table-cell table:formula="of:=IF([.E94]=1;CONCATENATE([.A94];&quot; integer default '0',&quot;);&quot;&quot;)" office:value-type="string" office:string-value="Spr_08 integer default '0'," calcext:value-type="string">
            <text:p>Spr_0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1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V_08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5"/>
          <table:table-cell table:formula="of:=IF([.E95]=1;CONCATENATE([.A95];&quot; integer default '0',&quot;);&quot;&quot;)" office:value-type="string" office:string-value="Spr_12 integer default '0'," calcext:value-type="string">
            <text:p>Spr_1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r_1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V_11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5"/>
          <table:table-cell table:formula="of:=IF([.E96]=1;CONCATENATE([.A96];&quot; integer default '0',&quot;);&quot;&quot;)" office:value-type="string" office:string-value="Spr_15 integer default '0'," calcext:value-type="string">
            <text:p>Spr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V_11</text:p>
          </table:table-cell>
          <table:table-cell office:value-type="string" calcext:value-type="string">
            <text:p>Потік із основної дефекації</text:p>
          </table:table-cell>
          <table:table-cell table:number-columns-repeated="5"/>
          <table:table-cell table:formula="of:=IF([.E97]=1;CONCATENATE([.A97];&quot; integer default '0',&quot;);&quot;&quot;)" office:value-type="string" office:string-value="V_40 integer default '0'," calcext:value-type="string">
            <text:p>V_4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рівень у напірному збірнику фільтрів першої сатурації(по мережі)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IF([.E98]=1;CONCATENATE([.A98];&quot; integer default '0',&quot;);&quot;&quot;)" office:value-type="string" office:string-value="V_41 integer default '0'," calcext:value-type="string">
            <text:p>V_4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рівень у збірнику часткової вигрузки (по мережі)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IF([.E99]=1;CONCATENATE([.A99];&quot; integer default '0',&quot;);&quot;&quot;)" office:value-type="string" office:string-value="V_42 integer default '0'," calcext:value-type="string">
            <text:p>V_4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рівень у <text:s/>збірнику <text:s/>чистого соку фільтрів першої сатурації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IF([.E100]=1;CONCATENATE([.A100];&quot; integer default '0',&quot;);&quot;&quot;)" office:value-type="string" office:string-value="V_43 integer default '0'," calcext:value-type="string">
            <text:p>V_4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витрата суспензії <text:s/>фільтрів пресів (по мережі)</text:p>
          </table:table-cell>
          <table:table-cell office:value-type="string" calcext:value-type="string">
            <text:p>k</text:p>
          </table:table-cell>
          <table:table-cell table:number-columns-repeated="4"/>
          <table:table-cell table:formula="of:=IF([.E101]=1;CONCATENATE([.A101];&quot; integer default '0',&quot;);&quot;&quot;)" office:value-type="string" office:string-value="V_44 integer default '0'," calcext:value-type="string">
            <text:p>V_4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рівень у <text:s/>збірнику <text:s/>осаду <text:s/>фільтрів першої сатурації</text:p>
          </table:table-cell>
          <table:table-cell office:value-type="string" calcext:value-type="string">
            <text:p>k</text:p>
          </table:table-cell>
          <table:table-cell table:number-columns-repeated="4"/>
          <table:table-cell table:formula="of:=IF([.E102]=1;CONCATENATE([.A102];&quot; integer default '0',&quot;);&quot;&quot;)" office:value-type="string" office:string-value="V_45 integer default '0'," calcext:value-type="string">
            <text:p>V_4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Рівень в зб нф соку 1 сат</text:p>
          </table:table-cell>
          <table:table-cell office:value-type="string" calcext:value-type="string">
            <text:p>f</text:p>
          </table:table-cell>
          <table:table-cell table:number-columns-repeated="4"/>
          <table:table-cell table:formula="of:=IF([.E103]=1;CONCATENATE([.A103];&quot; integer default '0',&quot;);&quot;&quot;)" office:value-type="string" office:string-value="V_46 integer default '0'," calcext:value-type="string">
            <text:p>V_4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Рівень в зб кондесату</text:p>
          </table:table-cell>
          <table:table-cell table:number-columns-repeated="5"/>
          <table:table-cell table:formula="of:=IF([.E104]=1;CONCATENATE([.A104];&quot; integer default '0',&quot;);&quot;&quot;)" office:value-type="string" office:string-value="C_17 integer default '0'," calcext:value-type="string">
            <text:p>C_17 integer default '0',</text:p>
          </table:table-cell>
          <table:table-cell table:number-columns-repeated="1011"/>
        </table:table-row>
        <table:table-row table:style-name="ro1">
          <table:table-cell table:formula="of:=[Аркуш2.H20]" office:value-type="string" office:string-value="C_18" calcext:value-type="string">
            <text:p>C_1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table:number-columns-repeated="5"/>
          <table:table-cell table:formula="of:=IF([.E105]=1;CONCATENATE([.A105];&quot; integer default '0',&quot;);&quot;&quot;)" office:value-type="string" office:string-value="C_18 integer default '0'," calcext:value-type="string">
            <text:p>C_18 integer default '0',</text:p>
          </table:table-cell>
          <table:table-cell table:number-columns-repeated="1011"/>
        </table:table-row>
        <table:table-row table:style-name="ro1">
          <table:table-cell table:formula="of:=[Аркуш2.H21]" office:value-type="string" office:string-value="C_19" calcext:value-type="string">
            <text:p>C_1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Насос</text:p>
          </table:table-cell>
          <table:table-cell table:number-columns-repeated="5"/>
          <table:table-cell table:formula="of:=IF([.E106]=1;CONCATENATE([.A106];&quot; integer default '0',&quot;);&quot;&quot;)" office:value-type="string" office:string-value="C_19 integer default '0'," calcext:value-type="string">
            <text:p>C_1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Газодувка</text:p>
          </table:table-cell>
          <table:table-cell table:number-columns-repeated="5"/>
          <table:table-cell table:formula="of:=IF([.E107]=1;CONCATENATE([.A107];&quot; integer default '0',&quot;);&quot;&quot;)" office:value-type="string" office:string-value="C_20 integer default '0'," calcext:value-type="string">
            <text:p>C_2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2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table:number-columns-repeated="6"/>
          <table:table-cell table:formula="of:=IF([.E108]=1;CONCATENATE([.A108];&quot; integer default '0',&quot;);&quot;&quot;)" office:value-type="string" office:string-value="C_21 integer default '0'," calcext:value-type="string">
            <text:p>C_2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_2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Дозатор флокулянта №1</text:p>
          </table:table-cell>
          <table:table-cell table:number-columns-repeated="5"/>
          <table:table-cell table:formula="of:=IF([.E109]=1;CONCATENATE([.A109];&quot; integer default '0',&quot;);&quot;&quot;)" office:value-type="string" office:string-value="C_22 integer default '0'," calcext:value-type="string">
            <text:p>C_2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Напруга двигуна газодувки</text:p>
          </table:table-cell>
          <table:table-cell table:number-columns-repeated="5"/>
          <table:table-cell table:formula="of:=IF([.E110]=1;CONCATENATE([.A110];&quot; integer default '0',&quot;);&quot;&quot;)" office:value-type="string" office:string-value="V_47 integer default '0'," calcext:value-type="string">
            <text:p>V_4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Струм дивигуна газодувки</text:p>
          </table:table-cell>
          <table:table-cell table:number-columns-repeated="5"/>
          <table:table-cell table:formula="of:=IF([.E111]=1;CONCATENATE([.A111];&quot; integer default '0',&quot;);&quot;&quot;)" office:value-type="string" office:string-value="V_48 integer default '0'," calcext:value-type="string">
            <text:p>V_4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49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Частота двигуна газодувки</text:p>
          </table:table-cell>
          <table:table-cell table:number-columns-repeated="5"/>
          <table:table-cell table:formula="of:=IF([.E112]=1;CONCATENATE([.A112];&quot; integer default '0',&quot;);&quot;&quot;)" office:value-type="string" office:string-value="V_49 integer default '0'," calcext:value-type="string">
            <text:p>V_4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_5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_48</text:p>
          </table:table-cell>
          <table:table-cell office:value-type="string" calcext:value-type="string">
            <text:p>Струм дивигуна газодувки (зглжений)</text:p>
          </table:table-cell>
          <table:table-cell table:number-columns-repeated="5"/>
          <table:table-cell table:formula="of:=IF([.E113]=1;CONCATENATE([.A113];&quot; integer default '0',&quot;);&quot;&quot;)" office:value-type="string" office:string-value="V_50 integer default '0'," calcext:value-type="string">
            <text:p>V_5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_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Віртуальна витрата соку 1 сатурації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r_1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66]" office:value-type="string" office:string-value="V_32" calcext:value-type="string">
            <text:p>V_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_2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0 100</text:p>
          </table:table-cell>
          <table:table-cell office:value-type="string" calcext:value-type="string">
            <text:p>Дозатор флокулянта №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Spr_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Re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V_17</text:p>
          </table:table-cell>
          <table:table-cell office:value-type="string" calcext:value-type="string">
            <text:p>Розрахункове завдання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number-columns-repeated="6"/>
          <table:table-cell table:formula="of:=IF([.E121]=1;CONCATENATE([.A12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122];&quot;:=INT_REAL(eep_n_r(&quot;;[.I122];&quot;));&quot;)" office:value-type="string" office:string-value="Kpr_01:=INT_REAL(eep_n_r(1));" calcext:value-type="string">
            <text:p>Kpr_01:=INT_REAL(eep_n_r(1));</text:p>
          </table:table-cell>
          <table:table-cell table:formula="of:=CONCATENATE(&quot;Res:=eep_n_w(&quot;;[.I122];&quot;,REAL_INT(&quot;;[.A122];&quot;));&quot;)" office:value-type="string" office:string-value="Res:=eep_n_w(1,REAL_INT(Kpr_01));" calcext:value-type="string">
            <text:p>Res:=eep_n_w(1,REAL_INT(Kpr_01));</text:p>
          </table:table-cell>
          <table:table-cell table:formula="of:=IF([.E122]=1;CONCATENATE([.A12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123];&quot;:=INT_REAL(eep_n_r(&quot;;[.I123];&quot;));&quot;)" office:value-type="string" office:string-value="Kpr_02:=INT_REAL(eep_n_r(2));" calcext:value-type="string">
            <text:p>Kpr_02:=INT_REAL(eep_n_r(2));</text:p>
          </table:table-cell>
          <table:table-cell table:formula="of:=CONCATENATE(&quot;Res:=eep_n_w(&quot;;[.I123];&quot;,REAL_INT(&quot;;[.A123];&quot;));&quot;)" office:value-type="string" office:string-value="Res:=eep_n_w(2,REAL_INT(Kpr_02));" calcext:value-type="string">
            <text:p>Res:=eep_n_w(2,REAL_INT(Kpr_02));</text:p>
          </table:table-cell>
          <table:table-cell table:formula="of:=IF([.E123]=1;CONCATENATE([.A12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A124];&quot;:=INT_REAL(eep_n_r(&quot;;[.I124];&quot;));&quot;)" office:value-type="string" office:string-value="Kpr_03:=INT_REAL(eep_n_r(3));" calcext:value-type="string">
            <text:p>Kpr_03:=INT_REAL(eep_n_r(3));</text:p>
          </table:table-cell>
          <table:table-cell table:formula="of:=CONCATENATE(&quot;Res:=eep_n_w(&quot;;[.I124];&quot;,REAL_INT(&quot;;[.A124];&quot;));&quot;)" office:value-type="string" office:string-value="Res:=eep_n_w(3,REAL_INT(Kpr_03));" calcext:value-type="string">
            <text:p>Res:=eep_n_w(3,REAL_INT(Kpr_03));</text:p>
          </table:table-cell>
          <table:table-cell table:formula="of:=IF([.E124]=1;CONCATENATE([.A12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A125];&quot;:=INT_REAL(eep_n_r(&quot;;[.I125];&quot;));&quot;)" office:value-type="string" office:string-value="Kpr_04:=INT_REAL(eep_n_r(4));" calcext:value-type="string">
            <text:p>Kpr_04:=INT_REAL(eep_n_r(4));</text:p>
          </table:table-cell>
          <table:table-cell table:formula="of:=CONCATENATE(&quot;Res:=eep_n_w(&quot;;[.I125];&quot;,REAL_INT(&quot;;[.A125];&quot;));&quot;)" office:value-type="string" office:string-value="Res:=eep_n_w(4,REAL_INT(Kpr_04));" calcext:value-type="string">
            <text:p>Res:=eep_n_w(4,REAL_INT(Kpr_04));</text:p>
          </table:table-cell>
          <table:table-cell table:formula="of:=IF([.E125]=1;CONCATENATE([.A12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A126];&quot;:=INT_REAL(eep_n_r(&quot;;[.I126];&quot;));&quot;)" office:value-type="string" office:string-value="Kpr_05:=INT_REAL(eep_n_r(5));" calcext:value-type="string">
            <text:p>Kpr_05:=INT_REAL(eep_n_r(5));</text:p>
          </table:table-cell>
          <table:table-cell table:formula="of:=CONCATENATE(&quot;Res:=eep_n_w(&quot;;[.I126];&quot;,REAL_INT(&quot;;[.A126];&quot;));&quot;)" office:value-type="string" office:string-value="Res:=eep_n_w(5,REAL_INT(Kpr_05));" calcext:value-type="string">
            <text:p>Res:=eep_n_w(5,REAL_INT(Kpr_05));</text:p>
          </table:table-cell>
          <table:table-cell table:formula="of:=IF([.E126]=1;CONCATENATE([.A12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127];&quot;:=INT_REAL(eep_n_r(&quot;;[.I127];&quot;));&quot;)" office:value-type="string" office:string-value="Kpr_06:=INT_REAL(eep_n_r(6));" calcext:value-type="string">
            <text:p>Kpr_06:=INT_REAL(eep_n_r(6));</text:p>
          </table:table-cell>
          <table:table-cell table:formula="of:=CONCATENATE(&quot;Res:=eep_n_w(&quot;;[.I127];&quot;,REAL_INT(&quot;;[.A127];&quot;));&quot;)" office:value-type="string" office:string-value="Res:=eep_n_w(6,REAL_INT(Kpr_06));" calcext:value-type="string">
            <text:p>Res:=eep_n_w(6,REAL_INT(Kpr_06));</text:p>
          </table:table-cell>
          <table:table-cell table:formula="of:=IF([.E127]=1;CONCATENATE([.A12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A128];&quot;:=INT_REAL(eep_n_r(&quot;;[.I128];&quot;));&quot;)" office:value-type="string" office:string-value="Kpr_07:=INT_REAL(eep_n_r(7));" calcext:value-type="string">
            <text:p>Kpr_07:=INT_REAL(eep_n_r(7));</text:p>
          </table:table-cell>
          <table:table-cell table:formula="of:=CONCATENATE(&quot;Res:=eep_n_w(&quot;;[.I128];&quot;,REAL_INT(&quot;;[.A128];&quot;));&quot;)" office:value-type="string" office:string-value="Res:=eep_n_w(7,REAL_INT(Kpr_07));" calcext:value-type="string">
            <text:p>Res:=eep_n_w(7,REAL_INT(Kpr_07));</text:p>
          </table:table-cell>
          <table:table-cell table:formula="of:=IF([.E128]=1;CONCATENATE([.A12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8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A129];&quot;:=INT_REAL(eep_n_r(&quot;;[.I129];&quot;));&quot;)" office:value-type="string" office:string-value="Kpr_08:=INT_REAL(eep_n_r(8));" calcext:value-type="string">
            <text:p>Kpr_08:=INT_REAL(eep_n_r(8));</text:p>
          </table:table-cell>
          <table:table-cell table:formula="of:=CONCATENATE(&quot;Res:=eep_n_w(&quot;;[.I129];&quot;,REAL_INT(&quot;;[.A129];&quot;));&quot;)" office:value-type="string" office:string-value="Res:=eep_n_w(8,REAL_INT(Kpr_08));" calcext:value-type="string">
            <text:p>Res:=eep_n_w(8,REAL_INT(Kpr_08));</text:p>
          </table:table-cell>
          <table:table-cell table:formula="of:=IF([.E129]=1;CONCATENATE([.A12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0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A130];&quot;:=INT_REAL(eep_n_r(&quot;;[.I130];&quot;));&quot;)" office:value-type="string" office:string-value="Kpr_09:=INT_REAL(eep_n_r(9));" calcext:value-type="string">
            <text:p>Kpr_09:=INT_REAL(eep_n_r(9));</text:p>
          </table:table-cell>
          <table:table-cell table:formula="of:=CONCATENATE(&quot;Res:=eep_n_w(&quot;;[.I130];&quot;,REAL_INT(&quot;;[.A130];&quot;));&quot;)" office:value-type="string" office:string-value="Res:=eep_n_w(9,REAL_INT(Kpr_09));" calcext:value-type="string">
            <text:p>Res:=eep_n_w(9,REAL_INT(Kpr_09));</text:p>
          </table:table-cell>
          <table:table-cell table:formula="of:=IF([.E130]=1;CONCATENATE([.A13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[.A131];&quot;:=INT_REAL(eep_n_r(&quot;;[.I131];&quot;));&quot;)" office:value-type="string" office:string-value="Kpr_10:=INT_REAL(eep_n_r(10));" calcext:value-type="string">
            <text:p>Kpr_10:=INT_REAL(eep_n_r(10));</text:p>
          </table:table-cell>
          <table:table-cell table:formula="of:=CONCATENATE(&quot;Res:=eep_n_w(&quot;;[.I131];&quot;,REAL_INT(&quot;;[.A131];&quot;));&quot;)" office:value-type="string" office:string-value="Res:=eep_n_w(10,REAL_INT(Kpr_10));" calcext:value-type="string">
            <text:p>Res:=eep_n_w(10,REAL_INT(Kpr_10));</text:p>
          </table:table-cell>
          <table:table-cell table:formula="of:=IF([.E131]=1;CONCATENATE([.A13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A132];&quot;:=INT_REAL(eep_n_r(&quot;;[.I132];&quot;));&quot;)" office:value-type="string" office:string-value="Kpr_11:=INT_REAL(eep_n_r(11));" calcext:value-type="string">
            <text:p>Kpr_11:=INT_REAL(eep_n_r(11));</text:p>
          </table:table-cell>
          <table:table-cell table:formula="of:=CONCATENATE(&quot;Res:=eep_n_w(&quot;;[.I132];&quot;,REAL_INT(&quot;;[.A132];&quot;));&quot;)" office:value-type="string" office:string-value="Res:=eep_n_w(11,REAL_INT(Kpr_11));" calcext:value-type="string">
            <text:p>Res:=eep_n_w(11,REAL_INT(Kpr_11));</text:p>
          </table:table-cell>
          <table:table-cell table:formula="of:=IF([.E132]=1;CONCATENATE([.A13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A133];&quot;:=INT_REAL(eep_n_r(&quot;;[.I133];&quot;));&quot;)" office:value-type="string" office:string-value="Kpr_12:=INT_REAL(eep_n_r(12));" calcext:value-type="string">
            <text:p>Kpr_12:=INT_REAL(eep_n_r(12));</text:p>
          </table:table-cell>
          <table:table-cell table:formula="of:=CONCATENATE(&quot;Res:=eep_n_w(&quot;;[.I133];&quot;,REAL_INT(&quot;;[.A133];&quot;));&quot;)" office:value-type="string" office:string-value="Res:=eep_n_w(12,REAL_INT(Kpr_12));" calcext:value-type="string">
            <text:p>Res:=eep_n_w(12,REAL_INT(Kpr_12));</text:p>
          </table:table-cell>
          <table:table-cell table:formula="of:=IF([.E133]=1;CONCATENATE([.A13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[.A134];&quot;:=INT_REAL(eep_n_r(&quot;;[.I134];&quot;));&quot;)" office:value-type="string" office:string-value="Kpr_13:=INT_REAL(eep_n_r(13));" calcext:value-type="string">
            <text:p>Kpr_13:=INT_REAL(eep_n_r(13));</text:p>
          </table:table-cell>
          <table:table-cell table:formula="of:=CONCATENATE(&quot;Res:=eep_n_w(&quot;;[.I134];&quot;,REAL_INT(&quot;;[.A134];&quot;));&quot;)" office:value-type="string" office:string-value="Res:=eep_n_w(13,REAL_INT(Kpr_13));" calcext:value-type="string">
            <text:p>Res:=eep_n_w(13,REAL_INT(Kpr_13));</text:p>
          </table:table-cell>
          <table:table-cell table:formula="of:=IF([.E134]=1;CONCATENATE([.A13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4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[.A135];&quot;:=INT_REAL(eep_n_r(&quot;;[.I135];&quot;));&quot;)" office:value-type="string" office:string-value="Kpr_14:=INT_REAL(eep_n_r(14));" calcext:value-type="string">
            <text:p>Kpr_14:=INT_REAL(eep_n_r(14));</text:p>
          </table:table-cell>
          <table:table-cell table:formula="of:=CONCATENATE(&quot;Res:=eep_n_w(&quot;;[.I135];&quot;,REAL_INT(&quot;;[.A135];&quot;));&quot;)" office:value-type="string" office:string-value="Res:=eep_n_w(14,REAL_INT(Kpr_14));" calcext:value-type="string">
            <text:p>Res:=eep_n_w(14,REAL_INT(Kpr_14));</text:p>
          </table:table-cell>
          <table:table-cell table:formula="of:=IF([.E135]=1;CONCATENATE([.A13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[.A136];&quot;:=INT_REAL(eep_n_r(&quot;;[.I136];&quot;));&quot;)" office:value-type="string" office:string-value="Kpr_15:=INT_REAL(eep_n_r(15));" calcext:value-type="string">
            <text:p>Kpr_15:=INT_REAL(eep_n_r(15));</text:p>
          </table:table-cell>
          <table:table-cell table:formula="of:=CONCATENATE(&quot;Res:=eep_n_w(&quot;;[.I136];&quot;,REAL_INT(&quot;;[.A136];&quot;));&quot;)" office:value-type="string" office:string-value="Res:=eep_n_w(15,REAL_INT(Kpr_15));" calcext:value-type="string">
            <text:p>Res:=eep_n_w(15,REAL_INT(Kpr_15));</text:p>
          </table:table-cell>
          <table:table-cell table:formula="of:=IF([.E136]=1;CONCATENATE([.A13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A137];&quot;:=INT_REAL(eep_n_r(&quot;;[.I137];&quot;));&quot;)" office:value-type="string" office:string-value="Kpr_16:=INT_REAL(eep_n_r(16));" calcext:value-type="string">
            <text:p>Kpr_16:=INT_REAL(eep_n_r(16));</text:p>
          </table:table-cell>
          <table:table-cell table:formula="of:=CONCATENATE(&quot;Res:=eep_n_w(&quot;;[.I137];&quot;,REAL_INT(&quot;;[.A137];&quot;));&quot;)" office:value-type="string" office:string-value="Res:=eep_n_w(16,REAL_INT(Kpr_16));" calcext:value-type="string">
            <text:p>Res:=eep_n_w(16,REAL_INT(Kpr_16));</text:p>
          </table:table-cell>
          <table:table-cell table:formula="of:=IF([.E137]=1;CONCATENATE([.A13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[.A138];&quot;:=INT_REAL(eep_n_r(&quot;;[.I138];&quot;));&quot;)" office:value-type="string" office:string-value="Ti_01:=INT_REAL(eep_n_r(17));" calcext:value-type="string">
            <text:p>Ti_01:=INT_REAL(eep_n_r(17));</text:p>
          </table:table-cell>
          <table:table-cell table:formula="of:=CONCATENATE(&quot;Res:=eep_n_w(&quot;;[.I138];&quot;,REAL_INT(&quot;;[.A138];&quot;));&quot;)" office:value-type="string" office:string-value="Res:=eep_n_w(17,REAL_INT(Ti_01));" calcext:value-type="string">
            <text:p>Res:=eep_n_w(17,REAL_INT(Ti_01));</text:p>
          </table:table-cell>
          <table:table-cell table:formula="of:=IF([.E138]=1;CONCATENATE([.A13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[.A139];&quot;:=INT_REAL(eep_n_r(&quot;;[.I139];&quot;));&quot;)" office:value-type="string" office:string-value="Ti_02:=INT_REAL(eep_n_r(18));" calcext:value-type="string">
            <text:p>Ti_02:=INT_REAL(eep_n_r(18));</text:p>
          </table:table-cell>
          <table:table-cell table:formula="of:=CONCATENATE(&quot;Res:=eep_n_w(&quot;;[.I139];&quot;,REAL_INT(&quot;;[.A139];&quot;));&quot;)" office:value-type="string" office:string-value="Res:=eep_n_w(18,REAL_INT(Ti_02));" calcext:value-type="string">
            <text:p>Res:=eep_n_w(18,REAL_INT(Ti_02));</text:p>
          </table:table-cell>
          <table:table-cell table:formula="of:=IF([.E139]=1;CONCATENATE([.A13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[.A140];&quot;:=INT_REAL(eep_n_r(&quot;;[.I140];&quot;));&quot;)" office:value-type="string" office:string-value="Ti_03:=INT_REAL(eep_n_r(19));" calcext:value-type="string">
            <text:p>Ti_03:=INT_REAL(eep_n_r(19));</text:p>
          </table:table-cell>
          <table:table-cell table:formula="of:=CONCATENATE(&quot;Res:=eep_n_w(&quot;;[.I140];&quot;,REAL_INT(&quot;;[.A140];&quot;));&quot;)" office:value-type="string" office:string-value="Res:=eep_n_w(19,REAL_INT(Ti_03));" calcext:value-type="string">
            <text:p>Res:=eep_n_w(19,REAL_INT(Ti_03));</text:p>
          </table:table-cell>
          <table:table-cell table:formula="of:=IF([.E140]=1;CONCATENATE([.A14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[.A141];&quot;:=INT_REAL(eep_n_r(&quot;;[.I141];&quot;));&quot;)" office:value-type="string" office:string-value="Ti_04:=INT_REAL(eep_n_r(20));" calcext:value-type="string">
            <text:p>Ti_04:=INT_REAL(eep_n_r(20));</text:p>
          </table:table-cell>
          <table:table-cell table:formula="of:=CONCATENATE(&quot;Res:=eep_n_w(&quot;;[.I141];&quot;,REAL_INT(&quot;;[.A141];&quot;));&quot;)" office:value-type="string" office:string-value="Res:=eep_n_w(20,REAL_INT(Ti_04));" calcext:value-type="string">
            <text:p>Res:=eep_n_w(20,REAL_INT(Ti_04));</text:p>
          </table:table-cell>
          <table:table-cell table:formula="of:=IF([.E141]=1;CONCATENATE([.A14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[.A142];&quot;:=INT_REAL(eep_n_r(&quot;;[.I142];&quot;));&quot;)" office:value-type="string" office:string-value="Ti_05:=INT_REAL(eep_n_r(21));" calcext:value-type="string">
            <text:p>Ti_05:=INT_REAL(eep_n_r(21));</text:p>
          </table:table-cell>
          <table:table-cell table:formula="of:=CONCATENATE(&quot;Res:=eep_n_w(&quot;;[.I142];&quot;,REAL_INT(&quot;;[.A142];&quot;));&quot;)" office:value-type="string" office:string-value="Res:=eep_n_w(21,REAL_INT(Ti_05));" calcext:value-type="string">
            <text:p>Res:=eep_n_w(21,REAL_INT(Ti_05));</text:p>
          </table:table-cell>
          <table:table-cell table:formula="of:=IF([.E142]=1;CONCATENATE([.A14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NCATENATE([.A143];&quot;:=INT_REAL(eep_n_r(&quot;;[.I143];&quot;));&quot;)" office:value-type="string" office:string-value="Ti_06:=INT_REAL(eep_n_r(22));" calcext:value-type="string">
            <text:p>Ti_06:=INT_REAL(eep_n_r(22));</text:p>
          </table:table-cell>
          <table:table-cell table:formula="of:=CONCATENATE(&quot;Res:=eep_n_w(&quot;;[.I143];&quot;,REAL_INT(&quot;;[.A143];&quot;));&quot;)" office:value-type="string" office:string-value="Res:=eep_n_w(22,REAL_INT(Ti_06));" calcext:value-type="string">
            <text:p>Res:=eep_n_w(22,REAL_INT(Ti_06));</text:p>
          </table:table-cell>
          <table:table-cell table:formula="of:=IF([.E143]=1;CONCATENATE([.A14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[.A144];&quot;:=INT_REAL(eep_n_r(&quot;;[.I144];&quot;));&quot;)" office:value-type="string" office:string-value="Ti_07:=INT_REAL(eep_n_r(23));" calcext:value-type="string">
            <text:p>Ti_07:=INT_REAL(eep_n_r(23));</text:p>
          </table:table-cell>
          <table:table-cell table:formula="of:=CONCATENATE(&quot;Res:=eep_n_w(&quot;;[.I144];&quot;,REAL_INT(&quot;;[.A144];&quot;));&quot;)" office:value-type="string" office:string-value="Res:=eep_n_w(23,REAL_INT(Ti_07));" calcext:value-type="string">
            <text:p>Res:=eep_n_w(23,REAL_INT(Ti_07));</text:p>
          </table:table-cell>
          <table:table-cell table:formula="of:=IF([.E144]=1;CONCATENATE([.A14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[.A145];&quot;:=INT_REAL(eep_n_r(&quot;;[.I145];&quot;));&quot;)" office:value-type="string" office:string-value="Ti_08:=INT_REAL(eep_n_r(24));" calcext:value-type="string">
            <text:p>Ti_08:=INT_REAL(eep_n_r(24));</text:p>
          </table:table-cell>
          <table:table-cell table:formula="of:=CONCATENATE(&quot;Res:=eep_n_w(&quot;;[.I145];&quot;,REAL_INT(&quot;;[.A145];&quot;));&quot;)" office:value-type="string" office:string-value="Res:=eep_n_w(24,REAL_INT(Ti_08));" calcext:value-type="string">
            <text:p>Res:=eep_n_w(24,REAL_INT(Ti_08));</text:p>
          </table:table-cell>
          <table:table-cell table:formula="of:=IF([.E145]=1;CONCATENATE([.A14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0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[.A146];&quot;:=INT_REAL(eep_n_r(&quot;;[.I146];&quot;));&quot;)" office:value-type="string" office:string-value="Ti_09:=INT_REAL(eep_n_r(25));" calcext:value-type="string">
            <text:p>Ti_09:=INT_REAL(eep_n_r(25));</text:p>
          </table:table-cell>
          <table:table-cell table:formula="of:=CONCATENATE(&quot;Res:=eep_n_w(&quot;;[.I146];&quot;,REAL_INT(&quot;;[.A146];&quot;));&quot;)" office:value-type="string" office:string-value="Res:=eep_n_w(25,REAL_INT(Ti_09));" calcext:value-type="string">
            <text:p>Res:=eep_n_w(25,REAL_INT(Ti_09));</text:p>
          </table:table-cell>
          <table:table-cell table:formula="of:=IF([.E146]=1;CONCATENATE([.A14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NCATENATE([.A147];&quot;:=INT_REAL(eep_n_r(&quot;;[.I147];&quot;));&quot;)" office:value-type="string" office:string-value="Ti_10:=INT_REAL(eep_n_r(26));" calcext:value-type="string">
            <text:p>Ti_10:=INT_REAL(eep_n_r(26));</text:p>
          </table:table-cell>
          <table:table-cell table:formula="of:=CONCATENATE(&quot;Res:=eep_n_w(&quot;;[.I147];&quot;,REAL_INT(&quot;;[.A147];&quot;));&quot;)" office:value-type="string" office:string-value="Res:=eep_n_w(26,REAL_INT(Ti_10));" calcext:value-type="string">
            <text:p>Res:=eep_n_w(26,REAL_INT(Ti_10));</text:p>
          </table:table-cell>
          <table:table-cell table:formula="of:=IF([.E147]=1;CONCATENATE([.A14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[.A148];&quot;:=INT_REAL(eep_n_r(&quot;;[.I148];&quot;));&quot;)" office:value-type="string" office:string-value="Ti_11:=INT_REAL(eep_n_r(27));" calcext:value-type="string">
            <text:p>Ti_11:=INT_REAL(eep_n_r(27));</text:p>
          </table:table-cell>
          <table:table-cell table:formula="of:=CONCATENATE(&quot;Res:=eep_n_w(&quot;;[.I148];&quot;,REAL_INT(&quot;;[.A148];&quot;));&quot;)" office:value-type="string" office:string-value="Res:=eep_n_w(27,REAL_INT(Ti_11));" calcext:value-type="string">
            <text:p>Res:=eep_n_w(27,REAL_INT(Ti_11));</text:p>
          </table:table-cell>
          <table:table-cell table:formula="of:=IF([.E148]=1;CONCATENATE([.A14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[.A149];&quot;:=INT_REAL(eep_n_r(&quot;;[.I149];&quot;));&quot;)" office:value-type="string" office:string-value="Ti_12:=INT_REAL(eep_n_r(28));" calcext:value-type="string">
            <text:p>Ti_12:=INT_REAL(eep_n_r(28));</text:p>
          </table:table-cell>
          <table:table-cell table:formula="of:=CONCATENATE(&quot;Res:=eep_n_w(&quot;;[.I149];&quot;,REAL_INT(&quot;;[.A149];&quot;));&quot;)" office:value-type="string" office:string-value="Res:=eep_n_w(28,REAL_INT(Ti_12));" calcext:value-type="string">
            <text:p>Res:=eep_n_w(28,REAL_INT(Ti_12));</text:p>
          </table:table-cell>
          <table:table-cell table:formula="of:=IF([.E149]=1;CONCATENATE([.A14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A150];&quot;:=INT_REAL(eep_n_r(&quot;;[.I150];&quot;));&quot;)" office:value-type="string" office:string-value="Ti_13:=INT_REAL(eep_n_r(29));" calcext:value-type="string">
            <text:p>Ti_13:=INT_REAL(eep_n_r(29));</text:p>
          </table:table-cell>
          <table:table-cell table:formula="of:=CONCATENATE(&quot;Res:=eep_n_w(&quot;;[.I150];&quot;,REAL_INT(&quot;;[.A150];&quot;));&quot;)" office:value-type="string" office:string-value="Res:=eep_n_w(29,REAL_INT(Ti_13));" calcext:value-type="string">
            <text:p>Res:=eep_n_w(29,REAL_INT(Ti_13));</text:p>
          </table:table-cell>
          <table:table-cell table:formula="of:=IF([.E150]=1;CONCATENATE([.A15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A151];&quot;:=INT_REAL(eep_n_r(&quot;;[.I151];&quot;));&quot;)" office:value-type="string" office:string-value="Ti_14:=INT_REAL(eep_n_r(30));" calcext:value-type="string">
            <text:p>Ti_14:=INT_REAL(eep_n_r(30));</text:p>
          </table:table-cell>
          <table:table-cell table:formula="of:=CONCATENATE(&quot;Res:=eep_n_w(&quot;;[.I151];&quot;,REAL_INT(&quot;;[.A151];&quot;));&quot;)" office:value-type="string" office:string-value="Res:=eep_n_w(30,REAL_INT(Ti_14));" calcext:value-type="string">
            <text:p>Res:=eep_n_w(30,REAL_INT(Ti_14));</text:p>
          </table:table-cell>
          <table:table-cell table:formula="of:=IF([.E151]=1;CONCATENATE([.A15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5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[.A152];&quot;:=INT_REAL(eep_n_r(&quot;;[.I152];&quot;));&quot;)" office:value-type="string" office:string-value="Ti_15:=INT_REAL(eep_n_r(31));" calcext:value-type="string">
            <text:p>Ti_15:=INT_REAL(eep_n_r(31));</text:p>
          </table:table-cell>
          <table:table-cell table:formula="of:=CONCATENATE(&quot;Res:=eep_n_w(&quot;;[.I152];&quot;,REAL_INT(&quot;;[.A152];&quot;));&quot;)" office:value-type="string" office:string-value="Res:=eep_n_w(31,REAL_INT(Ti_15));" calcext:value-type="string">
            <text:p>Res:=eep_n_w(31,REAL_INT(Ti_15));</text:p>
          </table:table-cell>
          <table:table-cell table:formula="of:=IF([.E152]=1;CONCATENATE([.A15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153];&quot;:=INT_REAL(eep_n_r(&quot;;[.I153];&quot;));&quot;)" office:value-type="string" office:string-value="Ti_16:=INT_REAL(eep_n_r(32));" calcext:value-type="string">
            <text:p>Ti_16:=INT_REAL(eep_n_r(32));</text:p>
          </table:table-cell>
          <table:table-cell table:formula="of:=CONCATENATE(&quot;Res:=eep_n_w(&quot;;[.I153];&quot;,REAL_INT(&quot;;[.A153];&quot;));&quot;)" office:value-type="string" office:string-value="Res:=eep_n_w(32,REAL_INT(Ti_16));" calcext:value-type="string">
            <text:p>Res:=eep_n_w(32,REAL_INT(Ti_16));</text:p>
          </table:table-cell>
          <table:table-cell table:formula="of:=IF([.E153]=1;CONCATENATE([.A15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[.A154];&quot;:=INT_REAL(eep_n_r(&quot;;[.I154];&quot;));&quot;)" office:value-type="string" office:string-value="Td_01:=INT_REAL(eep_n_r(33));" calcext:value-type="string">
            <text:p>Td_01:=INT_REAL(eep_n_r(33));</text:p>
          </table:table-cell>
          <table:table-cell table:formula="of:=CONCATENATE(&quot;Res:=eep_n_w(&quot;;[.I154];&quot;,REAL_INT(&quot;;[.A154];&quot;));&quot;)" office:value-type="string" office:string-value="Res:=eep_n_w(33,REAL_INT(Td_01));" calcext:value-type="string">
            <text:p>Res:=eep_n_w(33,REAL_INT(Td_01));</text:p>
          </table:table-cell>
          <table:table-cell table:formula="of:=IF([.E154]=1;CONCATENATE([.A15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[.A155];&quot;:=INT_REAL(eep_n_r(&quot;;[.I155];&quot;));&quot;)" office:value-type="string" office:string-value="Td_02:=INT_REAL(eep_n_r(34));" calcext:value-type="string">
            <text:p>Td_02:=INT_REAL(eep_n_r(34));</text:p>
          </table:table-cell>
          <table:table-cell table:formula="of:=CONCATENATE(&quot;Res:=eep_n_w(&quot;;[.I155];&quot;,REAL_INT(&quot;;[.A155];&quot;));&quot;)" office:value-type="string" office:string-value="Res:=eep_n_w(34,REAL_INT(Td_02));" calcext:value-type="string">
            <text:p>Res:=eep_n_w(34,REAL_INT(Td_02));</text:p>
          </table:table-cell>
          <table:table-cell table:formula="of:=IF([.E155]=1;CONCATENATE([.A15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[.A156];&quot;:=INT_REAL(eep_n_r(&quot;;[.I156];&quot;));&quot;)" office:value-type="string" office:string-value="Td_03:=INT_REAL(eep_n_r(35));" calcext:value-type="string">
            <text:p>Td_03:=INT_REAL(eep_n_r(35));</text:p>
          </table:table-cell>
          <table:table-cell table:formula="of:=CONCATENATE(&quot;Res:=eep_n_w(&quot;;[.I156];&quot;,REAL_INT(&quot;;[.A156];&quot;));&quot;)" office:value-type="string" office:string-value="Res:=eep_n_w(35,REAL_INT(Td_03));" calcext:value-type="string">
            <text:p>Res:=eep_n_w(35,REAL_INT(Td_03));</text:p>
          </table:table-cell>
          <table:table-cell table:formula="of:=IF([.E156]=1;CONCATENATE([.A15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[.A157];&quot;:=INT_REAL(eep_n_r(&quot;;[.I157];&quot;));&quot;)" office:value-type="string" office:string-value="Td_04:=INT_REAL(eep_n_r(36));" calcext:value-type="string">
            <text:p>Td_04:=INT_REAL(eep_n_r(36));</text:p>
          </table:table-cell>
          <table:table-cell table:formula="of:=CONCATENATE(&quot;Res:=eep_n_w(&quot;;[.I157];&quot;,REAL_INT(&quot;;[.A157];&quot;));&quot;)" office:value-type="string" office:string-value="Res:=eep_n_w(36,REAL_INT(Td_04));" calcext:value-type="string">
            <text:p>Res:=eep_n_w(36,REAL_INT(Td_04));</text:p>
          </table:table-cell>
          <table:table-cell table:formula="of:=IF([.E157]=1;CONCATENATE([.A15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[.A158];&quot;:=INT_REAL(eep_n_r(&quot;;[.I158];&quot;));&quot;)" office:value-type="string" office:string-value="Td_05:=INT_REAL(eep_n_r(37));" calcext:value-type="string">
            <text:p>Td_05:=INT_REAL(eep_n_r(37));</text:p>
          </table:table-cell>
          <table:table-cell table:formula="of:=CONCATENATE(&quot;Res:=eep_n_w(&quot;;[.I158];&quot;,REAL_INT(&quot;;[.A158];&quot;));&quot;)" office:value-type="string" office:string-value="Res:=eep_n_w(37,REAL_INT(Td_05));" calcext:value-type="string">
            <text:p>Res:=eep_n_w(37,REAL_INT(Td_05));</text:p>
          </table:table-cell>
          <table:table-cell table:formula="of:=IF([.E158]=1;CONCATENATE([.A15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[.A159];&quot;:=INT_REAL(eep_n_r(&quot;;[.I159];&quot;));&quot;)" office:value-type="string" office:string-value="Td_06:=INT_REAL(eep_n_r(38));" calcext:value-type="string">
            <text:p>Td_06:=INT_REAL(eep_n_r(38));</text:p>
          </table:table-cell>
          <table:table-cell table:formula="of:=CONCATENATE(&quot;Res:=eep_n_w(&quot;;[.I159];&quot;,REAL_INT(&quot;;[.A159];&quot;));&quot;)" office:value-type="string" office:string-value="Res:=eep_n_w(38,REAL_INT(Td_06));" calcext:value-type="string">
            <text:p>Res:=eep_n_w(38,REAL_INT(Td_06));</text:p>
          </table:table-cell>
          <table:table-cell table:formula="of:=IF([.E159]=1;CONCATENATE([.A15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ONCATENATE([.A160];&quot;:=INT_REAL(eep_n_r(&quot;;[.I160];&quot;));&quot;)" office:value-type="string" office:string-value="Td_07:=INT_REAL(eep_n_r(39));" calcext:value-type="string">
            <text:p>Td_07:=INT_REAL(eep_n_r(39));</text:p>
          </table:table-cell>
          <table:table-cell table:formula="of:=CONCATENATE(&quot;Res:=eep_n_w(&quot;;[.I160];&quot;,REAL_INT(&quot;;[.A160];&quot;));&quot;)" office:value-type="string" office:string-value="Res:=eep_n_w(39,REAL_INT(Td_07));" calcext:value-type="string">
            <text:p>Res:=eep_n_w(39,REAL_INT(Td_07));</text:p>
          </table:table-cell>
          <table:table-cell table:formula="of:=IF([.E160]=1;CONCATENATE([.A16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[.A161];&quot;:=INT_REAL(eep_n_r(&quot;;[.I161];&quot;));&quot;)" office:value-type="string" office:string-value="Td_08:=INT_REAL(eep_n_r(40));" calcext:value-type="string">
            <text:p>Td_08:=INT_REAL(eep_n_r(40));</text:p>
          </table:table-cell>
          <table:table-cell table:formula="of:=CONCATENATE(&quot;Res:=eep_n_w(&quot;;[.I161];&quot;,REAL_INT(&quot;;[.A161];&quot;));&quot;)" office:value-type="string" office:string-value="Res:=eep_n_w(40,REAL_INT(Td_08));" calcext:value-type="string">
            <text:p>Res:=eep_n_w(40,REAL_INT(Td_08));</text:p>
          </table:table-cell>
          <table:table-cell table:formula="of:=IF([.E161]=1;CONCATENATE([.A16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0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[.A162];&quot;:=INT_REAL(eep_n_r(&quot;;[.I162];&quot;));&quot;)" office:value-type="string" office:string-value="Td_09:=INT_REAL(eep_n_r(41));" calcext:value-type="string">
            <text:p>Td_09:=INT_REAL(eep_n_r(41));</text:p>
          </table:table-cell>
          <table:table-cell table:formula="of:=CONCATENATE(&quot;Res:=eep_n_w(&quot;;[.I162];&quot;,REAL_INT(&quot;;[.A162];&quot;));&quot;)" office:value-type="string" office:string-value="Res:=eep_n_w(41,REAL_INT(Td_09));" calcext:value-type="string">
            <text:p>Res:=eep_n_w(41,REAL_INT(Td_09));</text:p>
          </table:table-cell>
          <table:table-cell table:formula="of:=IF([.E162]=1;CONCATENATE([.A16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NCATENATE([.A163];&quot;:=INT_REAL(eep_n_r(&quot;;[.I163];&quot;));&quot;)" office:value-type="string" office:string-value="Td_10:=INT_REAL(eep_n_r(42));" calcext:value-type="string">
            <text:p>Td_10:=INT_REAL(eep_n_r(42));</text:p>
          </table:table-cell>
          <table:table-cell table:formula="of:=CONCATENATE(&quot;Res:=eep_n_w(&quot;;[.I163];&quot;,REAL_INT(&quot;;[.A163];&quot;));&quot;)" office:value-type="string" office:string-value="Res:=eep_n_w(42,REAL_INT(Td_10));" calcext:value-type="string">
            <text:p>Res:=eep_n_w(42,REAL_INT(Td_10));</text:p>
          </table:table-cell>
          <table:table-cell table:formula="of:=IF([.E163]=1;CONCATENATE([.A16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[.A164];&quot;:=INT_REAL(eep_n_r(&quot;;[.I164];&quot;));&quot;)" office:value-type="string" office:string-value="Td_11:=INT_REAL(eep_n_r(43));" calcext:value-type="string">
            <text:p>Td_11:=INT_REAL(eep_n_r(43));</text:p>
          </table:table-cell>
          <table:table-cell table:formula="of:=CONCATENATE(&quot;Res:=eep_n_w(&quot;;[.I164];&quot;,REAL_INT(&quot;;[.A164];&quot;));&quot;)" office:value-type="string" office:string-value="Res:=eep_n_w(43,REAL_INT(Td_11));" calcext:value-type="string">
            <text:p>Res:=eep_n_w(43,REAL_INT(Td_11));</text:p>
          </table:table-cell>
          <table:table-cell table:formula="of:=IF([.E164]=1;CONCATENATE([.A16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CONCATENATE([.A165];&quot;:=INT_REAL(eep_n_r(&quot;;[.I165];&quot;));&quot;)" office:value-type="string" office:string-value="Td_12:=INT_REAL(eep_n_r(44));" calcext:value-type="string">
            <text:p>Td_12:=INT_REAL(eep_n_r(44));</text:p>
          </table:table-cell>
          <table:table-cell table:formula="of:=CONCATENATE(&quot;Res:=eep_n_w(&quot;;[.I165];&quot;,REAL_INT(&quot;;[.A165];&quot;));&quot;)" office:value-type="string" office:string-value="Res:=eep_n_w(44,REAL_INT(Td_12));" calcext:value-type="string">
            <text:p>Res:=eep_n_w(44,REAL_INT(Td_12));</text:p>
          </table:table-cell>
          <table:table-cell table:formula="of:=IF([.E165]=1;CONCATENATE([.A16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[.A166];&quot;:=INT_REAL(eep_n_r(&quot;;[.I166];&quot;));&quot;)" office:value-type="string" office:string-value="Td_13:=INT_REAL(eep_n_r(45));" calcext:value-type="string">
            <text:p>Td_13:=INT_REAL(eep_n_r(45));</text:p>
          </table:table-cell>
          <table:table-cell table:formula="of:=CONCATENATE(&quot;Res:=eep_n_w(&quot;;[.I166];&quot;,REAL_INT(&quot;;[.A166];&quot;));&quot;)" office:value-type="string" office:string-value="Res:=eep_n_w(45,REAL_INT(Td_13));" calcext:value-type="string">
            <text:p>Res:=eep_n_w(45,REAL_INT(Td_13));</text:p>
          </table:table-cell>
          <table:table-cell table:formula="of:=IF([.E166]=1;CONCATENATE([.A16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[.A167];&quot;:=INT_REAL(eep_n_r(&quot;;[.I167];&quot;));&quot;)" office:value-type="string" office:string-value="Td_14:=INT_REAL(eep_n_r(46));" calcext:value-type="string">
            <text:p>Td_14:=INT_REAL(eep_n_r(46));</text:p>
          </table:table-cell>
          <table:table-cell table:formula="of:=CONCATENATE(&quot;Res:=eep_n_w(&quot;;[.I167];&quot;,REAL_INT(&quot;;[.A167];&quot;));&quot;)" office:value-type="string" office:string-value="Res:=eep_n_w(46,REAL_INT(Td_14));" calcext:value-type="string">
            <text:p>Res:=eep_n_w(46,REAL_INT(Td_14));</text:p>
          </table:table-cell>
          <table:table-cell table:formula="of:=IF([.E167]=1;CONCATENATE([.A16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[.A168];&quot;:=INT_REAL(eep_n_r(&quot;;[.I168];&quot;));&quot;)" office:value-type="string" office:string-value="Td_15:=INT_REAL(eep_n_r(47));" calcext:value-type="string">
            <text:p>Td_15:=INT_REAL(eep_n_r(47));</text:p>
          </table:table-cell>
          <table:table-cell table:formula="of:=CONCATENATE(&quot;Res:=eep_n_w(&quot;;[.I168];&quot;,REAL_INT(&quot;;[.A168];&quot;));&quot;)" office:value-type="string" office:string-value="Res:=eep_n_w(47,REAL_INT(Td_15));" calcext:value-type="string">
            <text:p>Res:=eep_n_w(47,REAL_INT(Td_15));</text:p>
          </table:table-cell>
          <table:table-cell table:formula="of:=IF([.E168]=1;CONCATENATE([.A16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[.A169];&quot;:=INT_REAL(eep_n_r(&quot;;[.I169];&quot;));&quot;)" office:value-type="string" office:string-value="Td_16:=INT_REAL(eep_n_r(48));" calcext:value-type="string">
            <text:p>Td_16:=INT_REAL(eep_n_r(48));</text:p>
          </table:table-cell>
          <table:table-cell table:formula="of:=CONCATENATE(&quot;Res:=eep_n_w(&quot;;[.I169];&quot;,REAL_INT(&quot;;[.A169];&quot;));&quot;)" office:value-type="string" office:string-value="Res:=eep_n_w(48,REAL_INT(Td_16));" calcext:value-type="string">
            <text:p>Res:=eep_n_w(48,REAL_INT(Td_16));</text:p>
          </table:table-cell>
          <table:table-cell table:formula="of:=IF([.E169]=1;CONCATENATE([.A16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4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[.A170];&quot;:=INT_REAL(eep_n_r(&quot;;[.I170];&quot;));&quot;)" office:value-type="string" office:string-value="Xmin_01:=INT_REAL(eep_n_r(49));" calcext:value-type="string">
            <text:p>Xmin_01:=INT_REAL(eep_n_r(49));</text:p>
          </table:table-cell>
          <table:table-cell table:formula="of:=CONCATENATE(&quot;Res:=eep_n_w(&quot;;[.I170];&quot;,REAL_INT(&quot;;[.A170];&quot;));&quot;)" office:value-type="string" office:string-value="Res:=eep_n_w(49,REAL_INT(Xmin_01));" calcext:value-type="string">
            <text:p>Res:=eep_n_w(49,REAL_INT(Xmin_01));</text:p>
          </table:table-cell>
          <table:table-cell table:formula="of:=IF([.E170]=1;CONCATENATE([.A17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[.A171];&quot;:=INT_REAL(eep_n_r(&quot;;[.I171];&quot;));&quot;)" office:value-type="string" office:string-value="Xmin_02:=INT_REAL(eep_n_r(50));" calcext:value-type="string">
            <text:p>Xmin_02:=INT_REAL(eep_n_r(50));</text:p>
          </table:table-cell>
          <table:table-cell table:formula="of:=CONCATENATE(&quot;Res:=eep_n_w(&quot;;[.I171];&quot;,REAL_INT(&quot;;[.A171];&quot;));&quot;)" office:value-type="string" office:string-value="Res:=eep_n_w(50,REAL_INT(Xmin_02));" calcext:value-type="string">
            <text:p>Res:=eep_n_w(50,REAL_INT(Xmin_02));</text:p>
          </table:table-cell>
          <table:table-cell table:formula="of:=IF([.E171]=1;CONCATENATE([.A17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CONCATENATE([.A172];&quot;:=INT_REAL(eep_n_r(&quot;;[.I172];&quot;));&quot;)" office:value-type="string" office:string-value="Xmin_03:=INT_REAL(eep_n_r(51));" calcext:value-type="string">
            <text:p>Xmin_03:=INT_REAL(eep_n_r(51));</text:p>
          </table:table-cell>
          <table:table-cell table:formula="of:=CONCATENATE(&quot;Res:=eep_n_w(&quot;;[.I172];&quot;,REAL_INT(&quot;;[.A172];&quot;));&quot;)" office:value-type="string" office:string-value="Res:=eep_n_w(51,REAL_INT(Xmin_03));" calcext:value-type="string">
            <text:p>Res:=eep_n_w(51,REAL_INT(Xmin_03));</text:p>
          </table:table-cell>
          <table:table-cell table:formula="of:=IF([.E172]=1;CONCATENATE([.A17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CONCATENATE([.A173];&quot;:=INT_REAL(eep_n_r(&quot;;[.I173];&quot;));&quot;)" office:value-type="string" office:string-value="Xmin_04:=INT_REAL(eep_n_r(52));" calcext:value-type="string">
            <text:p>Xmin_04:=INT_REAL(eep_n_r(52));</text:p>
          </table:table-cell>
          <table:table-cell table:formula="of:=CONCATENATE(&quot;Res:=eep_n_w(&quot;;[.I173];&quot;,REAL_INT(&quot;;[.A173];&quot;));&quot;)" office:value-type="string" office:string-value="Res:=eep_n_w(52,REAL_INT(Xmin_04));" calcext:value-type="string">
            <text:p>Res:=eep_n_w(52,REAL_INT(Xmin_04));</text:p>
          </table:table-cell>
          <table:table-cell table:formula="of:=IF([.E173]=1;CONCATENATE([.A17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NCATENATE([.A174];&quot;:=INT_REAL(eep_n_r(&quot;;[.I174];&quot;));&quot;)" office:value-type="string" office:string-value="Xmin_05:=INT_REAL(eep_n_r(53));" calcext:value-type="string">
            <text:p>Xmin_05:=INT_REAL(eep_n_r(53));</text:p>
          </table:table-cell>
          <table:table-cell table:formula="of:=CONCATENATE(&quot;Res:=eep_n_w(&quot;;[.I174];&quot;,REAL_INT(&quot;;[.A174];&quot;));&quot;)" office:value-type="string" office:string-value="Res:=eep_n_w(53,REAL_INT(Xmin_05));" calcext:value-type="string">
            <text:p>Res:=eep_n_w(53,REAL_INT(Xmin_05));</text:p>
          </table:table-cell>
          <table:table-cell table:formula="of:=IF([.E174]=1;CONCATENATE([.A17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[.A175];&quot;:=INT_REAL(eep_n_r(&quot;;[.I175];&quot;));&quot;)" office:value-type="string" office:string-value="Xmin_06:=INT_REAL(eep_n_r(54));" calcext:value-type="string">
            <text:p>Xmin_06:=INT_REAL(eep_n_r(54));</text:p>
          </table:table-cell>
          <table:table-cell table:formula="of:=CONCATENATE(&quot;Res:=eep_n_w(&quot;;[.I175];&quot;,REAL_INT(&quot;;[.A175];&quot;));&quot;)" office:value-type="string" office:string-value="Res:=eep_n_w(54,REAL_INT(Xmin_06));" calcext:value-type="string">
            <text:p>Res:=eep_n_w(54,REAL_INT(Xmin_06));</text:p>
          </table:table-cell>
          <table:table-cell table:formula="of:=IF([.E175]=1;CONCATENATE([.A17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[.A176];&quot;:=INT_REAL(eep_n_r(&quot;;[.I176];&quot;));&quot;)" office:value-type="string" office:string-value="Xmin_07:=INT_REAL(eep_n_r(55));" calcext:value-type="string">
            <text:p>Xmin_07:=INT_REAL(eep_n_r(55));</text:p>
          </table:table-cell>
          <table:table-cell table:formula="of:=CONCATENATE(&quot;Res:=eep_n_w(&quot;;[.I176];&quot;,REAL_INT(&quot;;[.A176];&quot;));&quot;)" office:value-type="string" office:string-value="Res:=eep_n_w(55,REAL_INT(Xmin_07));" calcext:value-type="string">
            <text:p>Res:=eep_n_w(55,REAL_INT(Xmin_07));</text:p>
          </table:table-cell>
          <table:table-cell table:formula="of:=IF([.E176]=1;CONCATENATE([.A17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CONCATENATE([.A177];&quot;:=INT_REAL(eep_n_r(&quot;;[.I177];&quot;));&quot;)" office:value-type="string" office:string-value="Xmin_08:=INT_REAL(eep_n_r(56));" calcext:value-type="string">
            <text:p>Xmin_08:=INT_REAL(eep_n_r(56));</text:p>
          </table:table-cell>
          <table:table-cell table:formula="of:=CONCATENATE(&quot;Res:=eep_n_w(&quot;;[.I177];&quot;,REAL_INT(&quot;;[.A177];&quot;));&quot;)" office:value-type="string" office:string-value="Res:=eep_n_w(56,REAL_INT(Xmin_08));" calcext:value-type="string">
            <text:p>Res:=eep_n_w(56,REAL_INT(Xmin_08));</text:p>
          </table:table-cell>
          <table:table-cell table:formula="of:=IF([.E177]=1;CONCATENATE([.A17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0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[.A178];&quot;:=INT_REAL(eep_n_r(&quot;;[.I178];&quot;));&quot;)" office:value-type="string" office:string-value="Xmin_09:=INT_REAL(eep_n_r(57));" calcext:value-type="string">
            <text:p>Xmin_09:=INT_REAL(eep_n_r(57));</text:p>
          </table:table-cell>
          <table:table-cell table:formula="of:=CONCATENATE(&quot;Res:=eep_n_w(&quot;;[.I178];&quot;,REAL_INT(&quot;;[.A178];&quot;));&quot;)" office:value-type="string" office:string-value="Res:=eep_n_w(57,REAL_INT(Xmin_09));" calcext:value-type="string">
            <text:p>Res:=eep_n_w(57,REAL_INT(Xmin_09));</text:p>
          </table:table-cell>
          <table:table-cell table:formula="of:=IF([.E178]=1;CONCATENATE([.A17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[.A179];&quot;:=INT_REAL(eep_n_r(&quot;;[.I179];&quot;));&quot;)" office:value-type="string" office:string-value="Xmin_10:=INT_REAL(eep_n_r(58));" calcext:value-type="string">
            <text:p>Xmin_10:=INT_REAL(eep_n_r(58));</text:p>
          </table:table-cell>
          <table:table-cell table:formula="of:=CONCATENATE(&quot;Res:=eep_n_w(&quot;;[.I179];&quot;,REAL_INT(&quot;;[.A179];&quot;));&quot;)" office:value-type="string" office:string-value="Res:=eep_n_w(58,REAL_INT(Xmin_10));" calcext:value-type="string">
            <text:p>Res:=eep_n_w(58,REAL_INT(Xmin_10));</text:p>
          </table:table-cell>
          <table:table-cell table:formula="of:=IF([.E179]=1;CONCATENATE([.A17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5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[.A180];&quot;:=INT_REAL(eep_n_r(&quot;;[.I180];&quot;));&quot;)" office:value-type="string" office:string-value="Xmin_11:=INT_REAL(eep_n_r(59));" calcext:value-type="string">
            <text:p>Xmin_11:=INT_REAL(eep_n_r(59));</text:p>
          </table:table-cell>
          <table:table-cell table:formula="of:=CONCATENATE(&quot;Res:=eep_n_w(&quot;;[.I180];&quot;,REAL_INT(&quot;;[.A180];&quot;));&quot;)" office:value-type="string" office:string-value="Res:=eep_n_w(59,REAL_INT(Xmin_11));" calcext:value-type="string">
            <text:p>Res:=eep_n_w(59,REAL_INT(Xmin_11));</text:p>
          </table:table-cell>
          <table:table-cell table:formula="of:=IF([.E180]=1;CONCATENATE([.A18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NCATENATE([.A181];&quot;:=INT_REAL(eep_n_r(&quot;;[.I181];&quot;));&quot;)" office:value-type="string" office:string-value="Xmin_12:=INT_REAL(eep_n_r(60));" calcext:value-type="string">
            <text:p>Xmin_12:=INT_REAL(eep_n_r(60));</text:p>
          </table:table-cell>
          <table:table-cell table:formula="of:=CONCATENATE(&quot;Res:=eep_n_w(&quot;;[.I181];&quot;,REAL_INT(&quot;;[.A181];&quot;));&quot;)" office:value-type="string" office:string-value="Res:=eep_n_w(60,REAL_INT(Xmin_12));" calcext:value-type="string">
            <text:p>Res:=eep_n_w(60,REAL_INT(Xmin_12));</text:p>
          </table:table-cell>
          <table:table-cell table:formula="of:=IF([.E181]=1;CONCATENATE([.A18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[.A182];&quot;:=INT_REAL(eep_n_r(&quot;;[.I182];&quot;));&quot;)" office:value-type="string" office:string-value="Xmin_13:=INT_REAL(eep_n_r(61));" calcext:value-type="string">
            <text:p>Xmin_13:=INT_REAL(eep_n_r(61));</text:p>
          </table:table-cell>
          <table:table-cell table:formula="of:=CONCATENATE(&quot;Res:=eep_n_w(&quot;;[.I182];&quot;,REAL_INT(&quot;;[.A182];&quot;));&quot;)" office:value-type="string" office:string-value="Res:=eep_n_w(61,REAL_INT(Xmin_13));" calcext:value-type="string">
            <text:p>Res:=eep_n_w(61,REAL_INT(Xmin_13));</text:p>
          </table:table-cell>
          <table:table-cell table:formula="of:=IF([.E182]=1;CONCATENATE([.A18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[.A183];&quot;:=INT_REAL(eep_n_r(&quot;;[.I183];&quot;));&quot;)" office:value-type="string" office:string-value="Xmin_14:=INT_REAL(eep_n_r(62));" calcext:value-type="string">
            <text:p>Xmin_14:=INT_REAL(eep_n_r(62));</text:p>
          </table:table-cell>
          <table:table-cell table:formula="of:=CONCATENATE(&quot;Res:=eep_n_w(&quot;;[.I183];&quot;,REAL_INT(&quot;;[.A183];&quot;));&quot;)" office:value-type="string" office:string-value="Res:=eep_n_w(62,REAL_INT(Xmin_14));" calcext:value-type="string">
            <text:p>Res:=eep_n_w(62,REAL_INT(Xmin_14));</text:p>
          </table:table-cell>
          <table:table-cell table:formula="of:=IF([.E183]=1;CONCATENATE([.A18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5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CONCATENATE([.A184];&quot;:=INT_REAL(eep_n_r(&quot;;[.I184];&quot;));&quot;)" office:value-type="string" office:string-value="Xmin_15:=INT_REAL(eep_n_r(63));" calcext:value-type="string">
            <text:p>Xmin_15:=INT_REAL(eep_n_r(63));</text:p>
          </table:table-cell>
          <table:table-cell table:formula="of:=CONCATENATE(&quot;Res:=eep_n_w(&quot;;[.I184];&quot;,REAL_INT(&quot;;[.A184];&quot;));&quot;)" office:value-type="string" office:string-value="Res:=eep_n_w(63,REAL_INT(Xmin_15));" calcext:value-type="string">
            <text:p>Res:=eep_n_w(63,REAL_INT(Xmin_15));</text:p>
          </table:table-cell>
          <table:table-cell table:formula="of:=IF([.E184]=1;CONCATENATE([.A18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[.A185];&quot;:=INT_REAL(eep_n_r(&quot;;[.I185];&quot;));&quot;)" office:value-type="string" office:string-value="Xmin_16:=INT_REAL(eep_n_r(64));" calcext:value-type="string">
            <text:p>Xmin_16:=INT_REAL(eep_n_r(64));</text:p>
          </table:table-cell>
          <table:table-cell table:formula="of:=CONCATENATE(&quot;Res:=eep_n_w(&quot;;[.I185];&quot;,REAL_INT(&quot;;[.A185];&quot;));&quot;)" office:value-type="string" office:string-value="Res:=eep_n_w(64,REAL_INT(Xmin_16));" calcext:value-type="string">
            <text:p>Res:=eep_n_w(64,REAL_INT(Xmin_16));</text:p>
          </table:table-cell>
          <table:table-cell table:formula="of:=IF([.E185]=1;CONCATENATE([.A18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CONCATENATE([.A186];&quot;:=INT_REAL(eep_n_r(&quot;;[.I186];&quot;));&quot;)" office:value-type="string" office:string-value="Xmax_01:=INT_REAL(eep_n_r(65));" calcext:value-type="string">
            <text:p>Xmax_01:=INT_REAL(eep_n_r(65));</text:p>
          </table:table-cell>
          <table:table-cell table:formula="of:=CONCATENATE(&quot;Res:=eep_n_w(&quot;;[.I186];&quot;,REAL_INT(&quot;;[.A186];&quot;));&quot;)" office:value-type="string" office:string-value="Res:=eep_n_w(65,REAL_INT(Xmax_01));" calcext:value-type="string">
            <text:p>Res:=eep_n_w(65,REAL_INT(Xmax_01));</text:p>
          </table:table-cell>
          <table:table-cell table:formula="of:=IF([.E186]=1;CONCATENATE([.A18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CONCATENATE([.A187];&quot;:=INT_REAL(eep_n_r(&quot;;[.I187];&quot;));&quot;)" office:value-type="string" office:string-value="Xmax_02:=INT_REAL(eep_n_r(66));" calcext:value-type="string">
            <text:p>Xmax_02:=INT_REAL(eep_n_r(66));</text:p>
          </table:table-cell>
          <table:table-cell table:formula="of:=CONCATENATE(&quot;Res:=eep_n_w(&quot;;[.I187];&quot;,REAL_INT(&quot;;[.A187];&quot;));&quot;)" office:value-type="string" office:string-value="Res:=eep_n_w(66,REAL_INT(Xmax_02));" calcext:value-type="string">
            <text:p>Res:=eep_n_w(66,REAL_INT(Xmax_02));</text:p>
          </table:table-cell>
          <table:table-cell table:formula="of:=IF([.E187]=1;CONCATENATE([.A18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[.A188];&quot;:=INT_REAL(eep_n_r(&quot;;[.I188];&quot;));&quot;)" office:value-type="string" office:string-value="Xmax_03:=INT_REAL(eep_n_r(67));" calcext:value-type="string">
            <text:p>Xmax_03:=INT_REAL(eep_n_r(67));</text:p>
          </table:table-cell>
          <table:table-cell table:formula="of:=CONCATENATE(&quot;Res:=eep_n_w(&quot;;[.I188];&quot;,REAL_INT(&quot;;[.A188];&quot;));&quot;)" office:value-type="string" office:string-value="Res:=eep_n_w(67,REAL_INT(Xmax_03));" calcext:value-type="string">
            <text:p>Res:=eep_n_w(67,REAL_INT(Xmax_03));</text:p>
          </table:table-cell>
          <table:table-cell table:formula="of:=IF([.E188]=1;CONCATENATE([.A18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4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[.A189];&quot;:=INT_REAL(eep_n_r(&quot;;[.I189];&quot;));&quot;)" office:value-type="string" office:string-value="Xmax_04:=INT_REAL(eep_n_r(68));" calcext:value-type="string">
            <text:p>Xmax_04:=INT_REAL(eep_n_r(68));</text:p>
          </table:table-cell>
          <table:table-cell table:formula="of:=CONCATENATE(&quot;Res:=eep_n_w(&quot;;[.I189];&quot;,REAL_INT(&quot;;[.A189];&quot;));&quot;)" office:value-type="string" office:string-value="Res:=eep_n_w(68,REAL_INT(Xmax_04));" calcext:value-type="string">
            <text:p>Res:=eep_n_w(68,REAL_INT(Xmax_04));</text:p>
          </table:table-cell>
          <table:table-cell table:formula="of:=IF([.E189]=1;CONCATENATE([.A18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9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[.A190];&quot;:=INT_REAL(eep_n_r(&quot;;[.I190];&quot;));&quot;)" office:value-type="string" office:string-value="Xmax_05:=INT_REAL(eep_n_r(69));" calcext:value-type="string">
            <text:p>Xmax_05:=INT_REAL(eep_n_r(69));</text:p>
          </table:table-cell>
          <table:table-cell table:formula="of:=CONCATENATE(&quot;Res:=eep_n_w(&quot;;[.I190];&quot;,REAL_INT(&quot;;[.A190];&quot;));&quot;)" office:value-type="string" office:string-value="Res:=eep_n_w(69,REAL_INT(Xmax_05));" calcext:value-type="string">
            <text:p>Res:=eep_n_w(69,REAL_INT(Xmax_05));</text:p>
          </table:table-cell>
          <table:table-cell table:formula="of:=IF([.E190]=1;CONCATENATE([.A19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[.A191];&quot;:=INT_REAL(eep_n_r(&quot;;[.I191];&quot;));&quot;)" office:value-type="string" office:string-value="Xmax_06:=INT_REAL(eep_n_r(70));" calcext:value-type="string">
            <text:p>Xmax_06:=INT_REAL(eep_n_r(70));</text:p>
          </table:table-cell>
          <table:table-cell table:formula="of:=CONCATENATE(&quot;Res:=eep_n_w(&quot;;[.I191];&quot;,REAL_INT(&quot;;[.A191];&quot;));&quot;)" office:value-type="string" office:string-value="Res:=eep_n_w(70,REAL_INT(Xmax_06));" calcext:value-type="string">
            <text:p>Res:=eep_n_w(70,REAL_INT(Xmax_06));</text:p>
          </table:table-cell>
          <table:table-cell table:formula="of:=IF([.E191]=1;CONCATENATE([.A19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1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[.A192];&quot;:=INT_REAL(eep_n_r(&quot;;[.I192];&quot;));&quot;)" office:value-type="string" office:string-value="Xmax_07:=INT_REAL(eep_n_r(71));" calcext:value-type="string">
            <text:p>Xmax_07:=INT_REAL(eep_n_r(71));</text:p>
          </table:table-cell>
          <table:table-cell table:formula="of:=CONCATENATE(&quot;Res:=eep_n_w(&quot;;[.I192];&quot;,REAL_INT(&quot;;[.A192];&quot;));&quot;)" office:value-type="string" office:string-value="Res:=eep_n_w(71,REAL_INT(Xmax_07));" calcext:value-type="string">
            <text:p>Res:=eep_n_w(71,REAL_INT(Xmax_07));</text:p>
          </table:table-cell>
          <table:table-cell table:formula="of:=IF([.E192]=1;CONCATENATE([.A19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2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[.A193];&quot;:=INT_REAL(eep_n_r(&quot;;[.I193];&quot;));&quot;)" office:value-type="string" office:string-value="Xmax_08:=INT_REAL(eep_n_r(72));" calcext:value-type="string">
            <text:p>Xmax_08:=INT_REAL(eep_n_r(72));</text:p>
          </table:table-cell>
          <table:table-cell table:formula="of:=CONCATENATE(&quot;Res:=eep_n_w(&quot;;[.I193];&quot;,REAL_INT(&quot;;[.A193];&quot;));&quot;)" office:value-type="string" office:string-value="Res:=eep_n_w(72,REAL_INT(Xmax_08));" calcext:value-type="string">
            <text:p>Res:=eep_n_w(72,REAL_INT(Xmax_08));</text:p>
          </table:table-cell>
          <table:table-cell table:formula="of:=IF([.E193]=1;CONCATENATE([.A19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0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3</text:p>
          </table:table-cell>
          <table:table-cell office:value-type="float" office:value="73" calcext:value-type="float">
            <text:p>73</text:p>
          </table:table-cell>
          <table:table-cell/>
          <table:table-cell table:formula="of:=CONCATENATE([.A194];&quot;:=INT_REAL(eep_n_r(&quot;;[.I194];&quot;));&quot;)" office:value-type="string" office:string-value="Xmax_09:=INT_REAL(eep_n_r(73));" calcext:value-type="string">
            <text:p>Xmax_09:=INT_REAL(eep_n_r(73));</text:p>
          </table:table-cell>
          <table:table-cell table:formula="of:=CONCATENATE(&quot;Res:=eep_n_w(&quot;;[.I194];&quot;,REAL_INT(&quot;;[.A194];&quot;));&quot;)" office:value-type="string" office:string-value="Res:=eep_n_w(73,REAL_INT(Xmax_09));" calcext:value-type="string">
            <text:p>Res:=eep_n_w(73,REAL_INT(Xmax_09));</text:p>
          </table:table-cell>
          <table:table-cell table:formula="of:=IF([.E194]=1;CONCATENATE([.A19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4</text:p>
          </table:table-cell>
          <table:table-cell office:value-type="float" office:value="74" calcext:value-type="float">
            <text:p>74</text:p>
          </table:table-cell>
          <table:table-cell/>
          <table:table-cell table:formula="of:=CONCATENATE([.A195];&quot;:=INT_REAL(eep_n_r(&quot;;[.I195];&quot;));&quot;)" office:value-type="string" office:string-value="Xmax_10:=INT_REAL(eep_n_r(74));" calcext:value-type="string">
            <text:p>Xmax_10:=INT_REAL(eep_n_r(74));</text:p>
          </table:table-cell>
          <table:table-cell table:formula="of:=CONCATENATE(&quot;Res:=eep_n_w(&quot;;[.I195];&quot;,REAL_INT(&quot;;[.A195];&quot;));&quot;)" office:value-type="string" office:string-value="Res:=eep_n_w(74,REAL_INT(Xmax_10));" calcext:value-type="string">
            <text:p>Res:=eep_n_w(74,REAL_INT(Xmax_10));</text:p>
          </table:table-cell>
          <table:table-cell table:formula="of:=IF([.E195]=1;CONCATENATE([.A19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[.A196];&quot;:=INT_REAL(eep_n_r(&quot;;[.I196];&quot;));&quot;)" office:value-type="string" office:string-value="Xmax_11:=INT_REAL(eep_n_r(75));" calcext:value-type="string">
            <text:p>Xmax_11:=INT_REAL(eep_n_r(75));</text:p>
          </table:table-cell>
          <table:table-cell table:formula="of:=CONCATENATE(&quot;Res:=eep_n_w(&quot;;[.I196];&quot;,REAL_INT(&quot;;[.A196];&quot;));&quot;)" office:value-type="string" office:string-value="Res:=eep_n_w(75,REAL_INT(Xmax_11));" calcext:value-type="string">
            <text:p>Res:=eep_n_w(75,REAL_INT(Xmax_11));</text:p>
          </table:table-cell>
          <table:table-cell table:formula="of:=IF([.E196]=1;CONCATENATE([.A19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6</text:p>
          </table:table-cell>
          <table:table-cell office:value-type="float" office:value="76" calcext:value-type="float">
            <text:p>76</text:p>
          </table:table-cell>
          <table:table-cell/>
          <table:table-cell table:formula="of:=CONCATENATE([.A197];&quot;:=INT_REAL(eep_n_r(&quot;;[.I197];&quot;));&quot;)" office:value-type="string" office:string-value="Xmax_12:=INT_REAL(eep_n_r(76));" calcext:value-type="string">
            <text:p>Xmax_12:=INT_REAL(eep_n_r(76));</text:p>
          </table:table-cell>
          <table:table-cell table:formula="of:=CONCATENATE(&quot;Res:=eep_n_w(&quot;;[.I197];&quot;,REAL_INT(&quot;;[.A197];&quot;));&quot;)" office:value-type="string" office:string-value="Res:=eep_n_w(76,REAL_INT(Xmax_12));" calcext:value-type="string">
            <text:p>Res:=eep_n_w(76,REAL_INT(Xmax_12));</text:p>
          </table:table-cell>
          <table:table-cell table:formula="of:=IF([.E197]=1;CONCATENATE([.A19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7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[.A198];&quot;:=INT_REAL(eep_n_r(&quot;;[.I198];&quot;));&quot;)" office:value-type="string" office:string-value="Xmax_13:=INT_REAL(eep_n_r(77));" calcext:value-type="string">
            <text:p>Xmax_13:=INT_REAL(eep_n_r(77));</text:p>
          </table:table-cell>
          <table:table-cell table:formula="of:=CONCATENATE(&quot;Res:=eep_n_w(&quot;;[.I198];&quot;,REAL_INT(&quot;;[.A198];&quot;));&quot;)" office:value-type="string" office:string-value="Res:=eep_n_w(77,REAL_INT(Xmax_13));" calcext:value-type="string">
            <text:p>Res:=eep_n_w(77,REAL_INT(Xmax_13));</text:p>
          </table:table-cell>
          <table:table-cell table:formula="of:=IF([.E198]=1;CONCATENATE([.A19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8</text:p>
          </table:table-cell>
          <table:table-cell office:value-type="float" office:value="78" calcext:value-type="float">
            <text:p>78</text:p>
          </table:table-cell>
          <table:table-cell/>
          <table:table-cell table:formula="of:=CONCATENATE([.A199];&quot;:=INT_REAL(eep_n_r(&quot;;[.I199];&quot;));&quot;)" office:value-type="string" office:string-value="Xmax_14:=INT_REAL(eep_n_r(78));" calcext:value-type="string">
            <text:p>Xmax_14:=INT_REAL(eep_n_r(78));</text:p>
          </table:table-cell>
          <table:table-cell table:formula="of:=CONCATENATE(&quot;Res:=eep_n_w(&quot;;[.I199];&quot;,REAL_INT(&quot;;[.A199];&quot;));&quot;)" office:value-type="string" office:string-value="Res:=eep_n_w(78,REAL_INT(Xmax_14));" calcext:value-type="string">
            <text:p>Res:=eep_n_w(78,REAL_INT(Xmax_14));</text:p>
          </table:table-cell>
          <table:table-cell table:formula="of:=IF([.E199]=1;CONCATENATE([.A19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79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[.A200];&quot;:=INT_REAL(eep_n_r(&quot;;[.I200];&quot;));&quot;)" office:value-type="string" office:string-value="Xmax_15:=INT_REAL(eep_n_r(79));" calcext:value-type="string">
            <text:p>Xmax_15:=INT_REAL(eep_n_r(79));</text:p>
          </table:table-cell>
          <table:table-cell table:formula="of:=CONCATENATE(&quot;Res:=eep_n_w(&quot;;[.I200];&quot;,REAL_INT(&quot;;[.A200];&quot;));&quot;)" office:value-type="string" office:string-value="Res:=eep_n_w(79,REAL_INT(Xmax_15));" calcext:value-type="string">
            <text:p>Res:=eep_n_w(79,REAL_INT(Xmax_15));</text:p>
          </table:table-cell>
          <table:table-cell table:formula="of:=IF([.E200]=1;CONCATENATE([.A20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NCATENATE([.A201];&quot;:=INT_REAL(eep_n_r(&quot;;[.I201];&quot;));&quot;)" office:value-type="string" office:string-value="Xmax_16:=INT_REAL(eep_n_r(80));" calcext:value-type="string">
            <text:p>Xmax_16:=INT_REAL(eep_n_r(80));</text:p>
          </table:table-cell>
          <table:table-cell table:formula="of:=CONCATENATE(&quot;Res:=eep_n_w(&quot;;[.I201];&quot;,REAL_INT(&quot;;[.A201];&quot;));&quot;)" office:value-type="string" office:string-value="Res:=eep_n_w(80,REAL_INT(Xmax_16));" calcext:value-type="string">
            <text:p>Res:=eep_n_w(80,REAL_INT(Xmax_16));</text:p>
          </table:table-cell>
          <table:table-cell table:formula="of:=IF([.E201]=1;CONCATENATE([.A20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01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CONCATENATE([.A202];&quot;:=INT_REAL(eep_n_r(&quot;;[.I202];&quot;));&quot;)" office:value-type="string" office:string-value="P0_01:=INT_REAL(eep_n_r(81));" calcext:value-type="string">
            <text:p>P0_01:=INT_REAL(eep_n_r(81));</text:p>
          </table:table-cell>
          <table:table-cell table:formula="of:=CONCATENATE(&quot;Res:=eep_n_w(&quot;;[.I202];&quot;,REAL_INT(&quot;;[.A202];&quot;));&quot;)" office:value-type="string" office:string-value="Res:=eep_n_w(81,REAL_INT(P0_01));" calcext:value-type="string">
            <text:p>Res:=eep_n_w(81,REAL_INT(P0_01));</text:p>
          </table:table-cell>
          <table:table-cell table:formula="of:=IF([.E202]=1;CONCATENATE([.A20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0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2</text:p>
          </table:table-cell>
          <table:table-cell office:value-type="float" office:value="82" calcext:value-type="float">
            <text:p>82</text:p>
          </table:table-cell>
          <table:table-cell/>
          <table:table-cell table:formula="of:=CONCATENATE([.A203];&quot;:=INT_REAL(eep_n_r(&quot;;[.I203];&quot;));&quot;)" office:value-type="string" office:string-value="P0_02:=INT_REAL(eep_n_r(82));" calcext:value-type="string">
            <text:p>P0_02:=INT_REAL(eep_n_r(82));</text:p>
          </table:table-cell>
          <table:table-cell table:formula="of:=CONCATENATE(&quot;Res:=eep_n_w(&quot;;[.I203];&quot;,REAL_INT(&quot;;[.A203];&quot;));&quot;)" office:value-type="string" office:string-value="Res:=eep_n_w(82,REAL_INT(P0_02));" calcext:value-type="string">
            <text:p>Res:=eep_n_w(82,REAL_INT(P0_02));</text:p>
          </table:table-cell>
          <table:table-cell table:formula="of:=IF([.E203]=1;CONCATENATE([.A20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0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3</text:p>
          </table:table-cell>
          <table:table-cell office:value-type="float" office:value="83" calcext:value-type="float">
            <text:p>83</text:p>
          </table:table-cell>
          <table:table-cell/>
          <table:table-cell table:formula="of:=CONCATENATE([.A204];&quot;:=INT_REAL(eep_n_r(&quot;;[.I204];&quot;));&quot;)" office:value-type="string" office:string-value="P0_03:=INT_REAL(eep_n_r(83));" calcext:value-type="string">
            <text:p>P0_03:=INT_REAL(eep_n_r(83));</text:p>
          </table:table-cell>
          <table:table-cell table:formula="of:=CONCATENATE(&quot;Res:=eep_n_w(&quot;;[.I204];&quot;,REAL_INT(&quot;;[.A204];&quot;));&quot;)" office:value-type="string" office:string-value="Res:=eep_n_w(83,REAL_INT(P0_03));" calcext:value-type="string">
            <text:p>Res:=eep_n_w(83,REAL_INT(P0_03));</text:p>
          </table:table-cell>
          <table:table-cell table:formula="of:=IF([.E204]=1;CONCATENATE([.A20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0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4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NCATENATE([.A205];&quot;:=INT_REAL(eep_n_r(&quot;;[.I205];&quot;));&quot;)" office:value-type="string" office:string-value="P0_04:=INT_REAL(eep_n_r(84));" calcext:value-type="string">
            <text:p>P0_04:=INT_REAL(eep_n_r(84));</text:p>
          </table:table-cell>
          <table:table-cell table:formula="of:=CONCATENATE(&quot;Res:=eep_n_w(&quot;;[.I205];&quot;,REAL_INT(&quot;;[.A205];&quot;));&quot;)" office:value-type="string" office:string-value="Res:=eep_n_w(84,REAL_INT(P0_04));" calcext:value-type="string">
            <text:p>Res:=eep_n_w(84,REAL_INT(P0_04));</text:p>
          </table:table-cell>
          <table:table-cell table:formula="of:=IF([.E205]=1;CONCATENATE([.A20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0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NCATENATE([.A206];&quot;:=INT_REAL(eep_n_r(&quot;;[.I206];&quot;));&quot;)" office:value-type="string" office:string-value="K_05:=INT_REAL(eep_n_r(85));" calcext:value-type="string">
            <text:p>K_05:=INT_REAL(eep_n_r(85));</text:p>
          </table:table-cell>
          <table:table-cell table:formula="of:=CONCATENATE(&quot;Res:=eep_n_w(&quot;;[.I206];&quot;,REAL_INT(&quot;;[.A206];&quot;));&quot;)" office:value-type="string" office:string-value="Res:=eep_n_w(85,REAL_INT(K_05));" calcext:value-type="string">
            <text:p>Res:=eep_n_w(85,REAL_INT(K_05));</text:p>
          </table:table-cell>
          <table:table-cell table:formula="of:=IF([.E206]=1;CONCATENATE([.A20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0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6</text:p>
          </table:table-cell>
          <table:table-cell office:value-type="float" office:value="86" calcext:value-type="float">
            <text:p>86</text:p>
          </table:table-cell>
          <table:table-cell/>
          <table:table-cell table:formula="of:=CONCATENATE([.A207];&quot;:=INT_REAL(eep_n_r(&quot;;[.I207];&quot;));&quot;)" office:value-type="string" office:string-value="Kkor_05:=INT_REAL(eep_n_r(86));" calcext:value-type="string">
            <text:p>Kkor_05:=INT_REAL(eep_n_r(86));</text:p>
          </table:table-cell>
          <table:table-cell table:formula="of:=CONCATENATE(&quot;Res:=eep_n_w(&quot;;[.I207];&quot;,REAL_INT(&quot;;[.A207];&quot;));&quot;)" office:value-type="string" office:string-value="Res:=eep_n_w(86,REAL_INT(Kkor_05));" calcext:value-type="string">
            <text:p>Res:=eep_n_w(86,REAL_INT(Kkor_05));</text:p>
          </table:table-cell>
          <table:table-cell table:formula="of:=IF([.E207]=1;CONCATENATE([.A20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2_05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Завдання рівень</text:p>
          </table:table-cell>
          <table:table-cell office:value-type="string" calcext:value-type="string">
            <text:p>87</text:p>
          </table:table-cell>
          <table:table-cell office:value-type="float" office:value="87" calcext:value-type="float">
            <text:p>87</text:p>
          </table:table-cell>
          <table:table-cell/>
          <table:table-cell table:formula="of:=CONCATENATE([.A208];&quot;:=INT_REAL(eep_n_r(&quot;;[.I208];&quot;));&quot;)" office:value-type="string" office:string-value="SP2_05:=INT_REAL(eep_n_r(87));" calcext:value-type="string">
            <text:p>SP2_05:=INT_REAL(eep_n_r(87));</text:p>
          </table:table-cell>
          <table:table-cell table:formula="of:=CONCATENATE(&quot;Res:=eep_n_w(&quot;;[.I208];&quot;,REAL_INT(&quot;;[.A208];&quot;));&quot;)" office:value-type="string" office:string-value="Res:=eep_n_w(87,REAL_INT(SP2_05));" calcext:value-type="string">
            <text:p>Res:=eep_n_w(87,REAL_INT(SP2_05));</text:p>
          </table:table-cell>
          <table:table-cell table:formula="of:=IF([.E208]=1;CONCATENATE([.A208];&quot; integer default '0',&quot;);&quot;&quot;)" office:value-type="string" office:string-value="SP2_05 integer default '0'," calcext:value-type="string">
            <text:p>SP2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0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CONCATENATE([.A209];&quot;:=INT_REAL(eep_n_r(&quot;;[.I209];&quot;));&quot;)" office:value-type="string" office:string-value="P0_08:=INT_REAL(eep_n_r(88));" calcext:value-type="string">
            <text:p>P0_08:=INT_REAL(eep_n_r(88));</text:p>
          </table:table-cell>
          <table:table-cell table:formula="of:=CONCATENATE(&quot;Res:=eep_n_w(&quot;;[.I209];&quot;,REAL_INT(&quot;;[.A209];&quot;));&quot;)" office:value-type="string" office:string-value="Res:=eep_n_w(88,REAL_INT(P0_08));" calcext:value-type="string">
            <text:p>Res:=eep_n_w(88,REAL_INT(P0_08));</text:p>
          </table:table-cell>
          <table:table-cell table:formula="of:=IF([.E209]=1;CONCATENATE([.A20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09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8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CONCATENATE([.A210];&quot;:=INT_REAL(eep_n_r(&quot;;[.I210];&quot;));&quot;)" office:value-type="string" office:string-value="P0_09:=INT_REAL(eep_n_r(89));" calcext:value-type="string">
            <text:p>P0_09:=INT_REAL(eep_n_r(89));</text:p>
          </table:table-cell>
          <table:table-cell table:formula="of:=CONCATENATE(&quot;Res:=eep_n_w(&quot;;[.I210];&quot;,REAL_INT(&quot;;[.A210];&quot;));&quot;)" office:value-type="string" office:string-value="Res:=eep_n_w(89,REAL_INT(P0_09));" calcext:value-type="string">
            <text:p>Res:=eep_n_w(89,REAL_INT(P0_09));</text:p>
          </table:table-cell>
          <table:table-cell table:formula="of:=IF([.E210]=1;CONCATENATE([.A21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0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CONCATENATE([.A211];&quot;:=INT_REAL(eep_n_r(&quot;;[.I211];&quot;));&quot;)" office:value-type="string" office:string-value="P0_10:=INT_REAL(eep_n_r(90));" calcext:value-type="string">
            <text:p>P0_10:=INT_REAL(eep_n_r(90));</text:p>
          </table:table-cell>
          <table:table-cell table:formula="of:=CONCATENATE(&quot;Res:=eep_n_w(&quot;;[.I211];&quot;,REAL_INT(&quot;;[.A211];&quot;));&quot;)" office:value-type="string" office:string-value="Res:=eep_n_w(90,REAL_INT(P0_10));" calcext:value-type="string">
            <text:p>Res:=eep_n_w(90,REAL_INT(P0_10));</text:p>
          </table:table-cell>
          <table:table-cell table:formula="of:=IF([.E211]=1;CONCATENATE([.A21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CONCATENATE([.A212];&quot;:=INT_REAL(eep_n_r(&quot;;[.I212];&quot;));&quot;)" office:value-type="string" office:string-value="P0_11:=INT_REAL(eep_n_r(91));" calcext:value-type="string">
            <text:p>P0_11:=INT_REAL(eep_n_r(91));</text:p>
          </table:table-cell>
          <table:table-cell table:formula="of:=CONCATENATE(&quot;Res:=eep_n_w(&quot;;[.I212];&quot;,REAL_INT(&quot;;[.A212];&quot;));&quot;)" office:value-type="string" office:string-value="Res:=eep_n_w(91,REAL_INT(P0_11));" calcext:value-type="string">
            <text:p>Res:=eep_n_w(91,REAL_INT(P0_11));</text:p>
          </table:table-cell>
          <table:table-cell table:formula="of:=IF([.E212]=1;CONCATENATE([.A21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CONCATENATE([.A213];&quot;:=INT_REAL(eep_n_r(&quot;;[.I213];&quot;));&quot;)" office:value-type="string" office:string-value="P0_12:=INT_REAL(eep_n_r(92));" calcext:value-type="string">
            <text:p>P0_12:=INT_REAL(eep_n_r(92));</text:p>
          </table:table-cell>
          <table:table-cell table:formula="of:=CONCATENATE(&quot;Res:=eep_n_w(&quot;;[.I213];&quot;,REAL_INT(&quot;;[.A213];&quot;));&quot;)" office:value-type="string" office:string-value="Res:=eep_n_w(92,REAL_INT(P0_12));" calcext:value-type="string">
            <text:p>Res:=eep_n_w(92,REAL_INT(P0_12));</text:p>
          </table:table-cell>
          <table:table-cell table:formula="of:=IF([.E213]=1;CONCATENATE([.A21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3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NCATENATE([.A214];&quot;:=INT_REAL(eep_n_r(&quot;;[.I214];&quot;));&quot;)" office:value-type="string" office:string-value="P0_13:=INT_REAL(eep_n_r(93));" calcext:value-type="string">
            <text:p>P0_13:=INT_REAL(eep_n_r(93));</text:p>
          </table:table-cell>
          <table:table-cell table:formula="of:=CONCATENATE(&quot;Res:=eep_n_w(&quot;;[.I214];&quot;,REAL_INT(&quot;;[.A214];&quot;));&quot;)" office:value-type="string" office:string-value="Res:=eep_n_w(93,REAL_INT(P0_13));" calcext:value-type="string">
            <text:p>Res:=eep_n_w(93,REAL_INT(P0_13));</text:p>
          </table:table-cell>
          <table:table-cell table:formula="of:=IF([.E214]=1;CONCATENATE([.A21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4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CONCATENATE([.A215];&quot;:=INT_REAL(eep_n_r(&quot;;[.I215];&quot;));&quot;)" office:value-type="string" office:string-value="P0_14:=INT_REAL(eep_n_r(94));" calcext:value-type="string">
            <text:p>P0_14:=INT_REAL(eep_n_r(94));</text:p>
          </table:table-cell>
          <table:table-cell table:formula="of:=CONCATENATE(&quot;Res:=eep_n_w(&quot;;[.I215];&quot;,REAL_INT(&quot;;[.A215];&quot;));&quot;)" office:value-type="string" office:string-value="Res:=eep_n_w(94,REAL_INT(P0_14));" calcext:value-type="string">
            <text:p>Res:=eep_n_w(94,REAL_INT(P0_14));</text:p>
          </table:table-cell>
          <table:table-cell table:formula="of:=IF([.E215]=1;CONCATENATE([.A21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5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[.A216];&quot;:=INT_REAL(eep_n_r(&quot;;[.I216];&quot;));&quot;)" office:value-type="string" office:string-value="P0_15:=INT_REAL(eep_n_r(95));" calcext:value-type="string">
            <text:p>P0_15:=INT_REAL(eep_n_r(95));</text:p>
          </table:table-cell>
          <table:table-cell table:formula="of:=CONCATENATE(&quot;Res:=eep_n_w(&quot;;[.I216];&quot;,REAL_INT(&quot;;[.A216];&quot;));&quot;)" office:value-type="string" office:string-value="Res:=eep_n_w(95,REAL_INT(P0_15));" calcext:value-type="string">
            <text:p>Res:=eep_n_w(95,REAL_INT(P0_15));</text:p>
          </table:table-cell>
          <table:table-cell table:formula="of:=IF([.E216]=1;CONCATENATE([.A21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9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CONCATENATE([.A217];&quot;:=INT_REAL(eep_n_r(&quot;;[.I217];&quot;));&quot;)" office:value-type="string" office:string-value="P0_16:=INT_REAL(eep_n_r(96));" calcext:value-type="string">
            <text:p>P0_16:=INT_REAL(eep_n_r(96));</text:p>
          </table:table-cell>
          <table:table-cell table:formula="of:=CONCATENATE(&quot;Res:=eep_n_w(&quot;;[.I217];&quot;,REAL_INT(&quot;;[.A217];&quot;));&quot;)" office:value-type="string" office:string-value="Res:=eep_n_w(96,REAL_INT(P0_16));" calcext:value-type="string">
            <text:p>Res:=eep_n_w(96,REAL_INT(P0_16));</text:p>
          </table:table-cell>
          <table:table-cell table:formula="of:=IF([.E217]=1;CONCATENATE([.A21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97</text:p>
          </table:table-cell>
          <table:table-cell office:value-type="float" office:value="97" calcext:value-type="float">
            <text:p>97</text:p>
          </table:table-cell>
          <table:table-cell/>
          <table:table-cell table:formula="of:=CONCATENATE([.A218];&quot;:=INT_REAL(eep_n_r(&quot;;[.I218];&quot;));&quot;)" office:value-type="string" office:string-value="SP_01:=INT_REAL(eep_n_r(97));" calcext:value-type="string">
            <text:p>SP_01:=INT_REAL(eep_n_r(97));</text:p>
          </table:table-cell>
          <table:table-cell table:formula="of:=CONCATENATE(&quot;Res:=eep_n_w(&quot;;[.I218];&quot;,REAL_INT(&quot;;[.A218];&quot;));&quot;)" office:value-type="string" office:string-value="Res:=eep_n_w(97,REAL_INT(SP_01));" calcext:value-type="string">
            <text:p>Res:=eep_n_w(97,REAL_INT(SP_01));</text:p>
          </table:table-cell>
          <table:table-cell table:formula="of:=IF([.E218]=1;CONCATENATE([.A218];&quot; integer default '0',&quot;);&quot;&quot;)" office:value-type="string" office:string-value="SP_01 integer default '0'," calcext:value-type="string">
            <text:p>SP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9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CONCATENATE([.A219];&quot;:=INT_REAL(eep_n_r(&quot;;[.I219];&quot;));&quot;)" office:value-type="string" office:string-value="SP_02:=INT_REAL(eep_n_r(98));" calcext:value-type="string">
            <text:p>SP_02:=INT_REAL(eep_n_r(98));</text:p>
          </table:table-cell>
          <table:table-cell table:formula="of:=CONCATENATE(&quot;Res:=eep_n_w(&quot;;[.I219];&quot;,REAL_INT(&quot;;[.A219];&quot;));&quot;)" office:value-type="string" office:string-value="Res:=eep_n_w(98,REAL_INT(SP_02));" calcext:value-type="string">
            <text:p>Res:=eep_n_w(98,REAL_INT(SP_02));</text:p>
          </table:table-cell>
          <table:table-cell table:formula="of:=IF([.E219]=1;CONCATENATE([.A219];&quot; integer default '0',&quot;);&quot;&quot;)" office:value-type="string" office:string-value="SP_02 integer default '0'," calcext:value-type="string">
            <text:p>SP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99</text:p>
          </table:table-cell>
          <table:table-cell office:value-type="float" office:value="99" calcext:value-type="float">
            <text:p>99</text:p>
          </table:table-cell>
          <table:table-cell/>
          <table:table-cell table:formula="of:=CONCATENATE([.A220];&quot;:=INT_REAL(eep_n_r(&quot;;[.I220];&quot;));&quot;)" office:value-type="string" office:string-value="SP_03:=INT_REAL(eep_n_r(99));" calcext:value-type="string">
            <text:p>SP_03:=INT_REAL(eep_n_r(99));</text:p>
          </table:table-cell>
          <table:table-cell table:formula="of:=CONCATENATE(&quot;Res:=eep_n_w(&quot;;[.I220];&quot;,REAL_INT(&quot;;[.A220];&quot;));&quot;)" office:value-type="string" office:string-value="Res:=eep_n_w(99,REAL_INT(SP_03));" calcext:value-type="string">
            <text:p>Res:=eep_n_w(99,REAL_INT(SP_03));</text:p>
          </table:table-cell>
          <table:table-cell table:formula="of:=IF([.E220]=1;CONCATENATE([.A220];&quot; integer default '0',&quot;);&quot;&quot;)" office:value-type="string" office:string-value="SP_03 integer default '0'," calcext:value-type="string">
            <text:p>SP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4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1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CONCATENATE([.A221];&quot;:=INT_REAL(eep_n_r(&quot;;[.I221];&quot;));&quot;)" office:value-type="string" office:string-value="SP_04:=INT_REAL(eep_n_r(100));" calcext:value-type="string">
            <text:p>SP_04:=INT_REAL(eep_n_r(100));</text:p>
          </table:table-cell>
          <table:table-cell table:formula="of:=CONCATENATE(&quot;Res:=eep_n_w(&quot;;[.I221];&quot;,REAL_INT(&quot;;[.A221];&quot;));&quot;)" office:value-type="string" office:string-value="Res:=eep_n_w(100,REAL_INT(SP_04));" calcext:value-type="string">
            <text:p>Res:=eep_n_w(100,REAL_INT(SP_04));</text:p>
          </table:table-cell>
          <table:table-cell table:formula="of:=IF([.E221]=1;CONCATENATE([.A221];&quot; integer default '0',&quot;);&quot;&quot;)" office:value-type="string" office:string-value="SP_04 integer default '0'," calcext:value-type="string">
            <text:p>SP_0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1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CONCATENATE([.A222];&quot;:=INT_REAL(eep_n_r(&quot;;[.I222];&quot;));&quot;)" office:value-type="string" office:string-value="SP_05:=INT_REAL(eep_n_r(101));" calcext:value-type="string">
            <text:p>SP_05:=INT_REAL(eep_n_r(101));</text:p>
          </table:table-cell>
          <table:table-cell table:formula="of:=CONCATENATE(&quot;Res:=eep_n_w(&quot;;[.I222];&quot;,REAL_INT(&quot;;[.A222];&quot;));&quot;)" office:value-type="string" office:string-value="Res:=eep_n_w(101,REAL_INT(SP_05));" calcext:value-type="string">
            <text:p>Res:=eep_n_w(101,REAL_INT(SP_05));</text:p>
          </table:table-cell>
          <table:table-cell table:formula="of:=IF([.E222]=1;CONCATENATE([.A222];&quot; integer default '0',&quot;);&quot;&quot;)" office:value-type="string" office:string-value="SP_05 integer default '0'," calcext:value-type="string">
            <text:p>SP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6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7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CONCATENATE([.A223];&quot;:=INT_REAL(eep_n_r(&quot;;[.I223];&quot;));&quot;)" office:value-type="string" office:string-value="SP_06:=INT_REAL(eep_n_r(102));" calcext:value-type="string">
            <text:p>SP_06:=INT_REAL(eep_n_r(102));</text:p>
          </table:table-cell>
          <table:table-cell table:formula="of:=CONCATENATE(&quot;Res:=eep_n_w(&quot;;[.I223];&quot;,REAL_INT(&quot;;[.A223];&quot;));&quot;)" office:value-type="string" office:string-value="Res:=eep_n_w(102,REAL_INT(SP_06));" calcext:value-type="string">
            <text:p>Res:=eep_n_w(102,REAL_INT(SP_06));</text:p>
          </table:table-cell>
          <table:table-cell table:formula="of:=IF([.E223]=1;CONCATENATE([.A223];&quot; integer default '0',&quot;);&quot;&quot;)" office:value-type="string" office:string-value="SP_06 integer default '0'," calcext:value-type="string">
            <text:p>SP_0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3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CONCATENATE([.A224];&quot;:=INT_REAL(eep_n_r(&quot;;[.I224];&quot;));&quot;)" office:value-type="string" office:string-value="SP_07:=INT_REAL(eep_n_r(103));" calcext:value-type="string">
            <text:p>SP_07:=INT_REAL(eep_n_r(103));</text:p>
          </table:table-cell>
          <table:table-cell table:formula="of:=CONCATENATE(&quot;Res:=eep_n_w(&quot;;[.I224];&quot;,REAL_INT(&quot;;[.A224];&quot;));&quot;)" office:value-type="string" office:string-value="Res:=eep_n_w(103,REAL_INT(SP_07));" calcext:value-type="string">
            <text:p>Res:=eep_n_w(103,REAL_INT(SP_07));</text:p>
          </table:table-cell>
          <table:table-cell table:formula="of:=IF([.E224]=1;CONCATENATE([.A224];&quot; integer default '0',&quot;);&quot;&quot;)" office:value-type="string" office:string-value="SP_07 integer default '0'," calcext:value-type="string">
            <text:p>SP_0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7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4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CONCATENATE([.A225];&quot;:=INT_REAL(eep_n_r(&quot;;[.I225];&quot;));&quot;)" office:value-type="string" office:string-value="SP_08:=INT_REAL(eep_n_r(104));" calcext:value-type="string">
            <text:p>SP_08:=INT_REAL(eep_n_r(104));</text:p>
          </table:table-cell>
          <table:table-cell table:formula="of:=CONCATENATE(&quot;Res:=eep_n_w(&quot;;[.I225];&quot;,REAL_INT(&quot;;[.A225];&quot;));&quot;)" office:value-type="string" office:string-value="Res:=eep_n_w(104,REAL_INT(SP_08));" calcext:value-type="string">
            <text:p>Res:=eep_n_w(104,REAL_INT(SP_08));</text:p>
          </table:table-cell>
          <table:table-cell table:formula="of:=IF([.E225]=1;CONCATENATE([.A225];&quot; integer default '0',&quot;);&quot;&quot;)" office:value-type="string" office:string-value="SP_08 integer default '0'," calcext:value-type="string">
            <text:p>SP_0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0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5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CONCATENATE([.A226];&quot;:=INT_REAL(eep_n_r(&quot;;[.I226];&quot;));&quot;)" office:value-type="string" office:string-value="SP_09:=INT_REAL(eep_n_r(105));" calcext:value-type="string">
            <text:p>SP_09:=INT_REAL(eep_n_r(105));</text:p>
          </table:table-cell>
          <table:table-cell table:formula="of:=CONCATENATE(&quot;Res:=eep_n_w(&quot;;[.I226];&quot;,REAL_INT(&quot;;[.A226];&quot;));&quot;)" office:value-type="string" office:string-value="Res:=eep_n_w(105,REAL_INT(SP_09));" calcext:value-type="string">
            <text:p>Res:=eep_n_w(105,REAL_INT(SP_09));</text:p>
          </table:table-cell>
          <table:table-cell table:formula="of:=IF([.E226]=1;CONCATENATE([.A226];&quot; integer default '0',&quot;);&quot;&quot;)" office:value-type="string" office:string-value="SP_09 integer default '0'," calcext:value-type="string">
            <text:p>SP_0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0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6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CONCATENATE([.A227];&quot;:=INT_REAL(eep_n_r(&quot;;[.I227];&quot;));&quot;)" office:value-type="string" office:string-value="SP_10:=INT_REAL(eep_n_r(106));" calcext:value-type="string">
            <text:p>SP_10:=INT_REAL(eep_n_r(106));</text:p>
          </table:table-cell>
          <table:table-cell table:formula="of:=CONCATENATE(&quot;Res:=eep_n_w(&quot;;[.I227];&quot;,REAL_INT(&quot;;[.A227];&quot;));&quot;)" office:value-type="string" office:string-value="Res:=eep_n_w(106,REAL_INT(SP_10));" calcext:value-type="string">
            <text:p>Res:=eep_n_w(106,REAL_INT(SP_10));</text:p>
          </table:table-cell>
          <table:table-cell table:formula="of:=IF([.E227]=1;CONCATENATE([.A227];&quot; integer default '0',&quot;);&quot;&quot;)" office:value-type="string" office:string-value="SP_10 integer default '0'," calcext:value-type="string">
            <text:p>SP_1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7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7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CONCATENATE([.A228];&quot;:=INT_REAL(eep_n_r(&quot;;[.I228];&quot;));&quot;)" office:value-type="string" office:string-value="SP_11:=INT_REAL(eep_n_r(107));" calcext:value-type="string">
            <text:p>SP_11:=INT_REAL(eep_n_r(107));</text:p>
          </table:table-cell>
          <table:table-cell table:formula="of:=CONCATENATE(&quot;Res:=eep_n_w(&quot;;[.I228];&quot;,REAL_INT(&quot;;[.A228];&quot;));&quot;)" office:value-type="string" office:string-value="Res:=eep_n_w(107,REAL_INT(SP_11));" calcext:value-type="string">
            <text:p>Res:=eep_n_w(107,REAL_INT(SP_11));</text:p>
          </table:table-cell>
          <table:table-cell table:formula="of:=IF([.E228]=1;CONCATENATE([.A228];&quot; integer default '0',&quot;);&quot;&quot;)" office:value-type="string" office:string-value="SP_11 integer default '0'," calcext:value-type="string">
            <text:p>SP_1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8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8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CONCATENATE([.A229];&quot;:=INT_REAL(eep_n_r(&quot;;[.I229];&quot;));&quot;)" office:value-type="string" office:string-value="SP_12:=INT_REAL(eep_n_r(108));" calcext:value-type="string">
            <text:p>SP_12:=INT_REAL(eep_n_r(108));</text:p>
          </table:table-cell>
          <table:table-cell table:formula="of:=CONCATENATE(&quot;Res:=eep_n_w(&quot;;[.I229];&quot;,REAL_INT(&quot;;[.A229];&quot;));&quot;)" office:value-type="string" office:string-value="Res:=eep_n_w(108,REAL_INT(SP_12));" calcext:value-type="string">
            <text:p>Res:=eep_n_w(108,REAL_INT(SP_12));</text:p>
          </table:table-cell>
          <table:table-cell table:formula="of:=IF([.E229]=1;CONCATENATE([.A229];&quot; integer default '0',&quot;);&quot;&quot;)" office:value-type="string" office:string-value="SP_12 integer default '0'," calcext:value-type="string">
            <text:p>SP_1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9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09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CONCATENATE([.A230];&quot;:=INT_REAL(eep_n_r(&quot;;[.I230];&quot;));&quot;)" office:value-type="string" office:string-value="SP_13:=INT_REAL(eep_n_r(109));" calcext:value-type="string">
            <text:p>SP_13:=INT_REAL(eep_n_r(109));</text:p>
          </table:table-cell>
          <table:table-cell table:formula="of:=CONCATENATE(&quot;Res:=eep_n_w(&quot;;[.I230];&quot;,REAL_INT(&quot;;[.A230];&quot;));&quot;)" office:value-type="string" office:string-value="Res:=eep_n_w(109,REAL_INT(SP_13));" calcext:value-type="string">
            <text:p>Res:=eep_n_w(109,REAL_INT(SP_13));</text:p>
          </table:table-cell>
          <table:table-cell table:formula="of:=IF([.E230]=1;CONCATENATE([.A230];&quot; integer default '0',&quot;);&quot;&quot;)" office:value-type="string" office:string-value="SP_13 integer default '0'," calcext:value-type="string">
            <text:p>SP_1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22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CONCATENATE([.A231];&quot;:=INT_REAL(eep_n_r(&quot;;[.I231];&quot;));&quot;)" office:value-type="string" office:string-value="SP_14:=INT_REAL(eep_n_r(110));" calcext:value-type="string">
            <text:p>SP_14:=INT_REAL(eep_n_r(110));</text:p>
          </table:table-cell>
          <table:table-cell table:formula="of:=CONCATENATE(&quot;Res:=eep_n_w(&quot;;[.I231];&quot;,REAL_INT(&quot;;[.A231];&quot;));&quot;)" office:value-type="string" office:string-value="Res:=eep_n_w(110,REAL_INT(SP_14));" calcext:value-type="string">
            <text:p>Res:=eep_n_w(110,REAL_INT(SP_14));</text:p>
          </table:table-cell>
          <table:table-cell table:formula="of:=IF([.E231]=1;CONCATENATE([.A231];&quot; integer default '0',&quot;);&quot;&quot;)" office:value-type="string" office:string-value="SP_14 integer default '0'," calcext:value-type="string">
            <text:p>SP_1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5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11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CONCATENATE([.A232];&quot;:=INT_REAL(eep_n_r(&quot;;[.I232];&quot;));&quot;)" office:value-type="string" office:string-value="SP_15:=INT_REAL(eep_n_r(111));" calcext:value-type="string">
            <text:p>SP_15:=INT_REAL(eep_n_r(111));</text:p>
          </table:table-cell>
          <table:table-cell table:formula="of:=CONCATENATE(&quot;Res:=eep_n_w(&quot;;[.I232];&quot;,REAL_INT(&quot;;[.A232];&quot;));&quot;)" office:value-type="string" office:string-value="Res:=eep_n_w(111,REAL_INT(SP_15));" calcext:value-type="string">
            <text:p>Res:=eep_n_w(111,REAL_INT(SP_15));</text:p>
          </table:table-cell>
          <table:table-cell table:formula="of:=IF([.E232]=1;CONCATENATE([.A232];&quot; integer default '0',&quot;);&quot;&quot;)" office:value-type="string" office:string-value="SP_15 integer default '0'," calcext:value-type="string">
            <text:p>SP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6</text:p>
          </table:table-cell>
          <table:table-cell office:value-type="string" calcext:value-type="string">
            <text:p>Завдання</text:p>
          </table:table-cell>
          <table:table-cell office:value-type="string" calcext:value-type="string">
            <text:p>112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CONCATENATE([.A233];&quot;:=INT_REAL(eep_n_r(&quot;;[.I233];&quot;));&quot;)" office:value-type="string" office:string-value="SP_16:=INT_REAL(eep_n_r(112));" calcext:value-type="string">
            <text:p>SP_16:=INT_REAL(eep_n_r(112));</text:p>
          </table:table-cell>
          <table:table-cell table:formula="of:=CONCATENATE(&quot;Res:=eep_n_w(&quot;;[.I233];&quot;,REAL_INT(&quot;;[.A233];&quot;));&quot;)" office:value-type="string" office:string-value="Res:=eep_n_w(112,REAL_INT(SP_16));" calcext:value-type="string">
            <text:p>Res:=eep_n_w(112,REAL_INT(SP_16));</text:p>
          </table:table-cell>
          <table:table-cell table:formula="of:=IF([.E233]=1;CONCATENATE([.A233];&quot; integer default '0',&quot;);&quot;&quot;)" office:value-type="string" office:string-value="SP_16 integer default '0'," calcext:value-type="string">
            <text:p>SP_16 integer default '0',</text:p>
          </table:table-cell>
          <table:table-cell table:number-columns-repeated="1011"/>
        </table:table-row>
        <table:table-row table:style-name="ro1">
          <table:table-cell table:formula="of:=[Аркуш2.J14]" office:value-type="string" office:string-value="SP2_12" calcext:value-type="string">
            <text:p>SP2_12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43</text:p>
          </table:table-cell>
          <table:table-cell office:value-type="string" calcext:value-type="string">
            <text:p>Завдання на 2 параметер</text:p>
          </table:table-cell>
          <table:table-cell office:value-type="string" calcext:value-type="string">
            <text:p>113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CONCATENATE([.A234];&quot;:=INT_REAL(eep_n_r(&quot;;[.I234];&quot;));&quot;)" office:value-type="string" office:string-value="SP2_12:=INT_REAL(eep_n_r(113));" calcext:value-type="string">
            <text:p>SP2_12:=INT_REAL(eep_n_r(113));</text:p>
          </table:table-cell>
          <table:table-cell table:formula="of:=CONCATENATE(&quot;Res:=eep_n_w(&quot;;[.I234];&quot;,REAL_INT(&quot;;[.A234];&quot;));&quot;)" office:value-type="string" office:string-value="Res:=eep_n_w(113,REAL_INT(SP2_12));" calcext:value-type="string">
            <text:p>Res:=eep_n_w(113,REAL_INT(SP2_12));</text:p>
          </table:table-cell>
          <table:table-cell table:formula="of:=IF([.E234]=1;CONCATENATE([.A234];&quot; integer default '0',&quot;);&quot;&quot;)" office:value-type="string" office:string-value="SP2_12 integer default '0'," calcext:value-type="string">
            <text:p>SP2_12 integer default '0',</text:p>
          </table:table-cell>
          <table:table-cell table:number-columns-repeated="1011"/>
        </table:table-row>
        <table:table-row table:style-name="ro1">
          <table:table-cell table:formula="of:=[Аркуш2.J17]" office:value-type="string" office:string-value="SP2_15" calcext:value-type="string">
            <text:p>SP2_1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4</text:p>
          </table:table-cell>
          <table:table-cell office:value-type="string" calcext:value-type="string">
            <text:p>Завдання на 2 параметер</text:p>
          </table:table-cell>
          <table:table-cell office:value-type="string" calcext:value-type="string">
            <text:p>11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CONCATENATE([.A235];&quot;:=INT_REAL(eep_n_r(&quot;;[.I235];&quot;));&quot;)" office:value-type="string" office:string-value="SP2_15:=INT_REAL(eep_n_r(114));" calcext:value-type="string">
            <text:p>SP2_15:=INT_REAL(eep_n_r(114));</text:p>
          </table:table-cell>
          <table:table-cell table:formula="of:=CONCATENATE(&quot;Res:=eep_n_w(&quot;;[.I235];&quot;,REAL_INT(&quot;;[.A235];&quot;));&quot;)" office:value-type="string" office:string-value="Res:=eep_n_w(114,REAL_INT(SP2_15));" calcext:value-type="string">
            <text:p>Res:=eep_n_w(114,REAL_INT(SP2_15));</text:p>
          </table:table-cell>
          <table:table-cell table:formula="of:=IF([.E235]=1;CONCATENATE([.A235];&quot; integer default '0',&quot;);&quot;&quot;)" office:value-type="string" office:string-value="SP2_15 integer default '0'," calcext:value-type="string">
            <text:p>SP2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0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1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CONCATENATE([.A236];&quot;:=INT_REAL(eep_n_r(&quot;;[.I236];&quot;));&quot;)" office:value-type="string" office:string-value="Kkor_01:=INT_REAL(eep_n_r(115));" calcext:value-type="string">
            <text:p>Kkor_01:=INT_REAL(eep_n_r(115));</text:p>
          </table:table-cell>
          <table:table-cell table:formula="of:=CONCATENATE(&quot;Res:=eep_n_w(&quot;;[.I236];&quot;,REAL_INT(&quot;;[.A236];&quot;));&quot;)" office:value-type="string" office:string-value="Res:=eep_n_w(115,REAL_INT(Kkor_01));" calcext:value-type="string">
            <text:p>Res:=eep_n_w(115,REAL_INT(Kkor_01));</text:p>
          </table:table-cell>
          <table:table-cell table:formula="of:=IF([.E236]=1;CONCATENATE([.A23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02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16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CONCATENATE([.A237];&quot;:=INT_REAL(eep_n_r(&quot;;[.I237];&quot;));&quot;)" office:value-type="string" office:string-value="Kkor_02:=INT_REAL(eep_n_r(116));" calcext:value-type="string">
            <text:p>Kkor_02:=INT_REAL(eep_n_r(116));</text:p>
          </table:table-cell>
          <table:table-cell table:formula="of:=CONCATENATE(&quot;Res:=eep_n_w(&quot;;[.I237];&quot;,REAL_INT(&quot;;[.A237];&quot;));&quot;)" office:value-type="string" office:string-value="Res:=eep_n_w(116,REAL_INT(Kkor_02));" calcext:value-type="string">
            <text:p>Res:=eep_n_w(116,REAL_INT(Kkor_02));</text:p>
          </table:table-cell>
          <table:table-cell table:formula="of:=IF([.E237]=1;CONCATENATE([.A23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0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17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CONCATENATE([.A238];&quot;:=INT_REAL(eep_n_r(&quot;;[.I238];&quot;));&quot;)" office:value-type="string" office:string-value="Kkor_03:=INT_REAL(eep_n_r(117));" calcext:value-type="string">
            <text:p>Kkor_03:=INT_REAL(eep_n_r(117));</text:p>
          </table:table-cell>
          <table:table-cell table:formula="of:=CONCATENATE(&quot;Res:=eep_n_w(&quot;;[.I238];&quot;,REAL_INT(&quot;;[.A238];&quot;));&quot;)" office:value-type="string" office:string-value="Res:=eep_n_w(117,REAL_INT(Kkor_03));" calcext:value-type="string">
            <text:p>Res:=eep_n_w(117,REAL_INT(Kkor_03));</text:p>
          </table:table-cell>
          <table:table-cell table:formula="of:=IF([.E238]=1;CONCATENATE([.A23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0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18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CONCATENATE([.A239];&quot;:=INT_REAL(eep_n_r(&quot;;[.I239];&quot;));&quot;)" office:value-type="string" office:string-value="Kkor_07:=INT_REAL(eep_n_r(118));" calcext:value-type="string">
            <text:p>Kkor_07:=INT_REAL(eep_n_r(118));</text:p>
          </table:table-cell>
          <table:table-cell table:formula="of:=CONCATENATE(&quot;Res:=eep_n_w(&quot;;[.I239];&quot;,REAL_INT(&quot;;[.A239];&quot;));&quot;)" office:value-type="string" office:string-value="Res:=eep_n_w(118,REAL_INT(Kkor_07));" calcext:value-type="string">
            <text:p>Res:=eep_n_w(118,REAL_INT(Kkor_07));</text:p>
          </table:table-cell>
          <table:table-cell table:formula="of:=IF([.E239]=1;CONCATENATE([.A23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0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19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CONCATENATE([.A240];&quot;:=INT_REAL(eep_n_r(&quot;;[.I240];&quot;));&quot;)" office:value-type="string" office:string-value="Kkor_08:=INT_REAL(eep_n_r(119));" calcext:value-type="string">
            <text:p>Kkor_08:=INT_REAL(eep_n_r(119));</text:p>
          </table:table-cell>
          <table:table-cell table:formula="of:=CONCATENATE(&quot;Res:=eep_n_w(&quot;;[.I240];&quot;,REAL_INT(&quot;;[.A240];&quot;));&quot;)" office:value-type="string" office:string-value="Res:=eep_n_w(119,REAL_INT(Kkor_08));" calcext:value-type="string">
            <text:p>Res:=eep_n_w(119,REAL_INT(Kkor_08));</text:p>
          </table:table-cell>
          <table:table-cell table:formula="of:=IF([.E240]=1;CONCATENATE([.A24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1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CONCATENATE([.A241];&quot;:=INT_REAL(eep_n_r(&quot;;[.I241];&quot;));&quot;)" office:value-type="string" office:string-value="Kkor_12:=INT_REAL(eep_n_r(120));" calcext:value-type="string">
            <text:p>Kkor_12:=INT_REAL(eep_n_r(120));</text:p>
          </table:table-cell>
          <table:table-cell table:formula="of:=CONCATENATE(&quot;Res:=eep_n_w(&quot;;[.I241];&quot;,REAL_INT(&quot;;[.A241];&quot;));&quot;)" office:value-type="string" office:string-value="Res:=eep_n_w(120,REAL_INT(Kkor_12));" calcext:value-type="string">
            <text:p>Res:=eep_n_w(120,REAL_INT(Kkor_12));</text:p>
          </table:table-cell>
          <table:table-cell table:formula="of:=IF([.E241]=1;CONCATENATE([.A24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1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CONCATENATE([.A242];&quot;:=INT_REAL(eep_n_r(&quot;;[.I242];&quot;));&quot;)" office:value-type="string" office:string-value="Kkor_15:=INT_REAL(eep_n_r(121));" calcext:value-type="string">
            <text:p>Kkor_15:=INT_REAL(eep_n_r(121));</text:p>
          </table:table-cell>
          <table:table-cell table:formula="of:=CONCATENATE(&quot;Res:=eep_n_w(&quot;;[.I242];&quot;,REAL_INT(&quot;;[.A242];&quot;));&quot;)" office:value-type="string" office:string-value="Res:=eep_n_w(121,REAL_INT(Kkor_15));" calcext:value-type="string">
            <text:p>Res:=eep_n_w(121,REAL_INT(Kkor_15));</text:p>
          </table:table-cell>
          <table:table-cell table:formula="of:=IF([.E242]=1;CONCATENATE([.A24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0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CONCATENATE([.A243];&quot;:=INT_REAL(eep_n_r(&quot;;[.I243];&quot;));&quot;)" office:value-type="string" office:string-value="K_01:=INT_REAL(eep_n_r(122));" calcext:value-type="string">
            <text:p>K_01:=INT_REAL(eep_n_r(122));</text:p>
          </table:table-cell>
          <table:table-cell table:formula="of:=CONCATENATE(&quot;Res:=eep_n_w(&quot;;[.I243];&quot;,REAL_INT(&quot;;[.A243];&quot;));&quot;)" office:value-type="string" office:string-value="Res:=eep_n_w(122,REAL_INT(K_01));" calcext:value-type="string">
            <text:p>Res:=eep_n_w(122,REAL_INT(K_01));</text:p>
          </table:table-cell>
          <table:table-cell table:formula="of:=IF([.E243]=1;CONCATENATE([.A24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02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3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CONCATENATE([.A244];&quot;:=INT_REAL(eep_n_r(&quot;;[.I244];&quot;));&quot;)" office:value-type="string" office:string-value="K_02:=INT_REAL(eep_n_r(123));" calcext:value-type="string">
            <text:p>K_02:=INT_REAL(eep_n_r(123));</text:p>
          </table:table-cell>
          <table:table-cell table:formula="of:=CONCATENATE(&quot;Res:=eep_n_w(&quot;;[.I244];&quot;,REAL_INT(&quot;;[.A244];&quot;));&quot;)" office:value-type="string" office:string-value="Res:=eep_n_w(123,REAL_INT(K_02));" calcext:value-type="string">
            <text:p>Res:=eep_n_w(123,REAL_INT(K_02));</text:p>
          </table:table-cell>
          <table:table-cell table:formula="of:=IF([.E244]=1;CONCATENATE([.A24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03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4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CONCATENATE([.A245];&quot;:=INT_REAL(eep_n_r(&quot;;[.I245];&quot;));&quot;)" office:value-type="string" office:string-value="K_03:=INT_REAL(eep_n_r(124));" calcext:value-type="string">
            <text:p>K_03:=INT_REAL(eep_n_r(124));</text:p>
          </table:table-cell>
          <table:table-cell table:formula="of:=CONCATENATE(&quot;Res:=eep_n_w(&quot;;[.I245];&quot;,REAL_INT(&quot;;[.A245];&quot;));&quot;)" office:value-type="string" office:string-value="Res:=eep_n_w(124,REAL_INT(K_03));" calcext:value-type="string">
            <text:p>Res:=eep_n_w(124,REAL_INT(K_03));</text:p>
          </table:table-cell>
          <table:table-cell table:formula="of:=IF([.E245]=1;CONCATENATE([.A24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0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5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CONCATENATE([.A246];&quot;:=INT_REAL(eep_n_r(&quot;;[.I246];&quot;));&quot;)" office:value-type="string" office:string-value="K_07:=INT_REAL(eep_n_r(125));" calcext:value-type="string">
            <text:p>K_07:=INT_REAL(eep_n_r(125));</text:p>
          </table:table-cell>
          <table:table-cell table:formula="of:=CONCATENATE(&quot;Res:=eep_n_w(&quot;;[.I246];&quot;,REAL_INT(&quot;;[.A246];&quot;));&quot;)" office:value-type="string" office:string-value="Res:=eep_n_w(125,REAL_INT(K_07));" calcext:value-type="string">
            <text:p>Res:=eep_n_w(125,REAL_INT(K_07));</text:p>
          </table:table-cell>
          <table:table-cell table:formula="of:=IF([.E246]=1;CONCATENATE([.A24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0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6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CONCATENATE([.A247];&quot;:=INT_REAL(eep_n_r(&quot;;[.I247];&quot;));&quot;)" office:value-type="string" office:string-value="K_08:=INT_REAL(eep_n_r(126));" calcext:value-type="string">
            <text:p>K_08:=INT_REAL(eep_n_r(126));</text:p>
          </table:table-cell>
          <table:table-cell table:formula="of:=CONCATENATE(&quot;Res:=eep_n_w(&quot;;[.I247];&quot;,REAL_INT(&quot;;[.A247];&quot;));&quot;)" office:value-type="string" office:string-value="Res:=eep_n_w(126,REAL_INT(K_08));" calcext:value-type="string">
            <text:p>Res:=eep_n_w(126,REAL_INT(K_08));</text:p>
          </table:table-cell>
          <table:table-cell table:formula="of:=IF([.E247]=1;CONCATENATE([.A24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1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CONCATENATE([.A248];&quot;:=INT_REAL(eep_n_r(&quot;;[.I248];&quot;));&quot;)" office:value-type="string" office:string-value="K_12:=INT_REAL(eep_n_r(127));" calcext:value-type="string">
            <text:p>K_12:=INT_REAL(eep_n_r(127));</text:p>
          </table:table-cell>
          <table:table-cell table:formula="of:=CONCATENATE(&quot;Res:=eep_n_w(&quot;;[.I248];&quot;,REAL_INT(&quot;;[.A248];&quot;));&quot;)" office:value-type="string" office:string-value="Res:=eep_n_w(127,REAL_INT(K_12));" calcext:value-type="string">
            <text:p>Res:=eep_n_w(127,REAL_INT(K_12));</text:p>
          </table:table-cell>
          <table:table-cell table:formula="of:=IF([.E248]=1;CONCATENATE([.A24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15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8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CONCATENATE([.A249];&quot;:=INT_REAL(eep_n_r(&quot;;[.I249];&quot;));&quot;)" office:value-type="string" office:string-value="K_15:=INT_REAL(eep_n_r(128));" calcext:value-type="string">
            <text:p>K_15:=INT_REAL(eep_n_r(128));</text:p>
          </table:table-cell>
          <table:table-cell table:formula="of:=CONCATENATE(&quot;Res:=eep_n_w(&quot;;[.I249];&quot;,REAL_INT(&quot;;[.A249];&quot;));&quot;)" office:value-type="string" office:string-value="Res:=eep_n_w(128,REAL_INT(K_15));" calcext:value-type="string">
            <text:p>Res:=eep_n_w(128,REAL_INT(K_15));</text:p>
          </table:table-cell>
          <table:table-cell table:formula="of:=IF([.E249]=1;CONCATENATE([.A24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2_12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29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CONCATENATE([.A250];&quot;:=INT_REAL(eep_n_r(&quot;;[.I250];&quot;));&quot;)" office:value-type="string" office:string-value="K2_12:=INT_REAL(eep_n_r(129));" calcext:value-type="string">
            <text:p>K2_12:=INT_REAL(eep_n_r(129));</text:p>
          </table:table-cell>
          <table:table-cell table:formula="of:=CONCATENATE(&quot;Res:=eep_n_w(&quot;;[.I250];&quot;,REAL_INT(&quot;;[.A250];&quot;));&quot;)" office:value-type="string" office:string-value="Res:=eep_n_w(129,REAL_INT(K2_12));" calcext:value-type="string">
            <text:p>Res:=eep_n_w(129,REAL_INT(K2_12));</text:p>
          </table:table-cell>
          <table:table-cell table:formula="of:=IF([.E250]=1;CONCATENATE([.A25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3_12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CONCATENATE([.A251];&quot;:=INT_REAL(eep_n_r(&quot;;[.I251];&quot;));&quot;)" office:value-type="string" office:string-value="K3_12:=INT_REAL(eep_n_r(130));" calcext:value-type="string">
            <text:p>K3_12:=INT_REAL(eep_n_r(130));</text:p>
          </table:table-cell>
          <table:table-cell table:formula="of:=CONCATENATE(&quot;Res:=eep_n_w(&quot;;[.I251];&quot;,REAL_INT(&quot;;[.A251];&quot;));&quot;)" office:value-type="string" office:string-value="Res:=eep_n_w(130,REAL_INT(K3_12));" calcext:value-type="string">
            <text:p>Res:=eep_n_w(130,REAL_INT(K3_12));</text:p>
          </table:table-cell>
          <table:table-cell table:formula="of:=IF([.E251]=1;CONCATENATE([.A25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4_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CONCATENATE([.A252];&quot;:=INT_REAL(eep_n_r(&quot;;[.I252];&quot;));&quot;)" office:value-type="string" office:string-value="K4_12:=INT_REAL(eep_n_r(131));" calcext:value-type="string">
            <text:p>K4_12:=INT_REAL(eep_n_r(131));</text:p>
          </table:table-cell>
          <table:table-cell table:formula="of:=CONCATENATE(&quot;Res:=eep_n_w(&quot;;[.I252];&quot;,REAL_INT(&quot;;[.A252];&quot;));&quot;)" office:value-type="string" office:string-value="Res:=eep_n_w(131,REAL_INT(K4_12));" calcext:value-type="string">
            <text:p>Res:=eep_n_w(131,REAL_INT(K4_12));</text:p>
          </table:table-cell>
          <table:table-cell table:formula="of:=IF([.E252]=1;CONCATENATE([.A25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n_V_1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15</text:p>
          </table:table-cell>
          <table:table-cell/>
          <table:table-cell office:value-type="string" calcext:value-type="string">
            <text:p>132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CONCATENATE([.A253];&quot;:=INT_REAL(eep_n_r(&quot;;[.I253];&quot;));&quot;)" office:value-type="string" office:string-value="min_V_17:=INT_REAL(eep_n_r(132));" calcext:value-type="string">
            <text:p>min_V_17:=INT_REAL(eep_n_r(132));</text:p>
          </table:table-cell>
          <table:table-cell table:formula="of:=CONCATENATE(&quot;Res:=eep_n_w(&quot;;[.I253];&quot;,REAL_INT(&quot;;[.A253];&quot;));&quot;)" office:value-type="string" office:string-value="Res:=eep_n_w(132,REAL_INT(min_V_17));" calcext:value-type="string">
            <text:p>Res:=eep_n_w(132,REAL_INT(min_V_17));</text:p>
          </table:table-cell>
          <table:table-cell table:formula="of:=IF([.E253]=1;CONCATENATE([.A25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_V_17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15</text:p>
          </table:table-cell>
          <table:table-cell/>
          <table:table-cell office:value-type="string" calcext:value-type="string">
            <text:p>133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CONCATENATE([.A254];&quot;:=INT_REAL(eep_n_r(&quot;;[.I254];&quot;));&quot;)" office:value-type="string" office:string-value="max_V_17:=INT_REAL(eep_n_r(133));" calcext:value-type="string">
            <text:p>max_V_17:=INT_REAL(eep_n_r(133));</text:p>
          </table:table-cell>
          <table:table-cell table:formula="of:=CONCATENATE(&quot;Res:=eep_n_w(&quot;;[.I254];&quot;,REAL_INT(&quot;;[.A254];&quot;));&quot;)" office:value-type="string" office:string-value="Res:=eep_n_w(133,REAL_INT(max_V_17));" calcext:value-type="string">
            <text:p>Res:=eep_n_w(133,REAL_INT(max_V_17));</text:p>
          </table:table-cell>
          <table:table-cell table:formula="of:=IF([.E254]=1;CONCATENATE([.A25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1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4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CONCATENATE([.A255];&quot;:=eep_n_r(&quot;;[.I255];&quot;);&quot;)" office:value-type="string" office:string-value="f_V_01:=eep_n_r(134);" calcext:value-type="string">
            <text:p>f_V_01:=eep_n_r(134);</text:p>
          </table:table-cell>
          <table:table-cell table:formula="of:=CONCATENATE(&quot;Res:=eep_n_w(&quot;;[.I255];&quot;,&quot;;[.A255];&quot;);&quot;)" office:value-type="string" office:string-value="Res:=eep_n_w(134,f_V_01);" calcext:value-type="string">
            <text:p>Res:=eep_n_w(134,f_V_01);</text:p>
          </table:table-cell>
          <table:table-cell table:formula="of:=IF([.E255]=1;CONCATENATE([.A25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5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CONCATENATE([.A256];&quot;:=eep_n_r(&quot;;[.I256];&quot;);&quot;)" office:value-type="string" office:string-value="f_V_02:=eep_n_r(135);" calcext:value-type="string">
            <text:p>f_V_02:=eep_n_r(135);</text:p>
          </table:table-cell>
          <table:table-cell table:formula="of:=CONCATENATE(&quot;Res:=eep_n_w(&quot;;[.I256];&quot;,&quot;;[.A256];&quot;);&quot;)" office:value-type="string" office:string-value="Res:=eep_n_w(135,f_V_02);" calcext:value-type="string">
            <text:p>Res:=eep_n_w(135,f_V_02);</text:p>
          </table:table-cell>
          <table:table-cell table:formula="of:=IF([.E256]=1;CONCATENATE([.A25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3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6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CONCATENATE([.A257];&quot;:=eep_n_r(&quot;;[.I257];&quot;);&quot;)" office:value-type="string" office:string-value="f_V_03:=eep_n_r(136);" calcext:value-type="string">
            <text:p>f_V_03:=eep_n_r(136);</text:p>
          </table:table-cell>
          <table:table-cell table:formula="of:=CONCATENATE(&quot;Res:=eep_n_w(&quot;;[.I257];&quot;,&quot;;[.A257];&quot;);&quot;)" office:value-type="string" office:string-value="Res:=eep_n_w(136,f_V_03);" calcext:value-type="string">
            <text:p>Res:=eep_n_w(136,f_V_03);</text:p>
          </table:table-cell>
          <table:table-cell table:formula="of:=IF([.E257]=1;CONCATENATE([.A25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4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CONCATENATE([.A258];&quot;:=eep_n_r(&quot;;[.I258];&quot;);&quot;)" office:value-type="string" office:string-value="f_V_04:=eep_n_r(137);" calcext:value-type="string">
            <text:p>f_V_04:=eep_n_r(137);</text:p>
          </table:table-cell>
          <table:table-cell table:formula="of:=CONCATENATE(&quot;Res:=eep_n_w(&quot;;[.I258];&quot;,&quot;;[.A258];&quot;);&quot;)" office:value-type="string" office:string-value="Res:=eep_n_w(137,f_V_04);" calcext:value-type="string">
            <text:p>Res:=eep_n_w(137,f_V_04);</text:p>
          </table:table-cell>
          <table:table-cell table:formula="of:=IF([.E258]=1;CONCATENATE([.A25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CONCATENATE([.A259];&quot;:=eep_n_r(&quot;;[.I259];&quot;);&quot;)" office:value-type="string" office:string-value="f_V_05:=eep_n_r(138);" calcext:value-type="string">
            <text:p>f_V_05:=eep_n_r(138);</text:p>
          </table:table-cell>
          <table:table-cell table:formula="of:=CONCATENATE(&quot;Res:=eep_n_w(&quot;;[.I259];&quot;,&quot;;[.A259];&quot;);&quot;)" office:value-type="string" office:string-value="Res:=eep_n_w(138,f_V_05);" calcext:value-type="string">
            <text:p>Res:=eep_n_w(138,f_V_05);</text:p>
          </table:table-cell>
          <table:table-cell table:formula="of:=IF([.E259]=1;CONCATENATE([.A25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6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39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CONCATENATE([.A260];&quot;:=eep_n_r(&quot;;[.I260];&quot;);&quot;)" office:value-type="string" office:string-value="f_V_06:=eep_n_r(139);" calcext:value-type="string">
            <text:p>f_V_06:=eep_n_r(139);</text:p>
          </table:table-cell>
          <table:table-cell table:formula="of:=CONCATENATE(&quot;Res:=eep_n_w(&quot;;[.I260];&quot;,&quot;;[.A260];&quot;);&quot;)" office:value-type="string" office:string-value="Res:=eep_n_w(139,f_V_06);" calcext:value-type="string">
            <text:p>Res:=eep_n_w(139,f_V_06);</text:p>
          </table:table-cell>
          <table:table-cell table:formula="of:=IF([.E260]=1;CONCATENATE([.A26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7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CONCATENATE([.A261];&quot;:=eep_n_r(&quot;;[.I261];&quot;);&quot;)" office:value-type="string" office:string-value="f_V_07:=eep_n_r(140);" calcext:value-type="string">
            <text:p>f_V_07:=eep_n_r(140);</text:p>
          </table:table-cell>
          <table:table-cell table:formula="of:=CONCATENATE(&quot;Res:=eep_n_w(&quot;;[.I261];&quot;,&quot;;[.A261];&quot;);&quot;)" office:value-type="string" office:string-value="Res:=eep_n_w(140,f_V_07);" calcext:value-type="string">
            <text:p>Res:=eep_n_w(140,f_V_07);</text:p>
          </table:table-cell>
          <table:table-cell table:formula="of:=IF([.E261]=1;CONCATENATE([.A26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8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1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CONCATENATE([.A262];&quot;:=eep_n_r(&quot;;[.I262];&quot;);&quot;)" office:value-type="string" office:string-value="f_V_08:=eep_n_r(141);" calcext:value-type="string">
            <text:p>f_V_08:=eep_n_r(141);</text:p>
          </table:table-cell>
          <table:table-cell table:formula="of:=CONCATENATE(&quot;Res:=eep_n_w(&quot;;[.I262];&quot;,&quot;;[.A262];&quot;);&quot;)" office:value-type="string" office:string-value="Res:=eep_n_w(141,f_V_08);" calcext:value-type="string">
            <text:p>Res:=eep_n_w(141,f_V_08);</text:p>
          </table:table-cell>
          <table:table-cell table:formula="of:=IF([.E262]=1;CONCATENATE([.A26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09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2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CONCATENATE([.A263];&quot;:=eep_n_r(&quot;;[.I263];&quot;);&quot;)" office:value-type="string" office:string-value="f_V_09:=eep_n_r(142);" calcext:value-type="string">
            <text:p>f_V_09:=eep_n_r(142);</text:p>
          </table:table-cell>
          <table:table-cell table:formula="of:=CONCATENATE(&quot;Res:=eep_n_w(&quot;;[.I263];&quot;,&quot;;[.A263];&quot;);&quot;)" office:value-type="string" office:string-value="Res:=eep_n_w(142,f_V_09);" calcext:value-type="string">
            <text:p>Res:=eep_n_w(142,f_V_09);</text:p>
          </table:table-cell>
          <table:table-cell table:formula="of:=IF([.E263]=1;CONCATENATE([.A26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0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3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CONCATENATE([.A264];&quot;:=eep_n_r(&quot;;[.I264];&quot;);&quot;)" office:value-type="string" office:string-value="f_V_10:=eep_n_r(143);" calcext:value-type="string">
            <text:p>f_V_10:=eep_n_r(143);</text:p>
          </table:table-cell>
          <table:table-cell table:formula="of:=CONCATENATE(&quot;Res:=eep_n_w(&quot;;[.I264];&quot;,&quot;;[.A264];&quot;);&quot;)" office:value-type="string" office:string-value="Res:=eep_n_w(143,f_V_10);" calcext:value-type="string">
            <text:p>Res:=eep_n_w(143,f_V_10);</text:p>
          </table:table-cell>
          <table:table-cell table:formula="of:=IF([.E264]=1;CONCATENATE([.A26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CONCATENATE([.A265];&quot;:=eep_n_r(&quot;;[.I265];&quot;);&quot;)" office:value-type="string" office:string-value="f_V_11:=eep_n_r(144);" calcext:value-type="string">
            <text:p>f_V_11:=eep_n_r(144);</text:p>
          </table:table-cell>
          <table:table-cell table:formula="of:=CONCATENATE(&quot;Res:=eep_n_w(&quot;;[.I265];&quot;,&quot;;[.A265];&quot;);&quot;)" office:value-type="string" office:string-value="Res:=eep_n_w(144,f_V_11);" calcext:value-type="string">
            <text:p>Res:=eep_n_w(144,f_V_11);</text:p>
          </table:table-cell>
          <table:table-cell table:formula="of:=IF([.E265]=1;CONCATENATE([.A26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2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5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CONCATENATE([.A266];&quot;:=eep_n_r(&quot;;[.I266];&quot;);&quot;)" office:value-type="string" office:string-value="f_V_12:=eep_n_r(145);" calcext:value-type="string">
            <text:p>f_V_12:=eep_n_r(145);</text:p>
          </table:table-cell>
          <table:table-cell table:formula="of:=CONCATENATE(&quot;Res:=eep_n_w(&quot;;[.I266];&quot;,&quot;;[.A266];&quot;);&quot;)" office:value-type="string" office:string-value="Res:=eep_n_w(145,f_V_12);" calcext:value-type="string">
            <text:p>Res:=eep_n_w(145,f_V_12);</text:p>
          </table:table-cell>
          <table:table-cell table:formula="of:=IF([.E266]=1;CONCATENATE([.A26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3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6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CONCATENATE([.A267];&quot;:=eep_n_r(&quot;;[.I267];&quot;);&quot;)" office:value-type="string" office:string-value="f_V_13:=eep_n_r(146);" calcext:value-type="string">
            <text:p>f_V_13:=eep_n_r(146);</text:p>
          </table:table-cell>
          <table:table-cell table:formula="of:=CONCATENATE(&quot;Res:=eep_n_w(&quot;;[.I267];&quot;,&quot;;[.A267];&quot;);&quot;)" office:value-type="string" office:string-value="Res:=eep_n_w(146,f_V_13);" calcext:value-type="string">
            <text:p>Res:=eep_n_w(146,f_V_13);</text:p>
          </table:table-cell>
          <table:table-cell table:formula="of:=IF([.E267]=1;CONCATENATE([.A26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7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CONCATENATE([.A268];&quot;:=eep_n_r(&quot;;[.I268];&quot;);&quot;)" office:value-type="string" office:string-value="f_V_14:=eep_n_r(147);" calcext:value-type="string">
            <text:p>f_V_14:=eep_n_r(147);</text:p>
          </table:table-cell>
          <table:table-cell table:formula="of:=CONCATENATE(&quot;Res:=eep_n_w(&quot;;[.I268];&quot;,&quot;;[.A268];&quot;);&quot;)" office:value-type="string" office:string-value="Res:=eep_n_w(147,f_V_14);" calcext:value-type="string">
            <text:p>Res:=eep_n_w(147,f_V_14);</text:p>
          </table:table-cell>
          <table:table-cell table:formula="of:=IF([.E268]=1;CONCATENATE([.A26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5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8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CONCATENATE([.A269];&quot;:=eep_n_r(&quot;;[.I269];&quot;);&quot;)" office:value-type="string" office:string-value="f_V_15:=eep_n_r(148);" calcext:value-type="string">
            <text:p>f_V_15:=eep_n_r(148);</text:p>
          </table:table-cell>
          <table:table-cell table:formula="of:=CONCATENATE(&quot;Res:=eep_n_w(&quot;;[.I269];&quot;,&quot;;[.A269];&quot;);&quot;)" office:value-type="string" office:string-value="Res:=eep_n_w(148,f_V_15);" calcext:value-type="string">
            <text:p>Res:=eep_n_w(148,f_V_15);</text:p>
          </table:table-cell>
          <table:table-cell table:formula="of:=IF([.E269]=1;CONCATENATE([.A26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6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49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CONCATENATE([.A270];&quot;:=eep_n_r(&quot;;[.I270];&quot;);&quot;)" office:value-type="string" office:string-value="f_V_16:=eep_n_r(149);" calcext:value-type="string">
            <text:p>f_V_16:=eep_n_r(149);</text:p>
          </table:table-cell>
          <table:table-cell table:formula="of:=CONCATENATE(&quot;Res:=eep_n_w(&quot;;[.I270];&quot;,&quot;;[.A270];&quot;);&quot;)" office:value-type="string" office:string-value="Res:=eep_n_w(149,f_V_16);" calcext:value-type="string">
            <text:p>Res:=eep_n_w(149,f_V_16);</text:p>
          </table:table-cell>
          <table:table-cell table:formula="of:=IF([.E270]=1;CONCATENATE([.A27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7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CONCATENATE([.A271];&quot;:=eep_n_r(&quot;;[.I271];&quot;);&quot;)" office:value-type="string" office:string-value="f_V_17:=eep_n_r(150);" calcext:value-type="string">
            <text:p>f_V_17:=eep_n_r(150);</text:p>
          </table:table-cell>
          <table:table-cell table:formula="of:=CONCATENATE(&quot;Res:=eep_n_w(&quot;;[.I271];&quot;,&quot;;[.A271];&quot;);&quot;)" office:value-type="string" office:string-value="Res:=eep_n_w(150,f_V_17);" calcext:value-type="string">
            <text:p>Res:=eep_n_w(150,f_V_17);</text:p>
          </table:table-cell>
          <table:table-cell table:formula="of:=IF([.E271]=1;CONCATENATE([.A27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1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CONCATENATE([.A272];&quot;:=eep_n_r(&quot;;[.I272];&quot;);&quot;)" office:value-type="string" office:string-value="f_V_18:=eep_n_r(151);" calcext:value-type="string">
            <text:p>f_V_18:=eep_n_r(151);</text:p>
          </table:table-cell>
          <table:table-cell table:formula="of:=CONCATENATE(&quot;Res:=eep_n_w(&quot;;[.I272];&quot;,&quot;;[.A272];&quot;);&quot;)" office:value-type="string" office:string-value="Res:=eep_n_w(151,f_V_18);" calcext:value-type="string">
            <text:p>Res:=eep_n_w(151,f_V_18);</text:p>
          </table:table-cell>
          <table:table-cell table:formula="of:=IF([.E272]=1;CONCATENATE([.A27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19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2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CONCATENATE([.A273];&quot;:=eep_n_r(&quot;;[.I273];&quot;);&quot;)" office:value-type="string" office:string-value="f_V_19:=eep_n_r(152);" calcext:value-type="string">
            <text:p>f_V_19:=eep_n_r(152);</text:p>
          </table:table-cell>
          <table:table-cell table:formula="of:=CONCATENATE(&quot;Res:=eep_n_w(&quot;;[.I273];&quot;,&quot;;[.A273];&quot;);&quot;)" office:value-type="string" office:string-value="Res:=eep_n_w(152,f_V_19);" calcext:value-type="string">
            <text:p>Res:=eep_n_w(152,f_V_19);</text:p>
          </table:table-cell>
          <table:table-cell table:formula="of:=IF([.E273]=1;CONCATENATE([.A27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3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CONCATENATE([.A274];&quot;:=eep_n_r(&quot;;[.I274];&quot;);&quot;)" office:value-type="string" office:string-value="f_V_20:=eep_n_r(153);" calcext:value-type="string">
            <text:p>f_V_20:=eep_n_r(153);</text:p>
          </table:table-cell>
          <table:table-cell table:formula="of:=CONCATENATE(&quot;Res:=eep_n_w(&quot;;[.I274];&quot;,&quot;;[.A274];&quot;);&quot;)" office:value-type="string" office:string-value="Res:=eep_n_w(153,f_V_20);" calcext:value-type="string">
            <text:p>Res:=eep_n_w(153,f_V_20);</text:p>
          </table:table-cell>
          <table:table-cell table:formula="of:=IF([.E274]=1;CONCATENATE([.A27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4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CONCATENATE([.A275];&quot;:=eep_n_r(&quot;;[.I275];&quot;);&quot;)" office:value-type="string" office:string-value="f_V_21:=eep_n_r(154);" calcext:value-type="string">
            <text:p>f_V_21:=eep_n_r(154);</text:p>
          </table:table-cell>
          <table:table-cell table:formula="of:=CONCATENATE(&quot;Res:=eep_n_w(&quot;;[.I275];&quot;,&quot;;[.A275];&quot;);&quot;)" office:value-type="string" office:string-value="Res:=eep_n_w(154,f_V_21);" calcext:value-type="string">
            <text:p>Res:=eep_n_w(154,f_V_21);</text:p>
          </table:table-cell>
          <table:table-cell table:formula="of:=IF([.E275]=1;CONCATENATE([.A27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5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CONCATENATE([.A276];&quot;:=eep_n_r(&quot;;[.I276];&quot;);&quot;)" office:value-type="string" office:string-value="f_V_22:=eep_n_r(155);" calcext:value-type="string">
            <text:p>f_V_22:=eep_n_r(155);</text:p>
          </table:table-cell>
          <table:table-cell table:formula="of:=CONCATENATE(&quot;Res:=eep_n_w(&quot;;[.I276];&quot;,&quot;;[.A276];&quot;);&quot;)" office:value-type="string" office:string-value="Res:=eep_n_w(155,f_V_22);" calcext:value-type="string">
            <text:p>Res:=eep_n_w(155,f_V_22);</text:p>
          </table:table-cell>
          <table:table-cell table:formula="of:=IF([.E276]=1;CONCATENATE([.A27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CONCATENATE([.A277];&quot;:=eep_n_r(&quot;;[.I277];&quot;);&quot;)" office:value-type="string" office:string-value="f_V_23:=eep_n_r(156);" calcext:value-type="string">
            <text:p>f_V_23:=eep_n_r(156);</text:p>
          </table:table-cell>
          <table:table-cell table:formula="of:=CONCATENATE(&quot;Res:=eep_n_w(&quot;;[.I277];&quot;,&quot;;[.A277];&quot;);&quot;)" office:value-type="string" office:string-value="Res:=eep_n_w(156,f_V_23);" calcext:value-type="string">
            <text:p>Res:=eep_n_w(156,f_V_23);</text:p>
          </table:table-cell>
          <table:table-cell table:formula="of:=IF([.E277]=1;CONCATENATE([.A27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7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CONCATENATE([.A278];&quot;:=eep_n_r(&quot;;[.I278];&quot;);&quot;)" office:value-type="string" office:string-value="f_V_24:=eep_n_r(157);" calcext:value-type="string">
            <text:p>f_V_24:=eep_n_r(157);</text:p>
          </table:table-cell>
          <table:table-cell table:formula="of:=CONCATENATE(&quot;Res:=eep_n_w(&quot;;[.I278];&quot;,&quot;;[.A278];&quot;);&quot;)" office:value-type="string" office:string-value="Res:=eep_n_w(157,f_V_24);" calcext:value-type="string">
            <text:p>Res:=eep_n_w(157,f_V_24);</text:p>
          </table:table-cell>
          <table:table-cell table:formula="of:=IF([.E278]=1;CONCATENATE([.A27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8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CONCATENATE([.A279];&quot;:=eep_n_r(&quot;;[.I279];&quot;);&quot;)" office:value-type="string" office:string-value="f_V_25:=eep_n_r(158);" calcext:value-type="string">
            <text:p>f_V_25:=eep_n_r(158);</text:p>
          </table:table-cell>
          <table:table-cell table:formula="of:=CONCATENATE(&quot;Res:=eep_n_w(&quot;;[.I279];&quot;,&quot;;[.A279];&quot;);&quot;)" office:value-type="string" office:string-value="Res:=eep_n_w(158,f_V_25);" calcext:value-type="string">
            <text:p>Res:=eep_n_w(158,f_V_25);</text:p>
          </table:table-cell>
          <table:table-cell table:formula="of:=IF([.E279]=1;CONCATENATE([.A27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59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CONCATENATE([.A280];&quot;:=eep_n_r(&quot;;[.I280];&quot;);&quot;)" office:value-type="string" office:string-value="f_V_26:=eep_n_r(159);" calcext:value-type="string">
            <text:p>f_V_26:=eep_n_r(159);</text:p>
          </table:table-cell>
          <table:table-cell table:formula="of:=CONCATENATE(&quot;Res:=eep_n_w(&quot;;[.I280];&quot;,&quot;;[.A280];&quot;);&quot;)" office:value-type="string" office:string-value="Res:=eep_n_w(159,f_V_26);" calcext:value-type="string">
            <text:p>Res:=eep_n_w(159,f_V_26);</text:p>
          </table:table-cell>
          <table:table-cell table:formula="of:=IF([.E280]=1;CONCATENATE([.A28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CONCATENATE([.A281];&quot;:=eep_n_r(&quot;;[.I281];&quot;);&quot;)" office:value-type="string" office:string-value="f_V_27:=eep_n_r(160);" calcext:value-type="string">
            <text:p>f_V_27:=eep_n_r(160);</text:p>
          </table:table-cell>
          <table:table-cell table:formula="of:=CONCATENATE(&quot;Res:=eep_n_w(&quot;;[.I281];&quot;,&quot;;[.A281];&quot;);&quot;)" office:value-type="string" office:string-value="Res:=eep_n_w(160,f_V_27);" calcext:value-type="string">
            <text:p>Res:=eep_n_w(160,f_V_27);</text:p>
          </table:table-cell>
          <table:table-cell table:formula="of:=IF([.E281]=1;CONCATENATE([.A28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8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CONCATENATE([.A282];&quot;:=eep_n_r(&quot;;[.I282];&quot;);&quot;)" office:value-type="string" office:string-value="f_V_28:=eep_n_r(161);" calcext:value-type="string">
            <text:p>f_V_28:=eep_n_r(161);</text:p>
          </table:table-cell>
          <table:table-cell table:formula="of:=CONCATENATE(&quot;Res:=eep_n_w(&quot;;[.I282];&quot;,&quot;;[.A282];&quot;);&quot;)" office:value-type="string" office:string-value="Res:=eep_n_w(161,f_V_28);" calcext:value-type="string">
            <text:p>Res:=eep_n_w(161,f_V_28);</text:p>
          </table:table-cell>
          <table:table-cell table:formula="of:=IF([.E282]=1;CONCATENATE([.A28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2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2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CONCATENATE([.A283];&quot;:=eep_n_r(&quot;;[.I283];&quot;);&quot;)" office:value-type="string" office:string-value="f_V_29:=eep_n_r(162);" calcext:value-type="string">
            <text:p>f_V_29:=eep_n_r(162);</text:p>
          </table:table-cell>
          <table:table-cell table:formula="of:=CONCATENATE(&quot;Res:=eep_n_w(&quot;;[.I283];&quot;,&quot;;[.A283];&quot;);&quot;)" office:value-type="string" office:string-value="Res:=eep_n_w(162,f_V_29);" calcext:value-type="string">
            <text:p>Res:=eep_n_w(162,f_V_29);</text:p>
          </table:table-cell>
          <table:table-cell table:formula="of:=IF([.E283]=1;CONCATENATE([.A28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0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3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CONCATENATE([.A284];&quot;:=eep_n_r(&quot;;[.I284];&quot;);&quot;)" office:value-type="string" office:string-value="f_V_30:=eep_n_r(163);" calcext:value-type="string">
            <text:p>f_V_30:=eep_n_r(163);</text:p>
          </table:table-cell>
          <table:table-cell table:formula="of:=CONCATENATE(&quot;Res:=eep_n_w(&quot;;[.I284];&quot;,&quot;;[.A284];&quot;);&quot;)" office:value-type="string" office:string-value="Res:=eep_n_w(163,f_V_30);" calcext:value-type="string">
            <text:p>Res:=eep_n_w(163,f_V_30);</text:p>
          </table:table-cell>
          <table:table-cell table:formula="of:=IF([.E284]=1;CONCATENATE([.A28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4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CONCATENATE([.A285];&quot;:=eep_n_r(&quot;;[.I285];&quot;);&quot;)" office:value-type="string" office:string-value="f_V_31:=eep_n_r(164);" calcext:value-type="string">
            <text:p>f_V_31:=eep_n_r(164);</text:p>
          </table:table-cell>
          <table:table-cell table:formula="of:=CONCATENATE(&quot;Res:=eep_n_w(&quot;;[.I285];&quot;,&quot;;[.A285];&quot;);&quot;)" office:value-type="string" office:string-value="Res:=eep_n_w(164,f_V_31);" calcext:value-type="string">
            <text:p>Res:=eep_n_w(164,f_V_31);</text:p>
          </table:table-cell>
          <table:table-cell table:formula="of:=IF([.E285]=1;CONCATENATE([.A28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CONCATENATE([.A286];&quot;:=eep_n_r(&quot;;[.I286];&quot;);&quot;)" office:value-type="string" office:string-value="f_V_32:=eep_n_r(165);" calcext:value-type="string">
            <text:p>f_V_32:=eep_n_r(165);</text:p>
          </table:table-cell>
          <table:table-cell table:formula="of:=CONCATENATE(&quot;Res:=eep_n_w(&quot;;[.I286];&quot;,&quot;;[.A286];&quot;);&quot;)" office:value-type="string" office:string-value="Res:=eep_n_w(165,f_V_32);" calcext:value-type="string">
            <text:p>Res:=eep_n_w(165,f_V_32);</text:p>
          </table:table-cell>
          <table:table-cell table:formula="of:=IF([.E286]=1;CONCATENATE([.A28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3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6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CONCATENATE([.A287];&quot;:=eep_n_r(&quot;;[.I287];&quot;);&quot;)" office:value-type="string" office:string-value="f_V_33:=eep_n_r(166);" calcext:value-type="string">
            <text:p>f_V_33:=eep_n_r(166);</text:p>
          </table:table-cell>
          <table:table-cell table:formula="of:=CONCATENATE(&quot;Res:=eep_n_w(&quot;;[.I287];&quot;,&quot;;[.A287];&quot;);&quot;)" office:value-type="string" office:string-value="Res:=eep_n_w(166,f_V_33);" calcext:value-type="string">
            <text:p>Res:=eep_n_w(166,f_V_33);</text:p>
          </table:table-cell>
          <table:table-cell table:formula="of:=IF([.E287]=1;CONCATENATE([.A28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4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7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CONCATENATE([.A288];&quot;:=eep_n_r(&quot;;[.I288];&quot;);&quot;)" office:value-type="string" office:string-value="f_V_34:=eep_n_r(167);" calcext:value-type="string">
            <text:p>f_V_34:=eep_n_r(167);</text:p>
          </table:table-cell>
          <table:table-cell table:formula="of:=CONCATENATE(&quot;Res:=eep_n_w(&quot;;[.I288];&quot;,&quot;;[.A288];&quot;);&quot;)" office:value-type="string" office:string-value="Res:=eep_n_w(167,f_V_34);" calcext:value-type="string">
            <text:p>Res:=eep_n_w(167,f_V_34);</text:p>
          </table:table-cell>
          <table:table-cell table:formula="of:=IF([.E288]=1;CONCATENATE([.A28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8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CONCATENATE([.A289];&quot;:=eep_n_r(&quot;;[.I289];&quot;);&quot;)" office:value-type="string" office:string-value="f_V_35:=eep_n_r(168);" calcext:value-type="string">
            <text:p>f_V_35:=eep_n_r(168);</text:p>
          </table:table-cell>
          <table:table-cell table:formula="of:=CONCATENATE(&quot;Res:=eep_n_w(&quot;;[.I289];&quot;,&quot;;[.A289];&quot;);&quot;)" office:value-type="string" office:string-value="Res:=eep_n_w(168,f_V_35);" calcext:value-type="string">
            <text:p>Res:=eep_n_w(168,f_V_35);</text:p>
          </table:table-cell>
          <table:table-cell table:formula="of:=IF([.E289]=1;CONCATENATE([.A28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69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CONCATENATE([.A290];&quot;:=eep_n_r(&quot;;[.I290];&quot;);&quot;)" office:value-type="string" office:string-value="f_V_36:=eep_n_r(169);" calcext:value-type="string">
            <text:p>f_V_36:=eep_n_r(169);</text:p>
          </table:table-cell>
          <table:table-cell table:formula="of:=CONCATENATE(&quot;Res:=eep_n_w(&quot;;[.I290];&quot;,&quot;;[.A290];&quot;);&quot;)" office:value-type="string" office:string-value="Res:=eep_n_w(169,f_V_36);" calcext:value-type="string">
            <text:p>Res:=eep_n_w(169,f_V_36);</text:p>
          </table:table-cell>
          <table:table-cell table:formula="of:=IF([.E290]=1;CONCATENATE([.A29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CONCATENATE([.A291];&quot;:=eep_n_r(&quot;;[.I291];&quot;);&quot;)" office:value-type="string" office:string-value="f_V_37:=eep_n_r(170);" calcext:value-type="string">
            <text:p>f_V_37:=eep_n_r(170);</text:p>
          </table:table-cell>
          <table:table-cell table:formula="of:=CONCATENATE(&quot;Res:=eep_n_w(&quot;;[.I291];&quot;,&quot;;[.A291];&quot;);&quot;)" office:value-type="string" office:string-value="Res:=eep_n_w(170,f_V_37);" calcext:value-type="string">
            <text:p>Res:=eep_n_w(170,f_V_37);</text:p>
          </table:table-cell>
          <table:table-cell table:formula="of:=IF([.E291]=1;CONCATENATE([.A29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8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CONCATENATE([.A292];&quot;:=eep_n_r(&quot;;[.I292];&quot;);&quot;)" office:value-type="string" office:string-value="f_V_38:=eep_n_r(171);" calcext:value-type="string">
            <text:p>f_V_38:=eep_n_r(171);</text:p>
          </table:table-cell>
          <table:table-cell table:formula="of:=CONCATENATE(&quot;Res:=eep_n_w(&quot;;[.I292];&quot;,&quot;;[.A292];&quot;);&quot;)" office:value-type="string" office:string-value="Res:=eep_n_w(171,f_V_38);" calcext:value-type="string">
            <text:p>Res:=eep_n_w(171,f_V_38);</text:p>
          </table:table-cell>
          <table:table-cell table:formula="of:=IF([.E292]=1;CONCATENATE([.A29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_V_3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CONCATENATE([.A293];&quot;:=eep_n_r(&quot;;[.I293];&quot;);&quot;)" office:value-type="string" office:string-value="f_V_39:=eep_n_r(172);" calcext:value-type="string">
            <text:p>f_V_39:=eep_n_r(172);</text:p>
          </table:table-cell>
          <table:table-cell table:formula="of:=CONCATENATE(&quot;Res:=eep_n_w(&quot;;[.I293];&quot;,&quot;;[.A293];&quot;);&quot;)" office:value-type="string" office:string-value="Res:=eep_n_w(172,f_V_39);" calcext:value-type="string">
            <text:p>Res:=eep_n_w(172,f_V_39);</text:p>
          </table:table-cell>
          <table:table-cell table:formula="of:=IF([.E293]=1;CONCATENATE([.A29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_p_0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CONCATENATE([.A294];&quot;:=eep_n_r(&quot;;[.I294];&quot;);&quot;)" office:value-type="string" office:string-value="kr_p_01:=eep_n_r(173);" calcext:value-type="string">
            <text:p>kr_p_01:=eep_n_r(173);</text:p>
          </table:table-cell>
          <table:table-cell table:formula="of:=CONCATENATE(&quot;Res:=eep_n_w(&quot;;[.I294];&quot;,&quot;;[.A294];&quot;);&quot;)" office:value-type="string" office:string-value="Res:=eep_n_w(173,kr_p_01);" calcext:value-type="string">
            <text:p>Res:=eep_n_w(173,kr_p_01);</text:p>
          </table:table-cell>
          <table:table-cell table:formula="of:=IF([.E294]=1;CONCATENATE([.A29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_p_02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CONCATENATE([.A295];&quot;:=eep_n_r(&quot;;[.I295];&quot;);&quot;)" office:value-type="string" office:string-value="kr_p_02:=eep_n_r(174);" calcext:value-type="string">
            <text:p>kr_p_02:=eep_n_r(174);</text:p>
          </table:table-cell>
          <table:table-cell table:formula="of:=CONCATENATE(&quot;Res:=eep_n_w(&quot;;[.I295];&quot;,&quot;;[.A295];&quot;);&quot;)" office:value-type="string" office:string-value="Res:=eep_n_w(174,kr_p_02);" calcext:value-type="string">
            <text:p>Res:=eep_n_w(174,kr_p_02);</text:p>
          </table:table-cell>
          <table:table-cell table:formula="of:=IF([.E295]=1;CONCATENATE([.A29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_p_03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CONCATENATE([.A296];&quot;:=eep_n_r(&quot;;[.I296];&quot;);&quot;)" office:value-type="string" office:string-value="kr_p_03:=eep_n_r(175);" calcext:value-type="string">
            <text:p>kr_p_03:=eep_n_r(175);</text:p>
          </table:table-cell>
          <table:table-cell table:formula="of:=CONCATENATE(&quot;Res:=eep_n_w(&quot;;[.I296];&quot;,&quot;;[.A296];&quot;);&quot;)" office:value-type="string" office:string-value="Res:=eep_n_w(175,kr_p_03);" calcext:value-type="string">
            <text:p>Res:=eep_n_w(175,kr_p_03);</text:p>
          </table:table-cell>
          <table:table-cell table:formula="of:=IF([.E296]=1;CONCATENATE([.A29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_p_04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CONCATENATE([.A297];&quot;:=eep_n_r(&quot;;[.I297];&quot;);&quot;)" office:value-type="string" office:string-value="kr_p_04:=eep_n_r(176);" calcext:value-type="string">
            <text:p>kr_p_04:=eep_n_r(176);</text:p>
          </table:table-cell>
          <table:table-cell table:formula="of:=CONCATENATE(&quot;Res:=eep_n_w(&quot;;[.I297];&quot;,&quot;;[.A297];&quot;);&quot;)" office:value-type="string" office:string-value="Res:=eep_n_w(176,kr_p_04);" calcext:value-type="string">
            <text:p>Res:=eep_n_w(176,kr_p_04);</text:p>
          </table:table-cell>
          <table:table-cell table:formula="of:=IF([.E297]=1;CONCATENATE([.A29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_p_0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7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CONCATENATE([.A298];&quot;:=eep_n_r(&quot;;[.I298];&quot;);&quot;)" office:value-type="string" office:string-value="kr_p_05:=eep_n_r(177);" calcext:value-type="string">
            <text:p>kr_p_05:=eep_n_r(177);</text:p>
          </table:table-cell>
          <table:table-cell table:formula="of:=CONCATENATE(&quot;Res:=eep_n_w(&quot;;[.I298];&quot;,&quot;;[.A298];&quot;);&quot;)" office:value-type="string" office:string-value="Res:=eep_n_w(177,kr_p_05);" calcext:value-type="string">
            <text:p>Res:=eep_n_w(177,kr_p_05);</text:p>
          </table:table-cell>
          <table:table-cell table:formula="of:=IF([.E298]=1;CONCATENATE([.A29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r_p_0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8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CONCATENATE([.A299];&quot;:=eep_n_r(&quot;;[.I299];&quot;);&quot;)" office:value-type="string" office:string-value="kr_p_06:=eep_n_r(178);" calcext:value-type="string">
            <text:p>kr_p_06:=eep_n_r(178);</text:p>
          </table:table-cell>
          <table:table-cell table:formula="of:=CONCATENATE(&quot;Res:=eep_n_w(&quot;;[.I299];&quot;,&quot;;[.A299];&quot;);&quot;)" office:value-type="string" office:string-value="Res:=eep_n_w(178,kr_p_06);" calcext:value-type="string">
            <text:p>Res:=eep_n_w(178,kr_p_06);</text:p>
          </table:table-cell>
          <table:table-cell table:formula="of:=IF([.E299]=1;CONCATENATE([.A29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_zd_01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79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CONCATENATE([.A300];&quot;:=eep_n_r(&quot;;[.I300];&quot;);&quot;)" office:value-type="string" office:string-value="Tp_zd_01:=eep_n_r(179);" calcext:value-type="string">
            <text:p>Tp_zd_01:=eep_n_r(179);</text:p>
          </table:table-cell>
          <table:table-cell table:formula="of:=CONCATENATE(&quot;Res:=eep_n_w(&quot;;[.I300];&quot;,&quot;;[.A300];&quot;);&quot;)" office:value-type="string" office:string-value="Res:=eep_n_w(179,Tp_zd_01);" calcext:value-type="string">
            <text:p>Res:=eep_n_w(179,Tp_zd_01);</text:p>
          </table:table-cell>
          <table:table-cell table:formula="of:=IF([.E300]=1;CONCATENATE([.A30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_zd_0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CONCATENATE([.A301];&quot;:=eep_n_r(&quot;;[.I301];&quot;);&quot;)" office:value-type="string" office:string-value="Tp_zd_02:=eep_n_r(180);" calcext:value-type="string">
            <text:p>Tp_zd_02:=eep_n_r(180);</text:p>
          </table:table-cell>
          <table:table-cell table:formula="of:=CONCATENATE(&quot;Res:=eep_n_w(&quot;;[.I301];&quot;,&quot;;[.A301];&quot;);&quot;)" office:value-type="string" office:string-value="Res:=eep_n_w(180,Tp_zd_02);" calcext:value-type="string">
            <text:p>Res:=eep_n_w(180,Tp_zd_02);</text:p>
          </table:table-cell>
          <table:table-cell table:formula="of:=IF([.E301]=1;CONCATENATE([.A30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_zd_03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CONCATENATE([.A302];&quot;:=eep_n_r(&quot;;[.I302];&quot;);&quot;)" office:value-type="string" office:string-value="Tp_zd_03:=eep_n_r(181);" calcext:value-type="string">
            <text:p>Tp_zd_03:=eep_n_r(181);</text:p>
          </table:table-cell>
          <table:table-cell table:formula="of:=CONCATENATE(&quot;Res:=eep_n_w(&quot;;[.I302];&quot;,&quot;;[.A302];&quot;);&quot;)" office:value-type="string" office:string-value="Res:=eep_n_w(181,Tp_zd_03);" calcext:value-type="string">
            <text:p>Res:=eep_n_w(181,Tp_zd_03);</text:p>
          </table:table-cell>
          <table:table-cell table:formula="of:=IF([.E302]=1;CONCATENATE([.A30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_zd_0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CONCATENATE([.A303];&quot;:=eep_n_r(&quot;;[.I303];&quot;);&quot;)" office:value-type="string" office:string-value="Tp_zd_04:=eep_n_r(182);" calcext:value-type="string">
            <text:p>Tp_zd_04:=eep_n_r(182);</text:p>
          </table:table-cell>
          <table:table-cell table:formula="of:=CONCATENATE(&quot;Res:=eep_n_w(&quot;;[.I303];&quot;,&quot;;[.A303];&quot;);&quot;)" office:value-type="string" office:string-value="Res:=eep_n_w(182,Tp_zd_04);" calcext:value-type="string">
            <text:p>Res:=eep_n_w(182,Tp_zd_04);</text:p>
          </table:table-cell>
          <table:table-cell table:formula="of:=IF([.E303]=1;CONCATENATE([.A30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_zd_0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CONCATENATE([.A304];&quot;:=eep_n_r(&quot;;[.I304];&quot;);&quot;)" office:value-type="string" office:string-value="Tp_zd_05:=eep_n_r(183);" calcext:value-type="string">
            <text:p>Tp_zd_05:=eep_n_r(183);</text:p>
          </table:table-cell>
          <table:table-cell table:formula="of:=CONCATENATE(&quot;Res:=eep_n_w(&quot;;[.I304];&quot;,&quot;;[.A304];&quot;);&quot;)" office:value-type="string" office:string-value="Res:=eep_n_w(183,Tp_zd_05);" calcext:value-type="string">
            <text:p>Res:=eep_n_w(183,Tp_zd_05);</text:p>
          </table:table-cell>
          <table:table-cell table:formula="of:=IF([.E304]=1;CONCATENATE([.A30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p_zd_0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4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CONCATENATE([.A305];&quot;:=eep_n_r(&quot;;[.I305];&quot;);&quot;)" office:value-type="string" office:string-value="Tp_zd_06:=eep_n_r(184);" calcext:value-type="string">
            <text:p>Tp_zd_06:=eep_n_r(184);</text:p>
          </table:table-cell>
          <table:table-cell table:formula="of:=CONCATENATE(&quot;Res:=eep_n_w(&quot;;[.I305];&quot;,&quot;;[.A305];&quot;);&quot;)" office:value-type="string" office:string-value="Res:=eep_n_w(184,Tp_zd_06);" calcext:value-type="string">
            <text:p>Res:=eep_n_w(184,Tp_zd_06);</text:p>
          </table:table-cell>
          <table:table-cell table:formula="of:=IF([.E305]=1;CONCATENATE([.A30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_zd_0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5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CONCATENATE([.A306];&quot;:=eep_n_r(&quot;;[.I306];&quot;);&quot;)" office:value-type="string" office:string-value="Tm_zd_01:=eep_n_r(185);" calcext:value-type="string">
            <text:p>Tm_zd_01:=eep_n_r(185);</text:p>
          </table:table-cell>
          <table:table-cell table:formula="of:=CONCATENATE(&quot;Res:=eep_n_w(&quot;;[.I306];&quot;,&quot;;[.A306];&quot;);&quot;)" office:value-type="string" office:string-value="Res:=eep_n_w(185,Tm_zd_01);" calcext:value-type="string">
            <text:p>Res:=eep_n_w(185,Tm_zd_01);</text:p>
          </table:table-cell>
          <table:table-cell table:formula="of:=IF([.E306]=1;CONCATENATE([.A30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_zd_0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6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CONCATENATE([.A307];&quot;:=eep_n_r(&quot;;[.I307];&quot;);&quot;)" office:value-type="string" office:string-value="Tm_zd_02:=eep_n_r(186);" calcext:value-type="string">
            <text:p>Tm_zd_02:=eep_n_r(186);</text:p>
          </table:table-cell>
          <table:table-cell table:formula="of:=CONCATENATE(&quot;Res:=eep_n_w(&quot;;[.I307];&quot;,&quot;;[.A307];&quot;);&quot;)" office:value-type="string" office:string-value="Res:=eep_n_w(186,Tm_zd_02);" calcext:value-type="string">
            <text:p>Res:=eep_n_w(186,Tm_zd_02);</text:p>
          </table:table-cell>
          <table:table-cell table:formula="of:=IF([.E307]=1;CONCATENATE([.A30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_zd_0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7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CONCATENATE([.A308];&quot;:=eep_n_r(&quot;;[.I308];&quot;);&quot;)" office:value-type="string" office:string-value="Tm_zd_03:=eep_n_r(187);" calcext:value-type="string">
            <text:p>Tm_zd_03:=eep_n_r(187);</text:p>
          </table:table-cell>
          <table:table-cell table:formula="of:=CONCATENATE(&quot;Res:=eep_n_w(&quot;;[.I308];&quot;,&quot;;[.A308];&quot;);&quot;)" office:value-type="string" office:string-value="Res:=eep_n_w(187,Tm_zd_03);" calcext:value-type="string">
            <text:p>Res:=eep_n_w(187,Tm_zd_03);</text:p>
          </table:table-cell>
          <table:table-cell table:formula="of:=IF([.E308]=1;CONCATENATE([.A30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_zd_04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8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CONCATENATE([.A309];&quot;:=eep_n_r(&quot;;[.I309];&quot;);&quot;)" office:value-type="string" office:string-value="Tm_zd_04:=eep_n_r(188);" calcext:value-type="string">
            <text:p>Tm_zd_04:=eep_n_r(188);</text:p>
          </table:table-cell>
          <table:table-cell table:formula="of:=CONCATENATE(&quot;Res:=eep_n_w(&quot;;[.I309];&quot;,&quot;;[.A309];&quot;);&quot;)" office:value-type="string" office:string-value="Res:=eep_n_w(188,Tm_zd_04);" calcext:value-type="string">
            <text:p>Res:=eep_n_w(188,Tm_zd_04);</text:p>
          </table:table-cell>
          <table:table-cell table:formula="of:=IF([.E309]=1;CONCATENATE([.A30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_zd_0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89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CONCATENATE([.A310];&quot;:=eep_n_r(&quot;;[.I310];&quot;);&quot;)" office:value-type="string" office:string-value="Tm_zd_05:=eep_n_r(189);" calcext:value-type="string">
            <text:p>Tm_zd_05:=eep_n_r(189);</text:p>
          </table:table-cell>
          <table:table-cell table:formula="of:=CONCATENATE(&quot;Res:=eep_n_w(&quot;;[.I310];&quot;,&quot;;[.A310];&quot;);&quot;)" office:value-type="string" office:string-value="Res:=eep_n_w(189,Tm_zd_05);" calcext:value-type="string">
            <text:p>Res:=eep_n_w(189,Tm_zd_05);</text:p>
          </table:table-cell>
          <table:table-cell table:formula="of:=IF([.E310]=1;CONCATENATE([.A31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m_zd_0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19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CONCATENATE([.A311];&quot;:=eep_n_r(&quot;;[.I311];&quot;);&quot;)" office:value-type="string" office:string-value="Tm_zd_06:=eep_n_r(190);" calcext:value-type="string">
            <text:p>Tm_zd_06:=eep_n_r(190);</text:p>
          </table:table-cell>
          <table:table-cell table:formula="of:=CONCATENATE(&quot;Res:=eep_n_w(&quot;;[.I311];&quot;,&quot;;[.A311];&quot;);&quot;)" office:value-type="string" office:string-value="Res:=eep_n_w(190,Tm_zd_06);" calcext:value-type="string">
            <text:p>Res:=eep_n_w(190,Tm_zd_06);</text:p>
          </table:table-cell>
          <table:table-cell table:formula="of:=IF([.E311]=1;CONCATENATE([.A31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NCATENATE([.A312];&quot;:=eep_b_r(&quot;;[.I312];&quot;);&quot;)" office:value-type="string" office:string-value="AM_01:=eep_b_r(1);" calcext:value-type="string">
            <text:p>AM_01:=eep_b_r(1);</text:p>
          </table:table-cell>
          <table:table-cell table:formula="of:=CONCATENATE(&quot;Res:=eep_b_w(&quot;;[.I312];&quot;,&quot;;[.A312];&quot;);&quot;)" office:value-type="string" office:string-value="Res:=eep_b_w(1,AM_01);" calcext:value-type="string">
            <text:p>Res:=eep_b_w(1,AM_01);</text:p>
          </table:table-cell>
          <table:table-cell table:formula="of:=IF([.E312]=1;CONCATENATE([.A312];&quot; integer default '0',&quot;);&quot;&quot;)" office:value-type="string" office:string-value="AM_01 integer default '0'," calcext:value-type="string">
            <text:p>AM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2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[.A313];&quot;:=eep_b_r(&quot;;[.I313];&quot;);&quot;)" office:value-type="string" office:string-value="AM_02:=eep_b_r(2);" calcext:value-type="string">
            <text:p>AM_02:=eep_b_r(2);</text:p>
          </table:table-cell>
          <table:table-cell table:formula="of:=CONCATENATE(&quot;Res:=eep_b_w(&quot;;[.I313];&quot;,&quot;;[.A313];&quot;);&quot;)" office:value-type="string" office:string-value="Res:=eep_b_w(2,AM_02);" calcext:value-type="string">
            <text:p>Res:=eep_b_w(2,AM_02);</text:p>
          </table:table-cell>
          <table:table-cell table:formula="of:=IF([.E313]=1;CONCATENATE([.A313];&quot; integer default '0',&quot;);&quot;&quot;)" office:value-type="string" office:string-value="AM_02 integer default '0'," calcext:value-type="string">
            <text:p>AM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3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[.A314];&quot;:=eep_b_r(&quot;;[.I314];&quot;);&quot;)" office:value-type="string" office:string-value="AM_03:=eep_b_r(3);" calcext:value-type="string">
            <text:p>AM_03:=eep_b_r(3);</text:p>
          </table:table-cell>
          <table:table-cell table:formula="of:=CONCATENATE(&quot;Res:=eep_b_w(&quot;;[.I314];&quot;,&quot;;[.A314];&quot;);&quot;)" office:value-type="string" office:string-value="Res:=eep_b_w(3,AM_03);" calcext:value-type="string">
            <text:p>Res:=eep_b_w(3,AM_03);</text:p>
          </table:table-cell>
          <table:table-cell table:formula="of:=IF([.E314]=1;CONCATENATE([.A314];&quot; integer default '0',&quot;);&quot;&quot;)" office:value-type="string" office:string-value="AM_03 integer default '0'," calcext:value-type="string">
            <text:p>AM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4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[.A315];&quot;:=eep_b_r(&quot;;[.I315];&quot;);&quot;)" office:value-type="string" office:string-value="AM_04:=eep_b_r(4);" calcext:value-type="string">
            <text:p>AM_04:=eep_b_r(4);</text:p>
          </table:table-cell>
          <table:table-cell table:formula="of:=CONCATENATE(&quot;Res:=eep_b_w(&quot;;[.I315];&quot;,&quot;;[.A315];&quot;);&quot;)" office:value-type="string" office:string-value="Res:=eep_b_w(4,AM_04);" calcext:value-type="string">
            <text:p>Res:=eep_b_w(4,AM_04);</text:p>
          </table:table-cell>
          <table:table-cell table:formula="of:=IF([.E315]=1;CONCATENATE([.A315];&quot; integer default '0',&quot;);&quot;&quot;)" office:value-type="string" office:string-value="AM_04 integer default '0'," calcext:value-type="string">
            <text:p>AM_0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5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[.A316];&quot;:=eep_b_r(&quot;;[.I316];&quot;);&quot;)" office:value-type="string" office:string-value="AM_05:=eep_b_r(5);" calcext:value-type="string">
            <text:p>AM_05:=eep_b_r(5);</text:p>
          </table:table-cell>
          <table:table-cell table:formula="of:=CONCATENATE(&quot;Res:=eep_b_w(&quot;;[.I316];&quot;,&quot;;[.A316];&quot;);&quot;)" office:value-type="string" office:string-value="Res:=eep_b_w(5,AM_05);" calcext:value-type="string">
            <text:p>Res:=eep_b_w(5,AM_05);</text:p>
          </table:table-cell>
          <table:table-cell table:formula="of:=IF([.E316]=1;CONCATENATE([.A316];&quot; integer default '0',&quot;);&quot;&quot;)" office:value-type="string" office:string-value="AM_05 integer default '0'," calcext:value-type="string">
            <text:p>AM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6</text:p>
          </table:table-cell>
          <table:table-cell office:value-type="float" office:value="6" calcext:value-type="float">
            <text:p>6</text:p>
          </table:table-cell>
          <table:table-cell/>
          <table:table-cell table:formula="of:=CONCATENATE([.A317];&quot;:=eep_b_r(&quot;;[.I317];&quot;);&quot;)" office:value-type="string" office:string-value="AM_06:=eep_b_r(6);" calcext:value-type="string">
            <text:p>AM_06:=eep_b_r(6);</text:p>
          </table:table-cell>
          <table:table-cell table:formula="of:=CONCATENATE(&quot;Res:=eep_b_w(&quot;;[.I317];&quot;,&quot;;[.A317];&quot;);&quot;)" office:value-type="string" office:string-value="Res:=eep_b_w(6,AM_06);" calcext:value-type="string">
            <text:p>Res:=eep_b_w(6,AM_06);</text:p>
          </table:table-cell>
          <table:table-cell table:formula="of:=IF([.E317]=1;CONCATENATE([.A317];&quot; integer default '0',&quot;);&quot;&quot;)" office:value-type="string" office:string-value="AM_06 integer default '0'," calcext:value-type="string">
            <text:p>AM_0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7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7</text:p>
          </table:table-cell>
          <table:table-cell office:value-type="float" office:value="7" calcext:value-type="float">
            <text:p>7</text:p>
          </table:table-cell>
          <table:table-cell/>
          <table:table-cell table:formula="of:=CONCATENATE([.A318];&quot;:=eep_b_r(&quot;;[.I318];&quot;);&quot;)" office:value-type="string" office:string-value="AM_07:=eep_b_r(7);" calcext:value-type="string">
            <text:p>AM_07:=eep_b_r(7);</text:p>
          </table:table-cell>
          <table:table-cell table:formula="of:=CONCATENATE(&quot;Res:=eep_b_w(&quot;;[.I318];&quot;,&quot;;[.A318];&quot;);&quot;)" office:value-type="string" office:string-value="Res:=eep_b_w(7,AM_07);" calcext:value-type="string">
            <text:p>Res:=eep_b_w(7,AM_07);</text:p>
          </table:table-cell>
          <table:table-cell table:formula="of:=IF([.E318]=1;CONCATENATE([.A318];&quot; integer default '0',&quot;);&quot;&quot;)" office:value-type="string" office:string-value="AM_07 integer default '0'," calcext:value-type="string">
            <text:p>AM_0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8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8</text:p>
          </table:table-cell>
          <table:table-cell office:value-type="float" office:value="8" calcext:value-type="float">
            <text:p>8</text:p>
          </table:table-cell>
          <table:table-cell/>
          <table:table-cell table:formula="of:=CONCATENATE([.A319];&quot;:=eep_b_r(&quot;;[.I319];&quot;);&quot;)" office:value-type="string" office:string-value="AM_08:=eep_b_r(8);" calcext:value-type="string">
            <text:p>AM_08:=eep_b_r(8);</text:p>
          </table:table-cell>
          <table:table-cell table:formula="of:=CONCATENATE(&quot;Res:=eep_b_w(&quot;;[.I319];&quot;,&quot;;[.A319];&quot;);&quot;)" office:value-type="string" office:string-value="Res:=eep_b_w(8,AM_08);" calcext:value-type="string">
            <text:p>Res:=eep_b_w(8,AM_08);</text:p>
          </table:table-cell>
          <table:table-cell table:formula="of:=IF([.E319]=1;CONCATENATE([.A319];&quot; integer default '0',&quot;);&quot;&quot;)" office:value-type="string" office:string-value="AM_08 integer default '0'," calcext:value-type="string">
            <text:p>AM_0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09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199</text:p>
          </table:table-cell>
          <table:table-cell office:value-type="float" office:value="9" calcext:value-type="float">
            <text:p>9</text:p>
          </table:table-cell>
          <table:table-cell/>
          <table:table-cell table:formula="of:=CONCATENATE([.A320];&quot;:=eep_b_r(&quot;;[.I320];&quot;);&quot;)" office:value-type="string" office:string-value="AM_09:=eep_b_r(9);" calcext:value-type="string">
            <text:p>AM_09:=eep_b_r(9);</text:p>
          </table:table-cell>
          <table:table-cell table:formula="of:=CONCATENATE(&quot;Res:=eep_b_w(&quot;;[.I320];&quot;,&quot;;[.A320];&quot;);&quot;)" office:value-type="string" office:string-value="Res:=eep_b_w(9,AM_09);" calcext:value-type="string">
            <text:p>Res:=eep_b_w(9,AM_09);</text:p>
          </table:table-cell>
          <table:table-cell table:formula="of:=IF([.E320]=1;CONCATENATE([.A320];&quot; integer default '0',&quot;);&quot;&quot;)" office:value-type="string" office:string-value="AM_09 integer default '0'," calcext:value-type="string">
            <text:p>AM_0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0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CONCATENATE([.A321];&quot;:=eep_b_r(&quot;;[.I321];&quot;);&quot;)" office:value-type="string" office:string-value="AM_10:=eep_b_r(10);" calcext:value-type="string">
            <text:p>AM_10:=eep_b_r(10);</text:p>
          </table:table-cell>
          <table:table-cell table:formula="of:=CONCATENATE(&quot;Res:=eep_b_w(&quot;;[.I321];&quot;,&quot;;[.A321];&quot;);&quot;)" office:value-type="string" office:string-value="Res:=eep_b_w(10,AM_10);" calcext:value-type="string">
            <text:p>Res:=eep_b_w(10,AM_10);</text:p>
          </table:table-cell>
          <table:table-cell table:formula="of:=IF([.E321]=1;CONCATENATE([.A321];&quot; integer default '0',&quot;);&quot;&quot;)" office:value-type="string" office:string-value="AM_10 integer default '0'," calcext:value-type="string">
            <text:p>AM_1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CONCATENATE([.A322];&quot;:=eep_b_r(&quot;;[.I322];&quot;);&quot;)" office:value-type="string" office:string-value="AM_11:=eep_b_r(11);" calcext:value-type="string">
            <text:p>AM_11:=eep_b_r(11);</text:p>
          </table:table-cell>
          <table:table-cell table:formula="of:=CONCATENATE(&quot;Res:=eep_b_w(&quot;;[.I322];&quot;,&quot;;[.A322];&quot;);&quot;)" office:value-type="string" office:string-value="Res:=eep_b_w(11,AM_11);" calcext:value-type="string">
            <text:p>Res:=eep_b_w(11,AM_11);</text:p>
          </table:table-cell>
          <table:table-cell table:formula="of:=IF([.E322]=1;CONCATENATE([.A322];&quot; integer default '0',&quot;);&quot;&quot;)" office:value-type="string" office:string-value="AM_11 integer default '0'," calcext:value-type="string">
            <text:p>AM_1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2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CONCATENATE([.A323];&quot;:=eep_b_r(&quot;;[.I323];&quot;);&quot;)" office:value-type="string" office:string-value="AM_12:=eep_b_r(12);" calcext:value-type="string">
            <text:p>AM_12:=eep_b_r(12);</text:p>
          </table:table-cell>
          <table:table-cell table:formula="of:=CONCATENATE(&quot;Res:=eep_b_w(&quot;;[.I323];&quot;,&quot;;[.A323];&quot;);&quot;)" office:value-type="string" office:string-value="Res:=eep_b_w(12,AM_12);" calcext:value-type="string">
            <text:p>Res:=eep_b_w(12,AM_12);</text:p>
          </table:table-cell>
          <table:table-cell table:formula="of:=IF([.E323]=1;CONCATENATE([.A323];&quot; integer default '0',&quot;);&quot;&quot;)" office:value-type="string" office:string-value="AM_12 integer default '0'," calcext:value-type="string">
            <text:p>AM_1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3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NCATENATE([.A324];&quot;:=eep_b_r(&quot;;[.I324];&quot;);&quot;)" office:value-type="string" office:string-value="AM_13:=eep_b_r(13);" calcext:value-type="string">
            <text:p>AM_13:=eep_b_r(13);</text:p>
          </table:table-cell>
          <table:table-cell table:formula="of:=CONCATENATE(&quot;Res:=eep_b_w(&quot;;[.I324];&quot;,&quot;;[.A324];&quot;);&quot;)" office:value-type="string" office:string-value="Res:=eep_b_w(13,AM_13);" calcext:value-type="string">
            <text:p>Res:=eep_b_w(13,AM_13);</text:p>
          </table:table-cell>
          <table:table-cell table:formula="of:=IF([.E324]=1;CONCATENATE([.A324];&quot; integer default '0',&quot;);&quot;&quot;)" office:value-type="string" office:string-value="AM_13 integer default '0'," calcext:value-type="string">
            <text:p>AM_1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4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CONCATENATE([.A325];&quot;:=eep_b_r(&quot;;[.I325];&quot;);&quot;)" office:value-type="string" office:string-value="AM_14:=eep_b_r(14);" calcext:value-type="string">
            <text:p>AM_14:=eep_b_r(14);</text:p>
          </table:table-cell>
          <table:table-cell table:formula="of:=CONCATENATE(&quot;Res:=eep_b_w(&quot;;[.I325];&quot;,&quot;;[.A325];&quot;);&quot;)" office:value-type="string" office:string-value="Res:=eep_b_w(14,AM_14);" calcext:value-type="string">
            <text:p>Res:=eep_b_w(14,AM_14);</text:p>
          </table:table-cell>
          <table:table-cell table:formula="of:=IF([.E325]=1;CONCATENATE([.A325];&quot; integer default '0',&quot;);&quot;&quot;)" office:value-type="string" office:string-value="AM_14 integer default '0'," calcext:value-type="string">
            <text:p>AM_1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5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CONCATENATE([.A326];&quot;:=eep_b_r(&quot;;[.I326];&quot;);&quot;)" office:value-type="string" office:string-value="AM_15:=eep_b_r(15);" calcext:value-type="string">
            <text:p>AM_15:=eep_b_r(15);</text:p>
          </table:table-cell>
          <table:table-cell table:formula="of:=CONCATENATE(&quot;Res:=eep_b_w(&quot;;[.I326];&quot;,&quot;;[.A326];&quot;);&quot;)" office:value-type="string" office:string-value="Res:=eep_b_w(15,AM_15);" calcext:value-type="string">
            <text:p>Res:=eep_b_w(15,AM_15);</text:p>
          </table:table-cell>
          <table:table-cell table:formula="of:=IF([.E326]=1;CONCATENATE([.A326];&quot; integer default '0',&quot;);&quot;&quot;)" office:value-type="string" office:string-value="AM_15 integer default '0'," calcext:value-type="string">
            <text:p>AM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6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 office:value-type="string" calcext:value-type="string">
            <text:p>20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NCATENATE([.A327];&quot;:=eep_b_r(&quot;;[.I327];&quot;);&quot;)" office:value-type="string" office:string-value="AM_16:=eep_b_r(16);" calcext:value-type="string">
            <text:p>AM_16:=eep_b_r(16);</text:p>
          </table:table-cell>
          <table:table-cell table:formula="of:=CONCATENATE(&quot;Res:=eep_b_w(&quot;;[.I327];&quot;,&quot;;[.A327];&quot;);&quot;)" office:value-type="string" office:string-value="Res:=eep_b_w(16,AM_16);" calcext:value-type="string">
            <text:p>Res:=eep_b_w(16,AM_16);</text:p>
          </table:table-cell>
          <table:table-cell table:formula="of:=IF([.E327]=1;CONCATENATE([.A327];&quot; integer default '0',&quot;);&quot;&quot;)" office:value-type="string" office:string-value="AM_16 integer default '0'," calcext:value-type="string">
            <text:p>AM_1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1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07</text:p>
          </table:table-cell>
          <table:table-cell office:value-type="float" office:value="17" calcext:value-type="float">
            <text:p>17</text:p>
          </table:table-cell>
          <table:table-cell/>
          <table:table-cell table:formula="of:=CONCATENATE([.A328];&quot;:=eep_b_r(&quot;;[.I328];&quot;);&quot;)" office:value-type="string" office:string-value="Mode_01:=eep_b_r(17);" calcext:value-type="string">
            <text:p>Mode_01:=eep_b_r(17);</text:p>
          </table:table-cell>
          <table:table-cell table:formula="of:=CONCATENATE(&quot;Res:=eep_b_w(&quot;;[.I328];&quot;,&quot;;[.A328];&quot;);&quot;)" office:value-type="string" office:string-value="Res:=eep_b_w(17,Mode_01);" calcext:value-type="string">
            <text:p>Res:=eep_b_w(17,Mode_01);</text:p>
          </table:table-cell>
          <table:table-cell table:formula="of:=IF([.E328]=1;CONCATENATE([.A32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2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08</text:p>
          </table:table-cell>
          <table:table-cell office:value-type="float" office:value="18" calcext:value-type="float">
            <text:p>18</text:p>
          </table:table-cell>
          <table:table-cell/>
          <table:table-cell table:formula="of:=CONCATENATE([.A329];&quot;:=eep_b_r(&quot;;[.I329];&quot;);&quot;)" office:value-type="string" office:string-value="Mode_02:=eep_b_r(18);" calcext:value-type="string">
            <text:p>Mode_02:=eep_b_r(18);</text:p>
          </table:table-cell>
          <table:table-cell table:formula="of:=CONCATENATE(&quot;Res:=eep_b_w(&quot;;[.I329];&quot;,&quot;;[.A329];&quot;);&quot;)" office:value-type="string" office:string-value="Res:=eep_b_w(18,Mode_02);" calcext:value-type="string">
            <text:p>Res:=eep_b_w(18,Mode_02);</text:p>
          </table:table-cell>
          <table:table-cell table:formula="of:=IF([.E329]=1;CONCATENATE([.A32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09</text:p>
          </table:table-cell>
          <table:table-cell office:value-type="float" office:value="19" calcext:value-type="float">
            <text:p>19</text:p>
          </table:table-cell>
          <table:table-cell/>
          <table:table-cell table:formula="of:=CONCATENATE([.A330];&quot;:=eep_b_r(&quot;;[.I330];&quot;);&quot;)" office:value-type="string" office:string-value="Mode_03:=eep_b_r(19);" calcext:value-type="string">
            <text:p>Mode_03:=eep_b_r(19);</text:p>
          </table:table-cell>
          <table:table-cell table:formula="of:=CONCATENATE(&quot;Res:=eep_b_w(&quot;;[.I330];&quot;,&quot;;[.A330];&quot;);&quot;)" office:value-type="string" office:string-value="Res:=eep_b_w(19,Mode_03);" calcext:value-type="string">
            <text:p>Res:=eep_b_w(19,Mode_03);</text:p>
          </table:table-cell>
          <table:table-cell table:formula="of:=IF([.E330]=1;CONCATENATE([.A33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4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NCATENATE([.A331];&quot;:=eep_b_r(&quot;;[.I331];&quot;);&quot;)" office:value-type="string" office:string-value="Mode_04:=eep_b_r(20);" calcext:value-type="string">
            <text:p>Mode_04:=eep_b_r(20);</text:p>
          </table:table-cell>
          <table:table-cell table:formula="of:=CONCATENATE(&quot;Res:=eep_b_w(&quot;;[.I331];&quot;,&quot;;[.A331];&quot;);&quot;)" office:value-type="string" office:string-value="Res:=eep_b_w(20,Mode_04);" calcext:value-type="string">
            <text:p>Res:=eep_b_w(20,Mode_04);</text:p>
          </table:table-cell>
          <table:table-cell table:formula="of:=IF([.E331]=1;CONCATENATE([.A33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1</text:p>
          </table:table-cell>
          <table:table-cell office:value-type="float" office:value="21" calcext:value-type="float">
            <text:p>21</text:p>
          </table:table-cell>
          <table:table-cell/>
          <table:table-cell table:formula="of:=CONCATENATE([.A332];&quot;:=eep_b_r(&quot;;[.I332];&quot;);&quot;)" office:value-type="string" office:string-value="Mode_05:=eep_b_r(21);" calcext:value-type="string">
            <text:p>Mode_05:=eep_b_r(21);</text:p>
          </table:table-cell>
          <table:table-cell table:formula="of:=CONCATENATE(&quot;Res:=eep_b_w(&quot;;[.I332];&quot;,&quot;;[.A332];&quot;);&quot;)" office:value-type="string" office:string-value="Res:=eep_b_w(21,Mode_05);" calcext:value-type="string">
            <text:p>Res:=eep_b_w(21,Mode_05);</text:p>
          </table:table-cell>
          <table:table-cell table:formula="of:=IF([.E332]=1;CONCATENATE([.A33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6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CONCATENATE([.A333];&quot;:=eep_b_r(&quot;;[.I333];&quot;);&quot;)" office:value-type="string" office:string-value="Mode_06:=eep_b_r(22);" calcext:value-type="string">
            <text:p>Mode_06:=eep_b_r(22);</text:p>
          </table:table-cell>
          <table:table-cell table:formula="of:=CONCATENATE(&quot;Res:=eep_b_w(&quot;;[.I333];&quot;,&quot;;[.A333];&quot;);&quot;)" office:value-type="string" office:string-value="Res:=eep_b_w(22,Mode_06);" calcext:value-type="string">
            <text:p>Res:=eep_b_w(22,Mode_06);</text:p>
          </table:table-cell>
          <table:table-cell table:formula="of:=IF([.E333]=1;CONCATENATE([.A33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7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3</text:p>
          </table:table-cell>
          <table:table-cell office:value-type="float" office:value="23" calcext:value-type="float">
            <text:p>23</text:p>
          </table:table-cell>
          <table:table-cell/>
          <table:table-cell table:formula="of:=CONCATENATE([.A334];&quot;:=eep_b_r(&quot;;[.I334];&quot;);&quot;)" office:value-type="string" office:string-value="Mode_07:=eep_b_r(23);" calcext:value-type="string">
            <text:p>Mode_07:=eep_b_r(23);</text:p>
          </table:table-cell>
          <table:table-cell table:formula="of:=CONCATENATE(&quot;Res:=eep_b_w(&quot;;[.I334];&quot;,&quot;;[.A334];&quot;);&quot;)" office:value-type="string" office:string-value="Res:=eep_b_w(23,Mode_07);" calcext:value-type="string">
            <text:p>Res:=eep_b_w(23,Mode_07);</text:p>
          </table:table-cell>
          <table:table-cell table:formula="of:=IF([.E334]=1;CONCATENATE([.A33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8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CONCATENATE([.A335];&quot;:=eep_b_r(&quot;;[.I335];&quot;);&quot;)" office:value-type="string" office:string-value="Mode_08:=eep_b_r(24);" calcext:value-type="string">
            <text:p>Mode_08:=eep_b_r(24);</text:p>
          </table:table-cell>
          <table:table-cell table:formula="of:=CONCATENATE(&quot;Res:=eep_b_w(&quot;;[.I335];&quot;,&quot;;[.A335];&quot;);&quot;)" office:value-type="string" office:string-value="Res:=eep_b_w(24,Mode_08);" calcext:value-type="string">
            <text:p>Res:=eep_b_w(24,Mode_08);</text:p>
          </table:table-cell>
          <table:table-cell table:formula="of:=IF([.E335]=1;CONCATENATE([.A33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09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CONCATENATE([.A336];&quot;:=eep_b_r(&quot;;[.I336];&quot;);&quot;)" office:value-type="string" office:string-value="Mode_09:=eep_b_r(25);" calcext:value-type="string">
            <text:p>Mode_09:=eep_b_r(25);</text:p>
          </table:table-cell>
          <table:table-cell table:formula="of:=CONCATENATE(&quot;Res:=eep_b_w(&quot;;[.I336];&quot;,&quot;;[.A336];&quot;);&quot;)" office:value-type="string" office:string-value="Res:=eep_b_w(25,Mode_09);" calcext:value-type="string">
            <text:p>Res:=eep_b_w(25,Mode_09);</text:p>
          </table:table-cell>
          <table:table-cell table:formula="of:=IF([.E336]=1;CONCATENATE([.A33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CONCATENATE([.A337];&quot;:=eep_b_r(&quot;;[.I337];&quot;);&quot;)" office:value-type="string" office:string-value="Mode_10:=eep_b_r(26);" calcext:value-type="string">
            <text:p>Mode_10:=eep_b_r(26);</text:p>
          </table:table-cell>
          <table:table-cell table:formula="of:=CONCATENATE(&quot;Res:=eep_b_w(&quot;;[.I337];&quot;,&quot;;[.A337];&quot;);&quot;)" office:value-type="string" office:string-value="Res:=eep_b_w(26,Mode_10);" calcext:value-type="string">
            <text:p>Res:=eep_b_w(26,Mode_10);</text:p>
          </table:table-cell>
          <table:table-cell table:formula="of:=IF([.E337]=1;CONCATENATE([.A33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1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CONCATENATE([.A338];&quot;:=eep_b_r(&quot;;[.I338];&quot;);&quot;)" office:value-type="string" office:string-value="Mode_11:=eep_b_r(27);" calcext:value-type="string">
            <text:p>Mode_11:=eep_b_r(27);</text:p>
          </table:table-cell>
          <table:table-cell table:formula="of:=CONCATENATE(&quot;Res:=eep_b_w(&quot;;[.I338];&quot;,&quot;;[.A338];&quot;);&quot;)" office:value-type="string" office:string-value="Res:=eep_b_w(27,Mode_11);" calcext:value-type="string">
            <text:p>Res:=eep_b_w(27,Mode_11);</text:p>
          </table:table-cell>
          <table:table-cell table:formula="of:=IF([.E338]=1;CONCATENATE([.A33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2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CONCATENATE([.A339];&quot;:=eep_b_r(&quot;;[.I339];&quot;);&quot;)" office:value-type="string" office:string-value="Mode_12:=eep_b_r(28);" calcext:value-type="string">
            <text:p>Mode_12:=eep_b_r(28);</text:p>
          </table:table-cell>
          <table:table-cell table:formula="of:=CONCATENATE(&quot;Res:=eep_b_w(&quot;;[.I339];&quot;,&quot;;[.A339];&quot;);&quot;)" office:value-type="string" office:string-value="Res:=eep_b_w(28,Mode_12);" calcext:value-type="string">
            <text:p>Res:=eep_b_w(28,Mode_12);</text:p>
          </table:table-cell>
          <table:table-cell table:formula="of:=IF([.E339]=1;CONCATENATE([.A33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19</text:p>
          </table:table-cell>
          <table:table-cell office:value-type="float" office:value="29" calcext:value-type="float">
            <text:p>29</text:p>
          </table:table-cell>
          <table:table-cell/>
          <table:table-cell table:formula="of:=CONCATENATE([.A340];&quot;:=eep_b_r(&quot;;[.I340];&quot;);&quot;)" office:value-type="string" office:string-value="Mode_13:=eep_b_r(29);" calcext:value-type="string">
            <text:p>Mode_13:=eep_b_r(29);</text:p>
          </table:table-cell>
          <table:table-cell table:formula="of:=CONCATENATE(&quot;Res:=eep_b_w(&quot;;[.I340];&quot;,&quot;;[.A340];&quot;);&quot;)" office:value-type="string" office:string-value="Res:=eep_b_w(29,Mode_13);" calcext:value-type="string">
            <text:p>Res:=eep_b_w(29,Mode_13);</text:p>
          </table:table-cell>
          <table:table-cell table:formula="of:=IF([.E340]=1;CONCATENATE([.A34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4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NCATENATE([.A341];&quot;:=eep_b_r(&quot;;[.I341];&quot;);&quot;)" office:value-type="string" office:string-value="Mode_14:=eep_b_r(30);" calcext:value-type="string">
            <text:p>Mode_14:=eep_b_r(30);</text:p>
          </table:table-cell>
          <table:table-cell table:formula="of:=CONCATENATE(&quot;Res:=eep_b_w(&quot;;[.I341];&quot;,&quot;;[.A341];&quot;);&quot;)" office:value-type="string" office:string-value="Res:=eep_b_w(30,Mode_14);" calcext:value-type="string">
            <text:p>Res:=eep_b_w(30,Mode_14);</text:p>
          </table:table-cell>
          <table:table-cell table:formula="of:=IF([.E341]=1;CONCATENATE([.A34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5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CONCATENATE([.A342];&quot;:=eep_b_r(&quot;;[.I342];&quot;);&quot;)" office:value-type="string" office:string-value="Mode_15:=eep_b_r(31);" calcext:value-type="string">
            <text:p>Mode_15:=eep_b_r(31);</text:p>
          </table:table-cell>
          <table:table-cell table:formula="of:=CONCATENATE(&quot;Res:=eep_b_w(&quot;;[.I342];&quot;,&quot;;[.A342];&quot;);&quot;)" office:value-type="string" office:string-value="Res:=eep_b_w(31,Mode_15);" calcext:value-type="string">
            <text:p>Res:=eep_b_w(31,Mode_15);</text:p>
          </table:table-cell>
          <table:table-cell table:formula="of:=IF([.E342]=1;CONCATENATE([.A34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6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2</text:p>
          </table:table-cell>
          <table:table-cell office:value-type="float" office:value="32" calcext:value-type="float">
            <text:p>32</text:p>
          </table:table-cell>
          <table:table-cell/>
          <table:table-cell table:formula="of:=CONCATENATE([.A343];&quot;:=eep_b_r(&quot;;[.I343];&quot;);&quot;)" office:value-type="string" office:string-value="Mode_16:=eep_b_r(32);" calcext:value-type="string">
            <text:p>Mode_16:=eep_b_r(32);</text:p>
          </table:table-cell>
          <table:table-cell table:formula="of:=CONCATENATE(&quot;Res:=eep_b_w(&quot;;[.I343];&quot;,&quot;;[.A343];&quot;);&quot;)" office:value-type="string" office:string-value="Res:=eep_b_w(32,Mode_16);" calcext:value-type="string">
            <text:p>Res:=eep_b_w(32,Mode_16);</text:p>
          </table:table-cell>
          <table:table-cell table:formula="of:=IF([.E343]=1;CONCATENATE([.A34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1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3</text:p>
          </table:table-cell>
          <table:table-cell office:value-type="float" office:value="33" calcext:value-type="float">
            <text:p>33</text:p>
          </table:table-cell>
          <table:table-cell/>
          <table:table-cell table:formula="of:=CONCATENATE([.A344];&quot;:=eep_b_r(&quot;;[.I344];&quot;);&quot;)" office:value-type="string" office:string-value="m_C_01:=eep_b_r(33);" calcext:value-type="string">
            <text:p>m_C_01:=eep_b_r(33);</text:p>
          </table:table-cell>
          <table:table-cell table:formula="of:=CONCATENATE(&quot;Res:=eep_b_w(&quot;;[.I344];&quot;,&quot;;[.A344];&quot;);&quot;)" office:value-type="string" office:string-value="Res:=eep_b_w(33,m_C_01);" calcext:value-type="string">
            <text:p>Res:=eep_b_w(33,m_C_01);</text:p>
          </table:table-cell>
          <table:table-cell table:formula="of:=IF([.E344]=1;CONCATENATE([.A34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4</text:p>
          </table:table-cell>
          <table:table-cell office:value-type="float" office:value="34" calcext:value-type="float">
            <text:p>34</text:p>
          </table:table-cell>
          <table:table-cell/>
          <table:table-cell table:formula="of:=CONCATENATE([.A345];&quot;:=eep_b_r(&quot;;[.I345];&quot;);&quot;)" office:value-type="string" office:string-value="m_C_02:=eep_b_r(34);" calcext:value-type="string">
            <text:p>m_C_02:=eep_b_r(34);</text:p>
          </table:table-cell>
          <table:table-cell table:formula="of:=CONCATENATE(&quot;Res:=eep_b_w(&quot;;[.I345];&quot;,&quot;;[.A345];&quot;);&quot;)" office:value-type="string" office:string-value="Res:=eep_b_w(34,m_C_02);" calcext:value-type="string">
            <text:p>Res:=eep_b_w(34,m_C_02);</text:p>
          </table:table-cell>
          <table:table-cell table:formula="of:=IF([.E345]=1;CONCATENATE([.A34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3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5</text:p>
          </table:table-cell>
          <table:table-cell office:value-type="float" office:value="35" calcext:value-type="float">
            <text:p>35</text:p>
          </table:table-cell>
          <table:table-cell/>
          <table:table-cell table:formula="of:=CONCATENATE([.A346];&quot;:=eep_b_r(&quot;;[.I346];&quot;);&quot;)" office:value-type="string" office:string-value="m_C_03:=eep_b_r(35);" calcext:value-type="string">
            <text:p>m_C_03:=eep_b_r(35);</text:p>
          </table:table-cell>
          <table:table-cell table:formula="of:=CONCATENATE(&quot;Res:=eep_b_w(&quot;;[.I346];&quot;,&quot;;[.A346];&quot;);&quot;)" office:value-type="string" office:string-value="Res:=eep_b_w(35,m_C_03);" calcext:value-type="string">
            <text:p>Res:=eep_b_w(35,m_C_03);</text:p>
          </table:table-cell>
          <table:table-cell table:formula="of:=IF([.E346]=1;CONCATENATE([.A34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4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CONCATENATE([.A347];&quot;:=eep_b_r(&quot;;[.I347];&quot;);&quot;)" office:value-type="string" office:string-value="m_C_04:=eep_b_r(36);" calcext:value-type="string">
            <text:p>m_C_04:=eep_b_r(36);</text:p>
          </table:table-cell>
          <table:table-cell table:formula="of:=CONCATENATE(&quot;Res:=eep_b_w(&quot;;[.I347];&quot;,&quot;;[.A347];&quot;);&quot;)" office:value-type="string" office:string-value="Res:=eep_b_w(36,m_C_04);" calcext:value-type="string">
            <text:p>Res:=eep_b_w(36,m_C_04);</text:p>
          </table:table-cell>
          <table:table-cell table:formula="of:=IF([.E347]=1;CONCATENATE([.A34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CONCATENATE([.A348];&quot;:=eep_b_r(&quot;;[.I348];&quot;);&quot;)" office:value-type="string" office:string-value="m_C_05:=eep_b_r(37);" calcext:value-type="string">
            <text:p>m_C_05:=eep_b_r(37);</text:p>
          </table:table-cell>
          <table:table-cell table:formula="of:=CONCATENATE(&quot;Res:=eep_b_w(&quot;;[.I348];&quot;,&quot;;[.A348];&quot;);&quot;)" office:value-type="string" office:string-value="Res:=eep_b_w(37,m_C_05);" calcext:value-type="string">
            <text:p>Res:=eep_b_w(37,m_C_05);</text:p>
          </table:table-cell>
          <table:table-cell table:formula="of:=IF([.E348]=1;CONCATENATE([.A34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8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NCATENATE([.A349];&quot;:=eep_b_r(&quot;;[.I349];&quot;);&quot;)" office:value-type="string" office:string-value="m_C_06:=eep_b_r(38);" calcext:value-type="string">
            <text:p>m_C_06:=eep_b_r(38);</text:p>
          </table:table-cell>
          <table:table-cell table:formula="of:=CONCATENATE(&quot;Res:=eep_b_w(&quot;;[.I349];&quot;,&quot;;[.A349];&quot;);&quot;)" office:value-type="string" office:string-value="Res:=eep_b_w(38,m_C_06);" calcext:value-type="string">
            <text:p>Res:=eep_b_w(38,m_C_06);</text:p>
          </table:table-cell>
          <table:table-cell table:formula="of:=IF([.E349]=1;CONCATENATE([.A34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29</text:p>
          </table:table-cell>
          <table:table-cell office:value-type="float" office:value="39" calcext:value-type="float">
            <text:p>39</text:p>
          </table:table-cell>
          <table:table-cell/>
          <table:table-cell table:formula="of:=CONCATENATE([.A350];&quot;:=eep_b_r(&quot;;[.I350];&quot;);&quot;)" office:value-type="string" office:string-value="m_C_07:=eep_b_r(39);" calcext:value-type="string">
            <text:p>m_C_07:=eep_b_r(39);</text:p>
          </table:table-cell>
          <table:table-cell table:formula="of:=CONCATENATE(&quot;Res:=eep_b_w(&quot;;[.I350];&quot;,&quot;;[.A350];&quot;);&quot;)" office:value-type="string" office:string-value="Res:=eep_b_w(39,m_C_07);" calcext:value-type="string">
            <text:p>Res:=eep_b_w(39,m_C_07);</text:p>
          </table:table-cell>
          <table:table-cell table:formula="of:=IF([.E350]=1;CONCATENATE([.A35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8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CONCATENATE([.A351];&quot;:=eep_b_r(&quot;;[.I351];&quot;);&quot;)" office:value-type="string" office:string-value="m_C_08:=eep_b_r(40);" calcext:value-type="string">
            <text:p>m_C_08:=eep_b_r(40);</text:p>
          </table:table-cell>
          <table:table-cell table:formula="of:=CONCATENATE(&quot;Res:=eep_b_w(&quot;;[.I351];&quot;,&quot;;[.A351];&quot;);&quot;)" office:value-type="string" office:string-value="Res:=eep_b_w(40,m_C_08);" calcext:value-type="string">
            <text:p>Res:=eep_b_w(40,m_C_08);</text:p>
          </table:table-cell>
          <table:table-cell table:formula="of:=IF([.E351]=1;CONCATENATE([.A35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09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CONCATENATE([.A352];&quot;:=eep_b_r(&quot;;[.I352];&quot;);&quot;)" office:value-type="string" office:string-value="m_C_09:=eep_b_r(41);" calcext:value-type="string">
            <text:p>m_C_09:=eep_b_r(41);</text:p>
          </table:table-cell>
          <table:table-cell table:formula="of:=CONCATENATE(&quot;Res:=eep_b_w(&quot;;[.I352];&quot;,&quot;;[.A352];&quot;);&quot;)" office:value-type="string" office:string-value="Res:=eep_b_w(41,m_C_09);" calcext:value-type="string">
            <text:p>Res:=eep_b_w(41,m_C_09);</text:p>
          </table:table-cell>
          <table:table-cell table:formula="of:=IF([.E352]=1;CONCATENATE([.A35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NCATENATE([.A353];&quot;:=eep_b_r(&quot;;[.I353];&quot;);&quot;)" office:value-type="string" office:string-value="m_C_10:=eep_b_r(42);" calcext:value-type="string">
            <text:p>m_C_10:=eep_b_r(42);</text:p>
          </table:table-cell>
          <table:table-cell table:formula="of:=CONCATENATE(&quot;Res:=eep_b_w(&quot;;[.I353];&quot;,&quot;;[.A353];&quot;);&quot;)" office:value-type="string" office:string-value="Res:=eep_b_w(42,m_C_10);" calcext:value-type="string">
            <text:p>Res:=eep_b_w(42,m_C_10);</text:p>
          </table:table-cell>
          <table:table-cell table:formula="of:=IF([.E353]=1;CONCATENATE([.A35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CONCATENATE([.A354];&quot;:=eep_b_r(&quot;;[.I354];&quot;);&quot;)" office:value-type="string" office:string-value="m_C_11:=eep_b_r(43);" calcext:value-type="string">
            <text:p>m_C_11:=eep_b_r(43);</text:p>
          </table:table-cell>
          <table:table-cell table:formula="of:=CONCATENATE(&quot;Res:=eep_b_w(&quot;;[.I354];&quot;,&quot;;[.A354];&quot;);&quot;)" office:value-type="string" office:string-value="Res:=eep_b_w(43,m_C_11);" calcext:value-type="string">
            <text:p>Res:=eep_b_w(43,m_C_11);</text:p>
          </table:table-cell>
          <table:table-cell table:formula="of:=IF([.E354]=1;CONCATENATE([.A35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4</text:p>
          </table:table-cell>
          <table:table-cell office:value-type="float" office:value="44" calcext:value-type="float">
            <text:p>44</text:p>
          </table:table-cell>
          <table:table-cell/>
          <table:table-cell table:formula="of:=CONCATENATE([.A355];&quot;:=eep_b_r(&quot;;[.I355];&quot;);&quot;)" office:value-type="string" office:string-value="m_C_12:=eep_b_r(44);" calcext:value-type="string">
            <text:p>m_C_12:=eep_b_r(44);</text:p>
          </table:table-cell>
          <table:table-cell table:formula="of:=CONCATENATE(&quot;Res:=eep_b_w(&quot;;[.I355];&quot;,&quot;;[.A355];&quot;);&quot;)" office:value-type="string" office:string-value="Res:=eep_b_w(44,m_C_12);" calcext:value-type="string">
            <text:p>Res:=eep_b_w(44,m_C_12);</text:p>
          </table:table-cell>
          <table:table-cell table:formula="of:=IF([.E355]=1;CONCATENATE([.A35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5</text:p>
          </table:table-cell>
          <table:table-cell office:value-type="float" office:value="45" calcext:value-type="float">
            <text:p>45</text:p>
          </table:table-cell>
          <table:table-cell/>
          <table:table-cell table:formula="of:=CONCATENATE([.A356];&quot;:=eep_b_r(&quot;;[.I356];&quot;);&quot;)" office:value-type="string" office:string-value="m_C_13:=eep_b_r(45);" calcext:value-type="string">
            <text:p>m_C_13:=eep_b_r(45);</text:p>
          </table:table-cell>
          <table:table-cell table:formula="of:=CONCATENATE(&quot;Res:=eep_b_w(&quot;;[.I356];&quot;,&quot;;[.A356];&quot;);&quot;)" office:value-type="string" office:string-value="Res:=eep_b_w(45,m_C_13);" calcext:value-type="string">
            <text:p>Res:=eep_b_w(45,m_C_13);</text:p>
          </table:table-cell>
          <table:table-cell table:formula="of:=IF([.E356]=1;CONCATENATE([.A35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4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CONCATENATE([.A357];&quot;:=eep_b_r(&quot;;[.I357];&quot;);&quot;)" office:value-type="string" office:string-value="m_C_14:=eep_b_r(46);" calcext:value-type="string">
            <text:p>m_C_14:=eep_b_r(46);</text:p>
          </table:table-cell>
          <table:table-cell table:formula="of:=CONCATENATE(&quot;Res:=eep_b_w(&quot;;[.I357];&quot;,&quot;;[.A357];&quot;);&quot;)" office:value-type="string" office:string-value="Res:=eep_b_w(46,m_C_14);" calcext:value-type="string">
            <text:p>Res:=eep_b_w(46,m_C_14);</text:p>
          </table:table-cell>
          <table:table-cell table:formula="of:=IF([.E357]=1;CONCATENATE([.A35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5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7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NCATENATE([.A358];&quot;:=eep_b_r(&quot;;[.I358];&quot;);&quot;)" office:value-type="string" office:string-value="m_C_15:=eep_b_r(47);" calcext:value-type="string">
            <text:p>m_C_15:=eep_b_r(47);</text:p>
          </table:table-cell>
          <table:table-cell table:formula="of:=CONCATENATE(&quot;Res:=eep_b_w(&quot;;[.I358];&quot;,&quot;;[.A358];&quot;);&quot;)" office:value-type="string" office:string-value="Res:=eep_b_w(47,m_C_15);" calcext:value-type="string">
            <text:p>Res:=eep_b_w(47,m_C_15);</text:p>
          </table:table-cell>
          <table:table-cell table:formula="of:=IF([.E358]=1;CONCATENATE([.A35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3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CONCATENATE([.A359];&quot;:=eep_b_r(&quot;;[.I359];&quot;);&quot;)" office:value-type="string" office:string-value="m_C_16:=eep_b_r(48);" calcext:value-type="string">
            <text:p>m_C_16:=eep_b_r(48);</text:p>
          </table:table-cell>
          <table:table-cell table:formula="of:=CONCATENATE(&quot;Res:=eep_b_w(&quot;;[.I359];&quot;,&quot;;[.A359];&quot;);&quot;)" office:value-type="string" office:string-value="Res:=eep_b_w(48,m_C_16);" calcext:value-type="string">
            <text:p>Res:=eep_b_w(48,m_C_16);</text:p>
          </table:table-cell>
          <table:table-cell table:formula="of:=IF([.E359]=1;CONCATENATE([.A359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formula="of:=[Аркуш2.M3]" office:value-type="string" office:string-value="Rej_01" calcext:value-type="string">
            <text:p>Rej_01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3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CONCATENATE([.A360];&quot;:=eep_b_r(&quot;;[.I360];&quot;);&quot;)" office:value-type="string" office:string-value="Rej_01:=eep_b_r(49);" calcext:value-type="string">
            <text:p>Rej_01:=eep_b_r(49);</text:p>
          </table:table-cell>
          <table:table-cell table:formula="of:=CONCATENATE(&quot;Res:=eep_b_w(&quot;;[.I360];&quot;,&quot;;[.A360];&quot;);&quot;)" office:value-type="string" office:string-value="Res:=eep_b_w(49,Rej_01);" calcext:value-type="string">
            <text:p>Res:=eep_b_w(49,Rej_01);</text:p>
          </table:table-cell>
          <table:table-cell table:formula="of:=IF([.E360]=1;CONCATENATE([.A360];&quot; integer default '0',&quot;);&quot;&quot;)" office:value-type="string" office:string-value="Rej_01 integer default '0'," calcext:value-type="string">
            <text:p>Rej_01 integer default '0',</text:p>
          </table:table-cell>
          <table:table-cell table:number-columns-repeated="1011"/>
        </table:table-row>
        <table:table-row table:style-name="ro1">
          <table:table-cell table:formula="of:=[Аркуш2.M4]" office:value-type="string" office:string-value="Rej_02" calcext:value-type="string">
            <text:p>Rej_02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4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CONCATENATE([.A361];&quot;:=eep_b_r(&quot;;[.I361];&quot;);&quot;)" office:value-type="string" office:string-value="Rej_02:=eep_b_r(50);" calcext:value-type="string">
            <text:p>Rej_02:=eep_b_r(50);</text:p>
          </table:table-cell>
          <table:table-cell table:formula="of:=CONCATENATE(&quot;Res:=eep_b_w(&quot;;[.I361];&quot;,&quot;;[.A361];&quot;);&quot;)" office:value-type="string" office:string-value="Res:=eep_b_w(50,Rej_02);" calcext:value-type="string">
            <text:p>Res:=eep_b_w(50,Rej_02);</text:p>
          </table:table-cell>
          <table:table-cell table:formula="of:=IF([.E361]=1;CONCATENATE([.A361];&quot; integer default '0',&quot;);&quot;&quot;)" office:value-type="string" office:string-value="Rej_02 integer default '0'," calcext:value-type="string">
            <text:p>Rej_02 integer default '0',</text:p>
          </table:table-cell>
          <table:table-cell table:number-columns-repeated="1011"/>
        </table:table-row>
        <table:table-row table:style-name="ro1">
          <table:table-cell table:formula="of:=[Аркуш2.M5]" office:value-type="string" office:string-value="Rej_03" calcext:value-type="string">
            <text:p>Rej_0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41</text:p>
          </table:table-cell>
          <table:table-cell office:value-type="float" office:value="51" calcext:value-type="float">
            <text:p>51</text:p>
          </table:table-cell>
          <table:table-cell/>
          <table:table-cell table:formula="of:=CONCATENATE([.A362];&quot;:=eep_b_r(&quot;;[.I362];&quot;);&quot;)" office:value-type="string" office:string-value="Rej_03:=eep_b_r(51);" calcext:value-type="string">
            <text:p>Rej_03:=eep_b_r(51);</text:p>
          </table:table-cell>
          <table:table-cell table:formula="of:=CONCATENATE(&quot;Res:=eep_b_w(&quot;;[.I362];&quot;,&quot;;[.A362];&quot;);&quot;)" office:value-type="string" office:string-value="Res:=eep_b_w(51,Rej_03);" calcext:value-type="string">
            <text:p>Res:=eep_b_w(51,Rej_03);</text:p>
          </table:table-cell>
          <table:table-cell table:formula="of:=IF([.E362]=1;CONCATENATE([.A362];&quot; integer default '0',&quot;);&quot;&quot;)" office:value-type="string" office:string-value="Rej_03 integer default '0'," calcext:value-type="string">
            <text:p>Rej_03 integer default '0',</text:p>
          </table:table-cell>
          <table:table-cell table:number-columns-repeated="1011"/>
        </table:table-row>
        <table:table-row table:style-name="ro1">
          <table:table-cell table:formula="of:=[Аркуш2.M9]" office:value-type="string" office:string-value="Rej_07" calcext:value-type="string">
            <text:p>Rej_07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4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CONCATENATE([.A363];&quot;:=eep_b_r(&quot;;[.I363];&quot;);&quot;)" office:value-type="string" office:string-value="Rej_07:=eep_b_r(52);" calcext:value-type="string">
            <text:p>Rej_07:=eep_b_r(52);</text:p>
          </table:table-cell>
          <table:table-cell table:formula="of:=CONCATENATE(&quot;Res:=eep_b_w(&quot;;[.I363];&quot;,&quot;;[.A363];&quot;);&quot;)" office:value-type="string" office:string-value="Res:=eep_b_w(52,Rej_07);" calcext:value-type="string">
            <text:p>Res:=eep_b_w(52,Rej_07);</text:p>
          </table:table-cell>
          <table:table-cell table:formula="of:=IF([.E363]=1;CONCATENATE([.A363];&quot; integer default '0',&quot;);&quot;&quot;)" office:value-type="string" office:string-value="Rej_07 integer default '0'," calcext:value-type="string">
            <text:p>Rej_07 integer default '0',</text:p>
          </table:table-cell>
          <table:table-cell table:number-columns-repeated="1011"/>
        </table:table-row>
        <table:table-row table:style-name="ro1">
          <table:table-cell table:formula="of:=[Аркуш2.M10]" office:value-type="string" office:string-value="Rej_08" calcext:value-type="string">
            <text:p>Rej_08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43</text:p>
          </table:table-cell>
          <table:table-cell office:value-type="float" office:value="53" calcext:value-type="float">
            <text:p>53</text:p>
          </table:table-cell>
          <table:table-cell/>
          <table:table-cell table:formula="of:=CONCATENATE([.A364];&quot;:=eep_b_r(&quot;;[.I364];&quot;);&quot;)" office:value-type="string" office:string-value="Rej_08:=eep_b_r(53);" calcext:value-type="string">
            <text:p>Rej_08:=eep_b_r(53);</text:p>
          </table:table-cell>
          <table:table-cell table:formula="of:=CONCATENATE(&quot;Res:=eep_b_w(&quot;;[.I364];&quot;,&quot;;[.A364];&quot;);&quot;)" office:value-type="string" office:string-value="Res:=eep_b_w(53,Rej_08);" calcext:value-type="string">
            <text:p>Res:=eep_b_w(53,Rej_08);</text:p>
          </table:table-cell>
          <table:table-cell table:formula="of:=IF([.E364]=1;CONCATENATE([.A364];&quot; integer default '0',&quot;);&quot;&quot;)" office:value-type="string" office:string-value="Rej_08 integer default '0'," calcext:value-type="string">
            <text:p>Rej_08 integer default '0',</text:p>
          </table:table-cell>
          <table:table-cell table:number-columns-repeated="1011"/>
        </table:table-row>
        <table:table-row table:style-name="ro1">
          <table:table-cell table:formula="of:=[Аркуш2.M14]" office:value-type="string" office:string-value="Rej_12" calcext:value-type="string">
            <text:p>Rej_1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44</text:p>
          </table:table-cell>
          <table:table-cell office:value-type="float" office:value="54" calcext:value-type="float">
            <text:p>54</text:p>
          </table:table-cell>
          <table:table-cell/>
          <table:table-cell table:formula="of:=CONCATENATE([.A365];&quot;:=eep_b_r(&quot;;[.I365];&quot;);&quot;)" office:value-type="string" office:string-value="Rej_12:=eep_b_r(54);" calcext:value-type="string">
            <text:p>Rej_12:=eep_b_r(54);</text:p>
          </table:table-cell>
          <table:table-cell table:formula="of:=CONCATENATE(&quot;Res:=eep_b_w(&quot;;[.I365];&quot;,&quot;;[.A365];&quot;);&quot;)" office:value-type="string" office:string-value="Res:=eep_b_w(54,Rej_12);" calcext:value-type="string">
            <text:p>Res:=eep_b_w(54,Rej_12);</text:p>
          </table:table-cell>
          <table:table-cell table:formula="of:=IF([.E365]=1;CONCATENATE([.A365];&quot; integer default '0',&quot;);&quot;&quot;)" office:value-type="string" office:string-value="Rej_12 integer default '0'," calcext:value-type="string">
            <text:p>Rej_12 integer default '0',</text:p>
          </table:table-cell>
          <table:table-cell table:number-columns-repeated="1011"/>
        </table:table-row>
        <table:table-row table:style-name="ro1">
          <table:table-cell table:formula="of:=[Аркуш2.M17]" office:value-type="string" office:string-value="Rej_15" calcext:value-type="string">
            <text:p>Rej_1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жим</text:p>
          </table:table-cell>
          <table:table-cell office:value-type="string" calcext:value-type="string">
            <text:p>2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CONCATENATE([.A366];&quot;:=eep_b_r(&quot;;[.I366];&quot;);&quot;)" office:value-type="string" office:string-value="Rej_15:=eep_b_r(55);" calcext:value-type="string">
            <text:p>Rej_15:=eep_b_r(55);</text:p>
          </table:table-cell>
          <table:table-cell table:formula="of:=CONCATENATE(&quot;Res:=eep_b_w(&quot;;[.I366];&quot;,&quot;;[.A366];&quot;);&quot;)" office:value-type="string" office:string-value="Res:=eep_b_w(55,Rej_15);" calcext:value-type="string">
            <text:p>Res:=eep_b_w(55,Rej_15);</text:p>
          </table:table-cell>
          <table:table-cell table:formula="of:=IF([.E366]=1;CONCATENATE([.A366];&quot; integer default '0',&quot;);&quot;&quot;)" office:value-type="string" office:string-value="Rej_15 integer default '0'," calcext:value-type="string">
            <text:p>Rej_1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_p_01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CONCATENATE([.A367];&quot;:=eep_b_r(&quot;;[.I367];&quot;);&quot;)" office:value-type="string" office:string-value="en_p_01:=eep_b_r(56);" calcext:value-type="string">
            <text:p>en_p_01:=eep_b_r(56);</text:p>
          </table:table-cell>
          <table:table-cell table:formula="of:=CONCATENATE(&quot;Res:=eep_b_w(&quot;;[.I367];&quot;,&quot;;[.A367];&quot;);&quot;)" office:value-type="string" office:string-value="Res:=eep_b_w(56,en_p_01);" calcext:value-type="string">
            <text:p>Res:=eep_b_w(56,en_p_01);</text:p>
          </table:table-cell>
          <table:table-cell table:formula="of:=IF([.E367]=1;CONCATENATE([.A367];&quot; integer default '0',&quot;);&quot;&quot;)" office:value-type="string" office:string-value="en_p_01 integer default '0'," calcext:value-type="string">
            <text:p>en_p_0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_p_0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47</text:p>
          </table:table-cell>
          <table:table-cell office:value-type="float" office:value="57" calcext:value-type="float">
            <text:p>57</text:p>
          </table:table-cell>
          <table:table-cell/>
          <table:table-cell table:formula="of:=CONCATENATE([.A368];&quot;:=eep_b_r(&quot;;[.I368];&quot;);&quot;)" office:value-type="string" office:string-value="en_p_02:=eep_b_r(57);" calcext:value-type="string">
            <text:p>en_p_02:=eep_b_r(57);</text:p>
          </table:table-cell>
          <table:table-cell table:formula="of:=CONCATENATE(&quot;Res:=eep_b_w(&quot;;[.I368];&quot;,&quot;;[.A368];&quot;);&quot;)" office:value-type="string" office:string-value="Res:=eep_b_w(57,en_p_02);" calcext:value-type="string">
            <text:p>Res:=eep_b_w(57,en_p_02);</text:p>
          </table:table-cell>
          <table:table-cell table:formula="of:=IF([.E368]=1;CONCATENATE([.A368];&quot; integer default '0',&quot;);&quot;&quot;)" office:value-type="string" office:string-value="en_p_02 integer default '0'," calcext:value-type="string">
            <text:p>en_p_02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_p_03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48</text:p>
          </table:table-cell>
          <table:table-cell office:value-type="float" office:value="58" calcext:value-type="float">
            <text:p>58</text:p>
          </table:table-cell>
          <table:table-cell/>
          <table:table-cell table:formula="of:=CONCATENATE([.A369];&quot;:=eep_b_r(&quot;;[.I369];&quot;);&quot;)" office:value-type="string" office:string-value="en_p_03:=eep_b_r(58);" calcext:value-type="string">
            <text:p>en_p_03:=eep_b_r(58);</text:p>
          </table:table-cell>
          <table:table-cell table:formula="of:=CONCATENATE(&quot;Res:=eep_b_w(&quot;;[.I369];&quot;,&quot;;[.A369];&quot;);&quot;)" office:value-type="string" office:string-value="Res:=eep_b_w(58,en_p_03);" calcext:value-type="string">
            <text:p>Res:=eep_b_w(58,en_p_03);</text:p>
          </table:table-cell>
          <table:table-cell table:formula="of:=IF([.E369]=1;CONCATENATE([.A369];&quot; integer default '0',&quot;);&quot;&quot;)" office:value-type="string" office:string-value="en_p_03 integer default '0'," calcext:value-type="string">
            <text:p>en_p_03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_p_0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NCATENATE([.A370];&quot;:=eep_b_r(&quot;;[.I370];&quot;);&quot;)" office:value-type="string" office:string-value="en_p_04:=eep_b_r(59);" calcext:value-type="string">
            <text:p>en_p_04:=eep_b_r(59);</text:p>
          </table:table-cell>
          <table:table-cell table:formula="of:=CONCATENATE(&quot;Res:=eep_b_w(&quot;;[.I370];&quot;,&quot;;[.A370];&quot;);&quot;)" office:value-type="string" office:string-value="Res:=eep_b_w(59,en_p_04);" calcext:value-type="string">
            <text:p>Res:=eep_b_w(59,en_p_04);</text:p>
          </table:table-cell>
          <table:table-cell table:formula="of:=IF([.E370]=1;CONCATENATE([.A370];&quot; integer default '0',&quot;);&quot;&quot;)" office:value-type="string" office:string-value="en_p_04 integer default '0'," calcext:value-type="string">
            <text:p>en_p_04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_p_05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CONCATENATE([.A371];&quot;:=eep_b_r(&quot;;[.I371];&quot;);&quot;)" office:value-type="string" office:string-value="en_p_05:=eep_b_r(60);" calcext:value-type="string">
            <text:p>en_p_05:=eep_b_r(60);</text:p>
          </table:table-cell>
          <table:table-cell table:formula="of:=CONCATENATE(&quot;Res:=eep_b_w(&quot;;[.I371];&quot;,&quot;;[.A371];&quot;);&quot;)" office:value-type="string" office:string-value="Res:=eep_b_w(60,en_p_05);" calcext:value-type="string">
            <text:p>Res:=eep_b_w(60,en_p_05);</text:p>
          </table:table-cell>
          <table:table-cell table:formula="of:=IF([.E371]=1;CONCATENATE([.A371];&quot; integer default '0',&quot;);&quot;&quot;)" office:value-type="string" office:string-value="en_p_05 integer default '0'," calcext:value-type="string">
            <text:p>en_p_05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_p_06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51</text:p>
          </table:table-cell>
          <table:table-cell office:value-type="float" office:value="61" calcext:value-type="float">
            <text:p>61</text:p>
          </table:table-cell>
          <table:table-cell/>
          <table:table-cell table:formula="of:=CONCATENATE([.A372];&quot;:=eep_b_r(&quot;;[.I372];&quot;);&quot;)" office:value-type="string" office:string-value="en_p_06:=eep_b_r(61);" calcext:value-type="string">
            <text:p>en_p_06:=eep_b_r(61);</text:p>
          </table:table-cell>
          <table:table-cell table:formula="of:=CONCATENATE(&quot;Res:=eep_b_w(&quot;;[.I372];&quot;,&quot;;[.A372];&quot;);&quot;)" office:value-type="string" office:string-value="Res:=eep_b_w(61,en_p_06);" calcext:value-type="string">
            <text:p>Res:=eep_b_w(61,en_p_06);</text:p>
          </table:table-cell>
          <table:table-cell table:formula="of:=IF([.E372]=1;CONCATENATE([.A372];&quot; integer default '0',&quot;);&quot;&quot;)" office:value-type="string" office:string-value="en_p_06 integer default '0'," calcext:value-type="string">
            <text:p>en_p_06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PUMP_01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52</text:p>
          </table:table-cell>
          <table:table-cell office:value-type="float" office:value="62" calcext:value-type="float">
            <text:p>62</text:p>
          </table:table-cell>
          <table:table-cell/>
          <table:table-cell table:formula="of:=CONCATENATE([.A373];&quot;:=eep_b_r(&quot;;[.I373];&quot;);&quot;)" office:value-type="string" office:string-value="AM_PUMP_01:=eep_b_r(62);" calcext:value-type="string">
            <text:p>AM_PUMP_01:=eep_b_r(62);</text:p>
          </table:table-cell>
          <table:table-cell table:formula="of:=CONCATENATE(&quot;Res:=eep_b_w(&quot;;[.I373];&quot;,&quot;;[.A373];&quot;);&quot;)" office:value-type="string" office:string-value="Res:=eep_b_w(62,AM_PUMP_01);" calcext:value-type="string">
            <text:p>Res:=eep_b_w(62,AM_PUMP_01);</text:p>
          </table:table-cell>
          <table:table-cell table:formula="of:=IF([.E373]=1;CONCATENATE([.A37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ve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74]=1;CONCATENATE([.A37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75]=1;CONCATENATE([.A37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y_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76]=1;CONCATENATE([.A37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_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77]=1;CONCATENATE([.A37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d_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78]=1;CONCATENATE([.A37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h_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79]=1;CONCATENATE([.A37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m_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0]=1;CONCATENATE([.A38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s_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Integer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1]=1;CONCATENATE([.A38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me_set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Bool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2]=1;CONCATENATE([.A38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9"/>
          <table:table-cell table:formula="of:=IF([.E383]=1;CONCATENATE([.A38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19]" office:value-type="string" office:string-value="V_32" calcext:value-type="string">
            <text:p>V_32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384]=1;CONCATENATE([.A384];&quot; integer default '0',&quot;);&quot;&quot;)" office:value-type="string" office:string-value="SP_17 integer default '0'," calcext:value-type="string">
            <text:p>SP_1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5]=1;CONCATENATE([.A38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6]=1;CONCATENATE([.A38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7]=1;CONCATENATE([.A38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8]=1;CONCATENATE([.A38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89]=1;CONCATENATE([.A38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kor_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0]=1;CONCATENATE([.A39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02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391]=1;CONCATENATE([.A391];&quot; integer default '0',&quot;);&quot;&quot;)" office:value-type="string" office:string-value="SP_18 integer default '0'," calcext:value-type="string">
            <text:p>SP_1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2]=1;CONCATENATE([.A39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8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3]=1;CONCATENATE([.A39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4]=1;CONCATENATE([.A39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8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5]=1;CONCATENATE([.A39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6]=1;CONCATENATE([.A39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7]=1;CONCATENATE([.A39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9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[Аркуш2.D21]" office:value-type="string" office:string-value="V_15" calcext:value-type="string">
            <text:p>V_15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398]=1;CONCATENATE([.A398];&quot; integer default '0',&quot;);&quot;&quot;)" office:value-type="string" office:string-value="SP_19 integer default '0'," calcext:value-type="string">
            <text:p>SP_1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9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399]=1;CONCATENATE([.A39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9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0]=1;CONCATENATE([.A40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1]=1;CONCATENATE([.A40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9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2]=1;CONCATENATE([.A40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9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3]=1;CONCATENATE([.A40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9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4]=1;CONCATENATE([.A40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5]=1;CONCATENATE([.A405];&quot; integer default '0',&quot;);&quot;&quot;)" office:value-type="string" office:string-value="AM_17 integer default '0'," calcext:value-type="string">
            <text:p>AM_1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7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6]=1;CONCATENATE([.A40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j_17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7]=1;CONCATENATE([.A40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8]=1;CONCATENATE([.A408];&quot; integer default '0',&quot;);&quot;&quot;)" office:value-type="string" office:string-value="AM_18 integer default '0'," calcext:value-type="string">
            <text:p>AM_1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8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09]=1;CONCATENATE([.A40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0]=1;CONCATENATE([.A41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1]=1;CONCATENATE([.A411];&quot; integer default '0',&quot;);&quot;&quot;)" office:value-type="string" office:string-value="AM_19 integer default '0'," calcext:value-type="string">
            <text:p>AM_19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2]=1;CONCATENATE([.A41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3]=1;CONCATENATE([.A41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j_18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Default"/>
          <table:table-cell table:number-columns-repeated="4"/>
          <table:table-cell table:formula="of:=IF([.E414]=1;CONCATENATE([.A41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2_18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2</text:p>
          </table:table-cell>
          <table:table-cell office:value-type="string" calcext:value-type="string">
            <text:p>Завдання</text:p>
          </table:table-cell>
          <table:table-cell table:number-columns-repeated="5"/>
          <table:table-cell table:formula="of:=IF([.E415]=1;CONCATENATE([.A415];&quot; integer default '0',&quot;);&quot;&quot;)" office:value-type="string" office:string-value="SP2_18 integer default '0'," calcext:value-type="string">
            <text:p>SP2_18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2_08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6]=1;CONCATENATE([.A41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3_0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7]=1;CONCATENATE([.A41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2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егулятор газодувки</text:p>
          </table:table-cell>
          <table:table-cell table:number-columns-repeated="5"/>
          <table:table-cell table:formula="of:=IF([.E418]=1;CONCATENATE([.A41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20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19]=1;CONCATENATE([.A41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20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0]=1;CONCATENATE([.A42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2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1]=1;CONCATENATE([.A42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2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2]=1;CONCATENATE([.A42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2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3]=1;CONCATENATE([.A42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20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4]=1;CONCATENATE([.A424];&quot; integer default '0',&quot;);&quot;&quot;)" office:value-type="string" office:string-value="AM_20 integer default '0'," calcext:value-type="string">
            <text:p>AM_20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20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5]=1;CONCATENATE([.A42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2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6]=1;CONCATENATE([.A426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21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29]=1;CONCATENATE([.A429];&quot; integer default '0',&quot;);&quot;&quot;)" office:value-type="string" office:string-value="SP_21 integer default '0'," calcext:value-type="string">
            <text:p>SP_21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2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0]=1;CONCATENATE([.A43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21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48</text:p>
          </table:table-cell>
          <table:table-cell table:number-columns-repeated="6"/>
          <table:table-cell table:formula="of:=IF([.E431]=1;CONCATENATE([.A43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21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2]=1;CONCATENATE([.A43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21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3]=1;CONCATENATE([.A43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21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4]=1;CONCATENATE([.A43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21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0]=1;CONCATENATE([.A43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21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1]=1;CONCATENATE([.A43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2_21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2]=1;CONCATENATE([.A43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3_2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3]=1;CONCATENATE([.A43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_1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34]=1;CONCATENATE([.A43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V_51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40]=1;CONCATENATE([.A44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_22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41]=1;CONCATENATE([.A44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C_23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formula="of:=IF([.E442]=1;CONCATENATE([.A442];&quot; integer default '0',&quot;);&quot;&quot;)">
            <text:p/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_22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_23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_p_07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_p_07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p_zd_07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m_zd_07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Integer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2"/>
          <table:table-cell table:formula="of:=IF([.E467]=1;CONCATENATE([.A467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68]=1;CONCATENATE([.A46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pr_17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/>
          <table:table-cell table:formula="of:=CONCATENATE([.A469];&quot;:=INT_REAL(eep_n_r(&quot;;[.I469];&quot;));&quot;)" office:value-type="string" office:string-value="Kpr_17:=INT_REAL(eep_n_r(191));" calcext:value-type="string">
            <text:p>Kpr_17:=INT_REAL(eep_n_r(191));</text:p>
          </table:table-cell>
          <table:table-cell table:formula="of:=CONCATENATE(&quot;Res:=eep_n_w(&quot;;[.I469];&quot;,REAL_INT(&quot;;[.A469];&quot;));&quot;)" office:value-type="string" office:string-value="Res:=eep_n_w(191,REAL_INT(Kpr_17));" calcext:value-type="string">
            <text:p>Res:=eep_n_w(191,REAL_INT(Kpr_17));</text:p>
          </table:table-cell>
          <table:table-cell table:formula="of:=IF([.E469]=1;CONCATENATE([.A46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_17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table:formula="of:=CONCATENATE([.A470];&quot;:=INT_REAL(eep_n_r(&quot;;[.I470];&quot;));&quot;)" office:value-type="string" office:string-value="Ti_17:=INT_REAL(eep_n_r(192));" calcext:value-type="string">
            <text:p>Ti_17:=INT_REAL(eep_n_r(192));</text:p>
          </table:table-cell>
          <table:table-cell table:formula="of:=CONCATENATE(&quot;Res:=eep_n_w(&quot;;[.I470];&quot;,REAL_INT(&quot;;[.A470];&quot;));&quot;)" office:value-type="string" office:string-value="Res:=eep_n_w(192,REAL_INT(Ti_17));" calcext:value-type="string">
            <text:p>Res:=eep_n_w(192,REAL_INT(Ti_17));</text:p>
          </table:table-cell>
          <table:table-cell table:formula="of:=IF([.E470]=1;CONCATENATE([.A47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d_17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/>
          <table:table-cell table:formula="of:=CONCATENATE([.A471];&quot;:=INT_REAL(eep_n_r(&quot;;[.I471];&quot;));&quot;)" office:value-type="string" office:string-value="Td_17:=INT_REAL(eep_n_r(193));" calcext:value-type="string">
            <text:p>Td_17:=INT_REAL(eep_n_r(193));</text:p>
          </table:table-cell>
          <table:table-cell table:formula="of:=CONCATENATE(&quot;Res:=eep_n_w(&quot;;[.I471];&quot;,REAL_INT(&quot;;[.A471];&quot;));&quot;)" office:value-type="string" office:string-value="Res:=eep_n_w(193,REAL_INT(Td_17));" calcext:value-type="string">
            <text:p>Res:=eep_n_w(193,REAL_INT(Td_17));</text:p>
          </table:table-cell>
          <table:table-cell table:formula="of:=IF([.E471]=1;CONCATENATE([.A47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in_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/>
          <table:table-cell table:formula="of:=CONCATENATE([.A472];&quot;:=INT_REAL(eep_n_r(&quot;;[.I472];&quot;));&quot;)" office:value-type="string" office:string-value="Xmin_17:=INT_REAL(eep_n_r(194));" calcext:value-type="string">
            <text:p>Xmin_17:=INT_REAL(eep_n_r(194));</text:p>
          </table:table-cell>
          <table:table-cell table:formula="of:=CONCATENATE(&quot;Res:=eep_n_w(&quot;;[.I472];&quot;,REAL_INT(&quot;;[.A472];&quot;));&quot;)" office:value-type="string" office:string-value="Res:=eep_n_w(194,REAL_INT(Xmin_17));" calcext:value-type="string">
            <text:p>Res:=eep_n_w(194,REAL_INT(Xmin_17));</text:p>
          </table:table-cell>
          <table:table-cell table:formula="of:=IF([.E472]=1;CONCATENATE([.A47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max_1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/>
          <table:table-cell table:formula="of:=CONCATENATE([.A473];&quot;:=INT_REAL(eep_n_r(&quot;;[.I473];&quot;));&quot;)" office:value-type="string" office:string-value="Xmax_17:=INT_REAL(eep_n_r(195));" calcext:value-type="string">
            <text:p>Xmax_17:=INT_REAL(eep_n_r(195));</text:p>
          </table:table-cell>
          <table:table-cell table:formula="of:=CONCATENATE(&quot;Res:=eep_n_w(&quot;;[.I473];&quot;,REAL_INT(&quot;;[.A473];&quot;));&quot;)" office:value-type="string" office:string-value="Res:=eep_n_w(195,REAL_INT(Xmax_17));" calcext:value-type="string">
            <text:p>Res:=eep_n_w(195,REAL_INT(Xmax_17));</text:p>
          </table:table-cell>
          <table:table-cell table:formula="of:=IF([.E473]=1;CONCATENATE([.A47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0_1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/>
          <table:table-cell table:formula="of:=CONCATENATE([.A474];&quot;:=INT_REAL(eep_n_r(&quot;;[.I474];&quot;));&quot;)" office:value-type="string" office:string-value="P0_17:=INT_REAL(eep_n_r(196));" calcext:value-type="string">
            <text:p>P0_17:=INT_REAL(eep_n_r(196));</text:p>
          </table:table-cell>
          <table:table-cell table:formula="of:=CONCATENATE(&quot;Res:=eep_n_w(&quot;;[.I474];&quot;,REAL_INT(&quot;;[.A474];&quot;));&quot;)" office:value-type="string" office:string-value="Res:=eep_n_w(196,REAL_INT(P0_17));" calcext:value-type="string">
            <text:p>Res:=eep_n_w(196,REAL_INT(P0_17));</text:p>
          </table:table-cell>
          <table:table-cell table:formula="of:=IF([.E474]=1;CONCATENATE([.A47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_17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Rea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10</text:p>
          </table:table-cell>
          <table:table-cell office:value-type="string" calcext:value-type="string">
            <text:p>Завдання</text:p>
          </table:table-cell>
          <table:table-cell/>
          <table:table-cell office:value-type="float" office:value="197" calcext:value-type="float">
            <text:p>197</text:p>
          </table:table-cell>
          <table:table-cell/>
          <table:table-cell table:formula="of:=CONCATENATE([.A475];&quot;:=INT_REAL(eep_n_r(&quot;;[.I475];&quot;));&quot;)" office:value-type="string" office:string-value="SP_17:=INT_REAL(eep_n_r(197));" calcext:value-type="string">
            <text:p>SP_17:=INT_REAL(eep_n_r(197));</text:p>
          </table:table-cell>
          <table:table-cell table:formula="of:=CONCATENATE(&quot;Res:=eep_n_w(&quot;;[.I475];&quot;,REAL_INT(&quot;;[.A475];&quot;));&quot;)" office:value-type="string" office:string-value="Res:=eep_n_w(197,REAL_INT(SP_17));" calcext:value-type="string">
            <text:p>Res:=eep_n_w(197,REAL_INT(SP_17));</text:p>
          </table:table-cell>
          <table:table-cell table:formula="of:=IF([.E475]=1;CONCATENATE([.A475];&quot; integer default '0',&quot;);&quot;&quot;)" office:value-type="string" office:string-value="SP_17 integer default '0'," calcext:value-type="string">
            <text:p>SP_1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_17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Автомат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CONCATENATE([.A476];&quot;:=eep_b_r(&quot;;[.I476];&quot;);&quot;)" office:value-type="string" office:string-value="Am_17:=eep_b_r(63);" calcext:value-type="string">
            <text:p>Am_17:=eep_b_r(63);</text:p>
          </table:table-cell>
          <table:table-cell table:formula="of:=CONCATENATE(&quot;Res:=eep_b_w(&quot;;[.I476];&quot;,&quot;;[.A476];&quot;);&quot;)" office:value-type="string" office:string-value="Res:=eep_b_w(63,Am_17);" calcext:value-type="string">
            <text:p>Res:=eep_b_w(63,Am_17);</text:p>
          </table:table-cell>
          <table:table-cell table:formula="of:=IF([.E476]=1;CONCATENATE([.A476];&quot; integer default '0',&quot;);&quot;&quot;)" office:value-type="string" office:string-value="Am_17 integer default '0'," calcext:value-type="string">
            <text:p>Am_17 integer default '0',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de_1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  <table:table-cell table:formula="of:=CONCATENATE([.A477];&quot;:=eep_b_r(&quot;;[.I477];&quot;);&quot;)" office:value-type="string" office:string-value="Mode_17:=eep_b_r(64);" calcext:value-type="string">
            <text:p>Mode_17:=eep_b_r(64);</text:p>
          </table:table-cell>
          <table:table-cell table:formula="of:=CONCATENATE(&quot;Res:=eep_b_w(&quot;;[.I477];&quot;,&quot;;[.A477];&quot;);&quot;)" office:value-type="string" office:string-value="Res:=eep_b_w(64,Mode_17);" calcext:value-type="string">
            <text:p>Res:=eep_b_w(64,Mode_17);</text:p>
          </table:table-cell>
          <table:table-cell table:formula="of:=IF([.E477]=1;CONCATENATE([.A477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_C_1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Bool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table:formula="of:=CONCATENATE([.A478];&quot;:=eep_b_r(&quot;;[.I478];&quot;);&quot;)" office:value-type="string" office:string-value="m_C_17:=eep_b_r(65);" calcext:value-type="string">
            <text:p>m_C_17:=eep_b_r(65);</text:p>
          </table:table-cell>
          <table:table-cell table:formula="of:=CONCATENATE(&quot;Res:=eep_b_w(&quot;;[.I478];&quot;,&quot;;[.A478];&quot;);&quot;)" office:value-type="string" office:string-value="Res:=eep_b_w(65,m_C_17);" calcext:value-type="string">
            <text:p>Res:=eep_b_w(65,m_C_17);</text:p>
          </table:table-cell>
          <table:table-cell table:formula="of:=IF([.E478]=1;CONCATENATE([.A478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79]=1;CONCATENATE([.A479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0]=1;CONCATENATE([.A480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1]=1;CONCATENATE([.A481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2]=1;CONCATENATE([.A482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3]=1;CONCATENATE([.A483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4]=1;CONCATENATE([.A484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5]=1;CONCATENATE([.A485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6]=1;CONCATENATE([.A486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7]=1;CONCATENATE([.A487];&quot; integer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488]=1;CONCATENATE([.A488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ddress</text:p>
          </table:table-cell>
          <table:table-cell table:number-columns-repeated="10"/>
          <table:table-cell table:formula="of:=IF([.E489]=1;CONCATENATE([.A489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_01</text:p>
          </table:table-cell>
          <table:table-cell office:value-type="float" office:value="800" calcext:value-type="float">
            <text:p>800</text:p>
          </table:table-cell>
          <table:table-cell table:number-columns-repeated="10"/>
          <table:table-cell table:formula="of:=IF([.E490]=1;CONCATENATE([.A490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_02</text:p>
          </table:table-cell>
          <table:table-cell office:value-type="float" office:value="802" calcext:value-type="float">
            <text:p>802</text:p>
          </table:table-cell>
          <table:table-cell table:number-columns-repeated="10"/>
          <table:table-cell table:formula="of:=IF([.E491]=1;CONCATENATE([.A491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_03</text:p>
          </table:table-cell>
          <table:table-cell office:value-type="float" office:value="804" calcext:value-type="float">
            <text:p>804</text:p>
          </table:table-cell>
          <table:table-cell table:number-columns-repeated="10"/>
          <table:table-cell table:formula="of:=IF([.E492]=1;CONCATENATE([.A492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_04</text:p>
          </table:table-cell>
          <table:table-cell office:value-type="float" office:value="806" calcext:value-type="float">
            <text:p>806</text:p>
          </table:table-cell>
          <table:table-cell table:number-columns-repeated="10"/>
          <table:table-cell table:formula="of:=IF([.E493]=1;CONCATENATE([.A493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_05</text:p>
          </table:table-cell>
          <table:table-cell office:value-type="float" office:value="808" calcext:value-type="float">
            <text:p>808</text:p>
          </table:table-cell>
          <table:table-cell table:number-columns-repeated="10"/>
          <table:table-cell table:formula="of:=IF([.E494]=1;CONCATENATE([.A494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_06</text:p>
          </table:table-cell>
          <table:table-cell office:value-type="float" office:value="810" calcext:value-type="float">
            <text:p>810</text:p>
          </table:table-cell>
          <table:table-cell table:number-columns-repeated="10"/>
          <table:table-cell table:formula="of:=IF([.E495]=1;CONCATENATE([.A495];&quot; integer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812" calcext:value-type="float">
            <text:p>812</text:p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2"/>
          <table:table-cell table:formula="of:=IF([.E513]=1;CONCATENATE([.A51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14]=1;CONCATENATE([.A51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15]=1;CONCATENATE([.A515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at</text:p>
          </table:table-cell>
          <table:table-cell table:number-columns-repeated="10"/>
          <table:table-cell table:formula="of:=IF([.E516]=1;CONCATENATE([.A516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1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17]=1;CONCATENATE([.A517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18]=1;CONCATENATE([.A518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3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19]=1;CONCATENATE([.A519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4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0]=1;CONCATENATE([.A520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5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1]=1;CONCATENATE([.A521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2]=1;CONCATENATE([.A522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7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3]=1;CONCATENATE([.A523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8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4]=1;CONCATENATE([.A524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09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5]=1;CONCATENATE([.A525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0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6]=1;CONCATENATE([.A526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1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7]=1;CONCATENATE([.A527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8]=1;CONCATENATE([.A528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3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29]=1;CONCATENATE([.A529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4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0]=1;CONCATENATE([.A530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5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1]=1;CONCATENATE([.A531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t_1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2]=1;CONCATENATE([.A53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33]=1;CONCATENATE([.A533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ormat</text:p>
          </table:table-cell>
          <table:table-cell table:number-columns-repeated="10"/>
          <table:table-cell table:formula="of:=IF([.E534]=1;CONCATENATE([.A534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1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5]=1;CONCATENATE([.A535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6]=1;CONCATENATE([.A536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3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7]=1;CONCATENATE([.A537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4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8]=1;CONCATENATE([.A538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5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39]=1;CONCATENATE([.A539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0]=1;CONCATENATE([.A540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7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1]=1;CONCATENATE([.A541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8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2]=1;CONCATENATE([.A542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09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3]=1;CONCATENATE([.A543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0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4]=1;CONCATENATE([.A544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1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5]=1;CONCATENATE([.A545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2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6]=1;CONCATENATE([.A546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3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7]=1;CONCATENATE([.A547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4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8]=1;CONCATENATE([.A548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5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49]=1;CONCATENATE([.A549];&quot; smallint default '0',&quot;);&quot;&quot;)">
            <text:p/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_16</text:p>
          </table:table-cell>
          <table:table-cell office:value-type="string" calcext:value-type="string">
            <text:p>Real</text:p>
          </table:table-cell>
          <table:table-cell table:number-columns-repeated="10"/>
          <table:table-cell table:formula="of:=IF([.E550]=1;CONCATENATE([.A55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1]=1;CONCATENATE([.A55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2]=1;CONCATENATE([.A55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3]=1;CONCATENATE([.A55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4]=1;CONCATENATE([.A55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5]=1;CONCATENATE([.A55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6]=1;CONCATENATE([.A55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7]=1;CONCATENATE([.A55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8]=1;CONCATENATE([.A558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59]=1;CONCATENATE([.A559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0]=1;CONCATENATE([.A56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1]=1;CONCATENATE([.A56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2]=1;CONCATENATE([.A56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3]=1;CONCATENATE([.A56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4]=1;CONCATENATE([.A56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5]=1;CONCATENATE([.A56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6]=1;CONCATENATE([.A56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7]=1;CONCATENATE([.A56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8]=1;CONCATENATE([.A568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69]=1;CONCATENATE([.A569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0]=1;CONCATENATE([.A57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1]=1;CONCATENATE([.A57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2]=1;CONCATENATE([.A57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3]=1;CONCATENATE([.A57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4]=1;CONCATENATE([.A57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5]=1;CONCATENATE([.A57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6]=1;CONCATENATE([.A57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7]=1;CONCATENATE([.A57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8]=1;CONCATENATE([.A578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79]=1;CONCATENATE([.A579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0]=1;CONCATENATE([.A58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1]=1;CONCATENATE([.A58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2]=1;CONCATENATE([.A58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3]=1;CONCATENATE([.A58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4]=1;CONCATENATE([.A58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5]=1;CONCATENATE([.A58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6]=1;CONCATENATE([.A58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7]=1;CONCATENATE([.A58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8]=1;CONCATENATE([.A588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89]=1;CONCATENATE([.A589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0]=1;CONCATENATE([.A59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1]=1;CONCATENATE([.A59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2]=1;CONCATENATE([.A59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3]=1;CONCATENATE([.A59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4]=1;CONCATENATE([.A59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5]=1;CONCATENATE([.A59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6]=1;CONCATENATE([.A59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7]=1;CONCATENATE([.A59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8]=1;CONCATENATE([.A598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599]=1;CONCATENATE([.A599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0]=1;CONCATENATE([.A60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1]=1;CONCATENATE([.A60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2]=1;CONCATENATE([.A60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3]=1;CONCATENATE([.A60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4]=1;CONCATENATE([.A60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5]=1;CONCATENATE([.A60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6]=1;CONCATENATE([.A60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7]=1;CONCATENATE([.A60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8]=1;CONCATENATE([.A608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09]=1;CONCATENATE([.A609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0]=1;CONCATENATE([.A610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1]=1;CONCATENATE([.A611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2]=1;CONCATENATE([.A612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3]=1;CONCATENATE([.A613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4]=1;CONCATENATE([.A614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5]=1;CONCATENATE([.A615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6]=1;CONCATENATE([.A616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7]=1;CONCATENATE([.A617];&quot; smallint default '0',&quot;);&quot;&quot;)">
            <text:p/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IF([.E618]=1;CONCATENATE([.A618];&quot; smallint default '0',&quot;);&quot;&quot;)">
            <text:p/>
          </table:table-cell>
          <table:table-cell table:number-columns-repeated="1011"/>
        </table:table-row>
        <table:table-row table:style-name="ro1" table:number-rows-repeated="1047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ркуш2" table:style-name="ta1" table:print="false"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number-columns-repeated="1021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Deskritp</text:p>
          </table:table-cell>
          <table:table-cell office:value-type="string" calcext:value-type="string">
            <text:p>PV_1</text:p>
          </table:table-cell>
          <table:table-cell office:value-type="string" calcext:value-type="string">
            <text:p>PV_2</text:p>
          </table:table-cell>
          <table:table-cell office:value-type="string" calcext:value-type="string">
            <text:p>PV_3</text:p>
          </table:table-cell>
          <table:table-cell office:value-type="string" calcext:value-type="string">
            <text:p>SPR_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_1</text:p>
          </table:table-cell>
          <table:table-cell office:value-type="string" calcext:value-type="string">
            <text:p>SP_2</text:p>
          </table:table-cell>
          <table:table-cell office:value-type="string" calcext:value-type="string">
            <text:p>SP_3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Rej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Kp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K_1</text:p>
          </table:table-cell>
          <table:table-cell office:value-type="string" calcext:value-type="string">
            <text:p>K_2</text:p>
          </table:table-cell>
          <table:table-cell office:value-type="string" calcext:value-type="string">
            <text:p>K_3</text:p>
          </table:table-cell>
          <table:table-cell office:value-type="string" calcext:value-type="string">
            <text:p>K_4</text:p>
          </table:table-cell>
          <table:table-cell office:value-type="string" calcext:value-type="string">
            <text:p>Kk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0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1. Регулювання <text:s/>витрати <text:s/>вапнякового молока на основну дефекацію</text:p>
          </table:table-cell>
          <table:table-cell office:value-type="string" calcext:value-type="string">
            <text:p>V_04</text:p>
          </table:table-cell>
          <table:table-cell office:value-type="string" calcext:value-type="string">
            <text:p>V_01</text:p>
          </table:table-cell>
          <table:table-cell/>
          <table:table-cell office:value-type="string" calcext:value-type="string">
            <text:p>Spr_01</text:p>
          </table:table-cell>
          <table:table-cell office:value-type="string" calcext:value-type="string">
            <text:p>C_01</text:p>
          </table:table-cell>
          <table:table-cell office:value-type="string" calcext:value-type="string">
            <text:p>SP_01</text:p>
          </table:table-cell>
          <table:table-cell table:number-columns-repeated="2"/>
          <table:table-cell office:value-type="string" calcext:value-type="string">
            <text:p>AM_01</text:p>
          </table:table-cell>
          <table:table-cell office:value-type="string" calcext:value-type="string">
            <text:p>Rej_01</text:p>
          </table:table-cell>
          <table:table-cell office:value-type="string" calcext:value-type="string">
            <text:p>m_C_01</text:p>
          </table:table-cell>
          <table:table-cell office:value-type="string" calcext:value-type="string">
            <text:p>Kpr_01</text:p>
          </table:table-cell>
          <table:table-cell office:value-type="string" calcext:value-type="string">
            <text:p>Ti_01</text:p>
          </table:table-cell>
          <table:table-cell office:value-type="string" calcext:value-type="string">
            <text:p>Td_01</text:p>
          </table:table-cell>
          <table:table-cell office:value-type="string" calcext:value-type="string">
            <text:p>Xmin_01</text:p>
          </table:table-cell>
          <table:table-cell office:value-type="string" calcext:value-type="string">
            <text:p>Xmax_01</text:p>
          </table:table-cell>
          <table:table-cell office:value-type="string" calcext:value-type="string">
            <text:p>K_01</text:p>
          </table:table-cell>
          <table:table-cell table:number-columns-repeated="3"/>
          <table:table-cell office:value-type="string" calcext:value-type="string">
            <text:p>Kkor_01</text:p>
          </table:table-cell>
          <table:table-cell office:value-type="string" calcext:value-type="string">
            <text:p>Mode_01</text:p>
          </table:table-cell>
          <table:table-cell office:value-type="string" calcext:value-type="string">
            <text:p>P0_01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7" office:value-type="string" calcext:value-type="string">
            <text:p>2. Подача вапнякового молока на преддефекатор</text:p>
          </table:table-cell>
          <table:table-cell office:value-type="string" calcext:value-type="string">
            <text:p>V_03</text:p>
          </table:table-cell>
          <table:table-cell office:value-type="string" calcext:value-type="string">
            <text:p>V_01</text:p>
          </table:table-cell>
          <table:table-cell/>
          <table:table-cell office:value-type="string" calcext:value-type="string">
            <text:p>Spr_02</text:p>
          </table:table-cell>
          <table:table-cell office:value-type="string" calcext:value-type="string">
            <text:p>C_02</text:p>
          </table:table-cell>
          <table:table-cell office:value-type="string" calcext:value-type="string">
            <text:p>SP_02</text:p>
          </table:table-cell>
          <table:table-cell table:number-columns-repeated="2"/>
          <table:table-cell office:value-type="string" calcext:value-type="string">
            <text:p>AM_02</text:p>
          </table:table-cell>
          <table:table-cell office:value-type="string" calcext:value-type="string">
            <text:p>Rej_02</text:p>
          </table:table-cell>
          <table:table-cell office:value-type="string" calcext:value-type="string">
            <text:p>m_C_02</text:p>
          </table:table-cell>
          <table:table-cell office:value-type="string" calcext:value-type="string">
            <text:p>Kpr_02</text:p>
          </table:table-cell>
          <table:table-cell office:value-type="string" calcext:value-type="string">
            <text:p>Ti_02</text:p>
          </table:table-cell>
          <table:table-cell office:value-type="string" calcext:value-type="string">
            <text:p>Td_02</text:p>
          </table:table-cell>
          <table:table-cell office:value-type="string" calcext:value-type="string">
            <text:p>Xmin_02</text:p>
          </table:table-cell>
          <table:table-cell office:value-type="string" calcext:value-type="string">
            <text:p>Xmax_02</text:p>
          </table:table-cell>
          <table:table-cell office:value-type="string" calcext:value-type="string">
            <text:p>K_02</text:p>
          </table:table-cell>
          <table:table-cell table:number-columns-repeated="3"/>
          <table:table-cell office:value-type="string" calcext:value-type="string">
            <text:p>Kkor_02</text:p>
          </table:table-cell>
          <table:table-cell office:value-type="string" calcext:value-type="string">
            <text:p>Mode_02</text:p>
          </table:table-cell>
          <table:table-cell office:value-type="string" calcext:value-type="string">
            <text:p>P0_02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6" office:value-type="string" calcext:value-type="string">
            <text:p>3. Регулювання <text:s/>витрати <text:s/>вапнякового молока на другу сатурацію</text:p>
          </table:table-cell>
          <table:table-cell office:value-type="string" calcext:value-type="string">
            <text:p>V_05</text:p>
          </table:table-cell>
          <table:table-cell office:value-type="string" calcext:value-type="string">
            <text:p>V_08</text:p>
          </table:table-cell>
          <table:table-cell/>
          <table:table-cell office:value-type="string" calcext:value-type="string">
            <text:p>Spr_03</text:p>
          </table:table-cell>
          <table:table-cell office:value-type="string" calcext:value-type="string">
            <text:p>C_03</text:p>
          </table:table-cell>
          <table:table-cell office:value-type="string" calcext:value-type="string">
            <text:p>SP_03</text:p>
          </table:table-cell>
          <table:table-cell table:number-columns-repeated="2"/>
          <table:table-cell office:value-type="string" calcext:value-type="string">
            <text:p>AM_03</text:p>
          </table:table-cell>
          <table:table-cell office:value-type="string" calcext:value-type="string">
            <text:p>Rej_03</text:p>
          </table:table-cell>
          <table:table-cell office:value-type="string" calcext:value-type="string">
            <text:p>m_C_03</text:p>
          </table:table-cell>
          <table:table-cell office:value-type="string" calcext:value-type="string">
            <text:p>Kpr_03</text:p>
          </table:table-cell>
          <table:table-cell office:value-type="string" calcext:value-type="string">
            <text:p>Ti_03</text:p>
          </table:table-cell>
          <table:table-cell office:value-type="string" calcext:value-type="string">
            <text:p>Td_03</text:p>
          </table:table-cell>
          <table:table-cell office:value-type="string" calcext:value-type="string">
            <text:p>Xmin_03</text:p>
          </table:table-cell>
          <table:table-cell office:value-type="string" calcext:value-type="string">
            <text:p>Xmax_03</text:p>
          </table:table-cell>
          <table:table-cell office:value-type="string" calcext:value-type="string">
            <text:p>K_03</text:p>
          </table:table-cell>
          <table:table-cell table:number-columns-repeated="3"/>
          <table:table-cell office:value-type="string" calcext:value-type="string">
            <text:p>Kkor_03</text:p>
          </table:table-cell>
          <table:table-cell office:value-type="string" calcext:value-type="string">
            <text:p>Mode_03</text:p>
          </table:table-cell>
          <table:table-cell office:value-type="string" calcext:value-type="string">
            <text:p>P0_03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6" office:value-type="string" calcext:value-type="string">
            <text:p>4. Регулювання <text:s/>рН в першому сатураторі</text:p>
          </table:table-cell>
          <table:table-cell office:value-type="string" calcext:value-type="string">
            <text:p>V_21</text:p>
          </table:table-cell>
          <table:table-cell office:value-type="string" calcext:value-type="string">
            <text:p>V_11</text:p>
          </table:table-cell>
          <table:table-cell table:number-columns-repeated="2"/>
          <table:table-cell office:value-type="string" calcext:value-type="string">
            <text:p>C_04</text:p>
          </table:table-cell>
          <table:table-cell office:value-type="string" calcext:value-type="string">
            <text:p>SP_04</text:p>
          </table:table-cell>
          <table:table-cell table:number-columns-repeated="2"/>
          <table:table-cell office:value-type="string" calcext:value-type="string">
            <text:p>AM_04</text:p>
          </table:table-cell>
          <table:table-cell/>
          <table:table-cell office:value-type="string" calcext:value-type="string">
            <text:p>m_C_04</text:p>
          </table:table-cell>
          <table:table-cell office:value-type="string" calcext:value-type="string">
            <text:p>Kpr_04</text:p>
          </table:table-cell>
          <table:table-cell office:value-type="string" calcext:value-type="string">
            <text:p>Ti_04</text:p>
          </table:table-cell>
          <table:table-cell office:value-type="string" calcext:value-type="string">
            <text:p>Td_04</text:p>
          </table:table-cell>
          <table:table-cell office:value-type="string" calcext:value-type="string">
            <text:p>Xmin_04</text:p>
          </table:table-cell>
          <table:table-cell office:value-type="string" calcext:value-type="string">
            <text:p>Xmax_04</text:p>
          </table:table-cell>
          <table:table-cell table:number-columns-repeated="5"/>
          <table:table-cell office:value-type="string" calcext:value-type="string">
            <text:p>Mode_04</text:p>
          </table:table-cell>
          <table:table-cell office:value-type="string" calcext:value-type="string">
            <text:p>P0_04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Регулювання <text:s/>тиску газу у колекторі поверненням на насос</text:p>
          </table:table-cell>
          <table:table-cell office:value-type="string" calcext:value-type="string">
            <text:p>V_17</text:p>
          </table:table-cell>
          <table:table-cell table:style-name="ce1" office:value-type="string" calcext:value-type="string">
            <text:p>V_12</text:p>
          </table:table-cell>
          <table:table-cell/>
          <table:table-cell office:value-type="string" calcext:value-type="string">
            <text:p>Spr_05</text:p>
          </table:table-cell>
          <table:table-cell office:value-type="string" calcext:value-type="string">
            <text:p>C_05</text:p>
          </table:table-cell>
          <table:table-cell office:value-type="string" calcext:value-type="string">
            <text:p>SP_05</text:p>
          </table:table-cell>
          <table:table-cell office:value-type="string" calcext:value-type="string">
            <text:p>SP2_05</text:p>
          </table:table-cell>
          <table:table-cell/>
          <table:table-cell office:value-type="string" calcext:value-type="string">
            <text:p>AM_05</text:p>
          </table:table-cell>
          <table:table-cell office:value-type="string" calcext:value-type="string">
            <text:p>Rej_05</text:p>
          </table:table-cell>
          <table:table-cell office:value-type="string" calcext:value-type="string">
            <text:p>m_C_05</text:p>
          </table:table-cell>
          <table:table-cell office:value-type="string" calcext:value-type="string">
            <text:p>Kpr_05</text:p>
          </table:table-cell>
          <table:table-cell office:value-type="string" calcext:value-type="string">
            <text:p>Ti_05</text:p>
          </table:table-cell>
          <table:table-cell office:value-type="string" calcext:value-type="string">
            <text:p>Td_05</text:p>
          </table:table-cell>
          <table:table-cell office:value-type="string" calcext:value-type="string">
            <text:p>Xmin_05</text:p>
          </table:table-cell>
          <table:table-cell office:value-type="string" calcext:value-type="string">
            <text:p>Xmax_05</text:p>
          </table:table-cell>
          <table:table-cell office:value-type="string" calcext:value-type="string">
            <text:p>K_05</text:p>
          </table:table-cell>
          <table:table-cell table:number-columns-repeated="3"/>
          <table:table-cell office:value-type="string" calcext:value-type="string">
            <text:p>Kkor_05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6. Регулювання <text:s/>рівня в зб вапна</text:p>
          </table:table-cell>
          <table:table-cell table:style-name="ce5" office:value-type="string" calcext:value-type="string">
            <text:p>V_19</text:p>
          </table:table-cell>
          <table:table-cell table:style-name="ce5" table:number-columns-repeated="3"/>
          <table:table-cell table:style-name="ce5" office:value-type="string" calcext:value-type="string">
            <text:p>C_06</text:p>
          </table:table-cell>
          <table:table-cell table:style-name="ce5" office:value-type="string" calcext:value-type="string">
            <text:p>SP_06</text:p>
          </table:table-cell>
          <table:table-cell table:style-name="ce5" table:number-columns-repeated="2"/>
          <table:table-cell table:style-name="ce5" office:value-type="string" calcext:value-type="string">
            <text:p>AM_06</text:p>
          </table:table-cell>
          <table:table-cell table:style-name="ce5"/>
          <table:table-cell table:style-name="ce5" office:value-type="string" calcext:value-type="string">
            <text:p>m_C_06</text:p>
          </table:table-cell>
          <table:table-cell table:style-name="ce5" office:value-type="string" calcext:value-type="string">
            <text:p>Kpr_06</text:p>
          </table:table-cell>
          <table:table-cell table:style-name="ce5" office:value-type="string" calcext:value-type="string">
            <text:p>Ti_06</text:p>
          </table:table-cell>
          <table:table-cell table:style-name="ce5" office:value-type="string" calcext:value-type="string">
            <text:p>Td_06</text:p>
          </table:table-cell>
          <table:table-cell table:style-name="ce5" office:value-type="string" calcext:value-type="string">
            <text:p>Xmin_06</text:p>
          </table:table-cell>
          <table:table-cell table:style-name="ce5" office:value-type="string" calcext:value-type="string">
            <text:p>Xmax_06</text:p>
          </table:table-cell>
          <table:table-cell table:style-name="ce5" table:number-columns-repeated="5"/>
          <table:table-cell table:style-name="ce5" office:value-type="string" calcext:value-type="string">
            <text:p>Mode_06</text:p>
          </table:table-cell>
          <table:table-cell table:style-name="ce5"/>
          <table:table-cell table:style-name="ce5" office:value-type="string" calcext:value-type="string">
            <text:p>.</text:p>
          </table:table-cell>
          <table:table-cell table:style-name="ce5" table:number-columns-repeated="37"/>
          <table:table-cell table:number-columns-repeated="9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. Регулювання <text:s/>витрати <text:s/>соку повернення</text:p>
          </table:table-cell>
          <table:table-cell office:value-type="string" calcext:value-type="string">
            <text:p>V_06</text:p>
          </table:table-cell>
          <table:table-cell office:value-type="string" calcext:value-type="string">
            <text:p>V_01</text:p>
          </table:table-cell>
          <table:table-cell/>
          <table:table-cell office:value-type="string" calcext:value-type="string">
            <text:p>Spr_07</text:p>
          </table:table-cell>
          <table:table-cell office:value-type="string" calcext:value-type="string">
            <text:p>C_07</text:p>
          </table:table-cell>
          <table:table-cell office:value-type="string" calcext:value-type="string">
            <text:p>SP_07</text:p>
          </table:table-cell>
          <table:table-cell table:number-columns-repeated="2"/>
          <table:table-cell office:value-type="string" calcext:value-type="string">
            <text:p>AM_07</text:p>
          </table:table-cell>
          <table:table-cell office:value-type="string" calcext:value-type="string">
            <text:p>Rej_07</text:p>
          </table:table-cell>
          <table:table-cell office:value-type="string" calcext:value-type="string">
            <text:p>m_C_07</text:p>
          </table:table-cell>
          <table:table-cell office:value-type="string" calcext:value-type="string">
            <text:p>Kpr_07</text:p>
          </table:table-cell>
          <table:table-cell office:value-type="string" calcext:value-type="string">
            <text:p>Ti_07</text:p>
          </table:table-cell>
          <table:table-cell office:value-type="string" calcext:value-type="string">
            <text:p>Td_07</text:p>
          </table:table-cell>
          <table:table-cell office:value-type="string" calcext:value-type="string">
            <text:p>Xmin_07</text:p>
          </table:table-cell>
          <table:table-cell office:value-type="string" calcext:value-type="string">
            <text:p>Xmax_07</text:p>
          </table:table-cell>
          <table:table-cell office:value-type="string" calcext:value-type="string">
            <text:p>K_07</text:p>
          </table:table-cell>
          <table:table-cell table:number-columns-repeated="3"/>
          <table:table-cell office:value-type="string" calcext:value-type="string">
            <text:p>Kkor_07</text:p>
          </table:table-cell>
          <table:table-cell office:value-type="string" calcext:value-type="string">
            <text:p>Mode_07</text:p>
          </table:table-cell>
          <table:table-cell/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. Регулювання <text:s/>витрати <text:s/>суспензії першої сатурації</text:p>
          </table:table-cell>
          <table:table-cell office:value-type="string" calcext:value-type="string">
            <text:p>V_07</text:p>
          </table:table-cell>
          <table:table-cell office:value-type="string" calcext:value-type="string">
            <text:p>V_01</text:p>
          </table:table-cell>
          <table:table-cell/>
          <table:table-cell office:value-type="string" calcext:value-type="string">
            <text:p>Spr_08</text:p>
          </table:table-cell>
          <table:table-cell office:value-type="string" calcext:value-type="string">
            <text:p>C_08</text:p>
          </table:table-cell>
          <table:table-cell office:value-type="string" calcext:value-type="string">
            <text:p>SP_08</text:p>
          </table:table-cell>
          <table:table-cell table:number-columns-repeated="2"/>
          <table:table-cell office:value-type="string" calcext:value-type="string">
            <text:p>AM_08</text:p>
          </table:table-cell>
          <table:table-cell office:value-type="string" calcext:value-type="string">
            <text:p>Rej_08</text:p>
          </table:table-cell>
          <table:table-cell office:value-type="string" calcext:value-type="string">
            <text:p>m_C_08</text:p>
          </table:table-cell>
          <table:table-cell office:value-type="string" calcext:value-type="string">
            <text:p>Kpr_08</text:p>
          </table:table-cell>
          <table:table-cell office:value-type="string" calcext:value-type="string">
            <text:p>Ti_08</text:p>
          </table:table-cell>
          <table:table-cell office:value-type="string" calcext:value-type="string">
            <text:p>Td_08</text:p>
          </table:table-cell>
          <table:table-cell office:value-type="string" calcext:value-type="string">
            <text:p>Xmin_08</text:p>
          </table:table-cell>
          <table:table-cell office:value-type="string" calcext:value-type="string">
            <text:p>Xmax_08</text:p>
          </table:table-cell>
          <table:table-cell office:value-type="string" calcext:value-type="string">
            <text:p>K_08</text:p>
          </table:table-cell>
          <table:table-cell office:value-type="string" calcext:value-type="string">
            <text:p>K2_08</text:p>
          </table:table-cell>
          <table:table-cell office:value-type="string" calcext:value-type="string">
            <text:p>K3_08</text:p>
          </table:table-cell>
          <table:table-cell/>
          <table:table-cell office:value-type="string" calcext:value-type="string">
            <text:p>Kkor_08</text:p>
          </table:table-cell>
          <table:table-cell office:value-type="string" calcext:value-type="string">
            <text:p>Mode_08</text:p>
          </table:table-cell>
          <table:table-cell office:value-type="string" calcext:value-type="string">
            <text:p>P0_08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. Регулювання температури соку перед гарячим дефекатором</text:p>
          </table:table-cell>
          <table:table-cell office:value-type="string" calcext:value-type="string">
            <text:p>V_25</text:p>
          </table:table-cell>
          <table:table-cell office:value-type="string" calcext:value-type="string">
            <text:p>V_24</text:p>
          </table:table-cell>
          <table:table-cell table:number-columns-repeated="2"/>
          <table:table-cell office:value-type="string" calcext:value-type="string">
            <text:p>C_09</text:p>
          </table:table-cell>
          <table:table-cell office:value-type="string" calcext:value-type="string">
            <text:p>SP_09</text:p>
          </table:table-cell>
          <table:table-cell table:number-columns-repeated="2"/>
          <table:table-cell office:value-type="string" calcext:value-type="string">
            <text:p>AM_09</text:p>
          </table:table-cell>
          <table:table-cell/>
          <table:table-cell office:value-type="string" calcext:value-type="string">
            <text:p>m_C_09</text:p>
          </table:table-cell>
          <table:table-cell office:value-type="string" calcext:value-type="string">
            <text:p>Kpr_09</text:p>
          </table:table-cell>
          <table:table-cell office:value-type="string" calcext:value-type="string">
            <text:p>Ti_09</text:p>
          </table:table-cell>
          <table:table-cell office:value-type="string" calcext:value-type="string">
            <text:p>Td_09</text:p>
          </table:table-cell>
          <table:table-cell office:value-type="string" calcext:value-type="string">
            <text:p>Xmin_09</text:p>
          </table:table-cell>
          <table:table-cell office:value-type="string" calcext:value-type="string">
            <text:p>Xmax_09</text:p>
          </table:table-cell>
          <table:table-cell table:number-columns-repeated="5"/>
          <table:table-cell office:value-type="string" calcext:value-type="string">
            <text:p>Mode_09</text:p>
          </table:table-cell>
          <table:table-cell office:value-type="string" calcext:value-type="string">
            <text:p>P0_09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 Регулювання температури соку перед фільтрами першої сатурації</text:p>
          </table:table-cell>
          <table:table-cell office:value-type="string" calcext:value-type="string">
            <text:p>V_26</text:p>
          </table:table-cell>
          <table:table-cell office:value-type="string" calcext:value-type="string">
            <text:p>V_33</text:p>
          </table:table-cell>
          <table:table-cell table:number-columns-repeated="2"/>
          <table:table-cell office:value-type="string" calcext:value-type="string">
            <text:p>C_10</text:p>
          </table:table-cell>
          <table:table-cell office:value-type="string" calcext:value-type="string">
            <text:p>SP_10</text:p>
          </table:table-cell>
          <table:table-cell table:number-columns-repeated="2"/>
          <table:table-cell office:value-type="string" calcext:value-type="string">
            <text:p>AM_10</text:p>
          </table:table-cell>
          <table:table-cell/>
          <table:table-cell office:value-type="string" calcext:value-type="string">
            <text:p>m_C_10</text:p>
          </table:table-cell>
          <table:table-cell office:value-type="string" calcext:value-type="string">
            <text:p>Kpr_10</text:p>
          </table:table-cell>
          <table:table-cell office:value-type="string" calcext:value-type="string">
            <text:p>Ti_10</text:p>
          </table:table-cell>
          <table:table-cell office:value-type="string" calcext:value-type="string">
            <text:p>Td_10</text:p>
          </table:table-cell>
          <table:table-cell office:value-type="string" calcext:value-type="string">
            <text:p>Xmin_10</text:p>
          </table:table-cell>
          <table:table-cell office:value-type="string" calcext:value-type="string">
            <text:p>Xmax_10</text:p>
          </table:table-cell>
          <table:table-cell table:number-columns-repeated="5"/>
          <table:table-cell office:value-type="string" calcext:value-type="string">
            <text:p>Mode_10</text:p>
          </table:table-cell>
          <table:table-cell office:value-type="string" calcext:value-type="string">
            <text:p>P0_10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 Регулювання температури соку перед <text:s/>другою сатурацією</text:p>
          </table:table-cell>
          <table:table-cell office:value-type="string" calcext:value-type="string">
            <text:p>V_27</text:p>
          </table:table-cell>
          <table:table-cell office:value-type="string" calcext:value-type="string">
            <text:p>V_34</text:p>
          </table:table-cell>
          <table:table-cell table:number-columns-repeated="2"/>
          <table:table-cell office:value-type="string" calcext:value-type="string">
            <text:p>C_11</text:p>
          </table:table-cell>
          <table:table-cell office:value-type="string" calcext:value-type="string">
            <text:p>SP_11</text:p>
          </table:table-cell>
          <table:table-cell table:number-columns-repeated="2"/>
          <table:table-cell office:value-type="string" calcext:value-type="string">
            <text:p>AM_11</text:p>
          </table:table-cell>
          <table:table-cell/>
          <table:table-cell office:value-type="string" calcext:value-type="string">
            <text:p>m_C_11</text:p>
          </table:table-cell>
          <table:table-cell office:value-type="string" calcext:value-type="string">
            <text:p>Kpr_11</text:p>
          </table:table-cell>
          <table:table-cell office:value-type="string" calcext:value-type="string">
            <text:p>Ti_11</text:p>
          </table:table-cell>
          <table:table-cell office:value-type="string" calcext:value-type="string">
            <text:p>Td_11</text:p>
          </table:table-cell>
          <table:table-cell office:value-type="string" calcext:value-type="string">
            <text:p>Xmin_11</text:p>
          </table:table-cell>
          <table:table-cell office:value-type="string" calcext:value-type="string">
            <text:p>Xmax_11</text:p>
          </table:table-cell>
          <table:table-cell table:number-columns-repeated="5"/>
          <table:table-cell office:value-type="string" calcext:value-type="string">
            <text:p>Mode_11</text:p>
          </table:table-cell>
          <table:table-cell office:value-type="string" calcext:value-type="string">
            <text:p>P0_11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12. Регулювання <text:s/>витрати соку на другу сатурацію</text:p>
          </table:table-cell>
          <table:table-cell office:value-type="string" calcext:value-type="string">
            <text:p>V_08</text:p>
          </table:table-cell>
          <table:table-cell office:value-type="string" calcext:value-type="string">
            <text:p>V_43</text:p>
          </table:table-cell>
          <table:table-cell table:number-columns-repeated="2"/>
          <table:table-cell office:value-type="string" calcext:value-type="string">
            <text:p>C_12</text:p>
          </table:table-cell>
          <table:table-cell office:value-type="string" calcext:value-type="string">
            <text:p>SP_12</text:p>
          </table:table-cell>
          <table:table-cell office:value-type="string" calcext:value-type="string">
            <text:p>SP2_12</text:p>
          </table:table-cell>
          <table:table-cell/>
          <table:table-cell office:value-type="string" calcext:value-type="string">
            <text:p>AM_12</text:p>
          </table:table-cell>
          <table:table-cell office:value-type="string" calcext:value-type="string">
            <text:p>Rej_12</text:p>
          </table:table-cell>
          <table:table-cell office:value-type="string" calcext:value-type="string">
            <text:p>m_C_12</text:p>
          </table:table-cell>
          <table:table-cell office:value-type="string" calcext:value-type="string">
            <text:p>Kpr_12</text:p>
          </table:table-cell>
          <table:table-cell office:value-type="string" calcext:value-type="string">
            <text:p>Ti_12</text:p>
          </table:table-cell>
          <table:table-cell office:value-type="string" calcext:value-type="string">
            <text:p>Td_12</text:p>
          </table:table-cell>
          <table:table-cell office:value-type="string" calcext:value-type="string">
            <text:p>Xmin_12</text:p>
          </table:table-cell>
          <table:table-cell office:value-type="string" calcext:value-type="string">
            <text:p>Xmax_12</text:p>
          </table:table-cell>
          <table:table-cell/>
          <table:table-cell office:value-type="string" calcext:value-type="string">
            <text:p>K2_12</text:p>
          </table:table-cell>
          <table:table-cell office:value-type="string" calcext:value-type="string">
            <text:p>K3_12</text:p>
          </table:table-cell>
          <table:table-cell office:value-type="string" calcext:value-type="string">
            <text:p>K4_12</text:p>
          </table:table-cell>
          <table:table-cell/>
          <table:table-cell office:value-type="string" calcext:value-type="string">
            <text:p>Mode_12</text:p>
          </table:table-cell>
          <table:table-cell office:value-type="string" calcext:value-type="string">
            <text:p>P0_12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3. Регулювання витрати суспензії <text:s/>другої сатурації на преддефекатор</text:p>
          </table:table-cell>
          <table:table-cell office:value-type="string" calcext:value-type="string">
            <text:p>V_09</text:p>
          </table:table-cell>
          <table:table-cell table:number-columns-repeated="3"/>
          <table:table-cell office:value-type="string" calcext:value-type="string">
            <text:p>C_13</text:p>
          </table:table-cell>
          <table:table-cell office:value-type="string" calcext:value-type="string">
            <text:p>SP_13</text:p>
          </table:table-cell>
          <table:table-cell table:number-columns-repeated="2"/>
          <table:table-cell office:value-type="string" calcext:value-type="string">
            <text:p>AM_13</text:p>
          </table:table-cell>
          <table:table-cell/>
          <table:table-cell office:value-type="string" calcext:value-type="string">
            <text:p>m_C_13</text:p>
          </table:table-cell>
          <table:table-cell office:value-type="string" calcext:value-type="string">
            <text:p>Kpr_13</text:p>
          </table:table-cell>
          <table:table-cell office:value-type="string" calcext:value-type="string">
            <text:p>Ti_13</text:p>
          </table:table-cell>
          <table:table-cell office:value-type="string" calcext:value-type="string">
            <text:p>Td_13</text:p>
          </table:table-cell>
          <table:table-cell office:value-type="string" calcext:value-type="string">
            <text:p>Xmin_13</text:p>
          </table:table-cell>
          <table:table-cell office:value-type="string" calcext:value-type="string">
            <text:p>Xmax_13</text:p>
          </table:table-cell>
          <table:table-cell table:number-columns-repeated="5"/>
          <table:table-cell office:value-type="string" calcext:value-type="string">
            <text:p>Mode_13</text:p>
          </table:table-cell>
          <table:table-cell office:value-type="string" calcext:value-type="string">
            <text:p>P0_13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14. Регулювання рН в другому сатураторі</text:p>
          </table:table-cell>
          <table:table-cell office:value-type="string" calcext:value-type="string">
            <text:p>V_22</text:p>
          </table:table-cell>
          <table:table-cell office:value-type="string" calcext:value-type="string">
            <text:p>V_08</text:p>
          </table:table-cell>
          <table:table-cell table:number-columns-repeated="2"/>
          <table:table-cell office:value-type="string" calcext:value-type="string">
            <text:p>C_14</text:p>
          </table:table-cell>
          <table:table-cell office:value-type="string" calcext:value-type="string">
            <text:p>SP_14</text:p>
          </table:table-cell>
          <table:table-cell table:number-columns-repeated="2"/>
          <table:table-cell office:value-type="string" calcext:value-type="string">
            <text:p>AM_14</text:p>
          </table:table-cell>
          <table:table-cell/>
          <table:table-cell office:value-type="string" calcext:value-type="string">
            <text:p>m_C_14</text:p>
          </table:table-cell>
          <table:table-cell office:value-type="string" calcext:value-type="string">
            <text:p>Kpr_14</text:p>
          </table:table-cell>
          <table:table-cell office:value-type="string" calcext:value-type="string">
            <text:p>Ti_14</text:p>
          </table:table-cell>
          <table:table-cell office:value-type="string" calcext:value-type="string">
            <text:p>Td_14</text:p>
          </table:table-cell>
          <table:table-cell office:value-type="string" calcext:value-type="string">
            <text:p>Xmin_14</text:p>
          </table:table-cell>
          <table:table-cell office:value-type="string" calcext:value-type="string">
            <text:p>Xmax_14</text:p>
          </table:table-cell>
          <table:table-cell table:number-columns-repeated="5"/>
          <table:table-cell office:value-type="string" calcext:value-type="string">
            <text:p>Mode_14</text:p>
          </table:table-cell>
          <table:table-cell office:value-type="string" calcext:value-type="string">
            <text:p>P0_14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15. Регулювання відкачки соку із холодного дефекатора</text:p>
          </table:table-cell>
          <table:table-cell office:value-type="string" calcext:value-type="string">
            <text:p>V_11</text:p>
          </table:table-cell>
          <table:table-cell office:value-type="string" calcext:value-type="string">
            <text:p>V_14</text:p>
          </table:table-cell>
          <table:table-cell/>
          <table:table-cell office:value-type="string" calcext:value-type="string">
            <text:p>Spr_15</text:p>
          </table:table-cell>
          <table:table-cell office:value-type="string" calcext:value-type="string">
            <text:p>C_15</text:p>
          </table:table-cell>
          <table:table-cell office:value-type="string" calcext:value-type="string">
            <text:p>SP_15</text:p>
          </table:table-cell>
          <table:table-cell office:value-type="string" calcext:value-type="string">
            <text:p>SP2_15</text:p>
          </table:table-cell>
          <table:table-cell/>
          <table:table-cell office:value-type="string" calcext:value-type="string">
            <text:p>AM_15</text:p>
          </table:table-cell>
          <table:table-cell office:value-type="string" calcext:value-type="string">
            <text:p>Rej_15</text:p>
          </table:table-cell>
          <table:table-cell office:value-type="string" calcext:value-type="string">
            <text:p>m_C_15</text:p>
          </table:table-cell>
          <table:table-cell office:value-type="string" calcext:value-type="string">
            <text:p>Kpr_15</text:p>
          </table:table-cell>
          <table:table-cell office:value-type="string" calcext:value-type="string">
            <text:p>Ti_15</text:p>
          </table:table-cell>
          <table:table-cell office:value-type="string" calcext:value-type="string">
            <text:p>Td_15</text:p>
          </table:table-cell>
          <table:table-cell office:value-type="string" calcext:value-type="string">
            <text:p>Xmin_15</text:p>
          </table:table-cell>
          <table:table-cell office:value-type="string" calcext:value-type="string">
            <text:p>Xmax_15</text:p>
          </table:table-cell>
          <table:table-cell office:value-type="string" calcext:value-type="string">
            <text:p>K_15</text:p>
          </table:table-cell>
          <table:table-cell table:number-columns-repeated="3"/>
          <table:table-cell office:value-type="string" calcext:value-type="string">
            <text:p>Kkor_15</text:p>
          </table:table-cell>
          <table:table-cell office:value-type="string" calcext:value-type="string">
            <text:p>Mode_15</text:p>
          </table:table-cell>
          <table:table-cell office:value-type="string" calcext:value-type="string">
            <text:p>P0_15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16. Регулювання рівня в гар. Дефекаторі</text:p>
          </table:table-cell>
          <table:table-cell office:value-type="string" calcext:value-type="string">
            <text:p>V_16</text:p>
          </table:table-cell>
          <table:table-cell table:number-columns-repeated="3"/>
          <table:table-cell office:value-type="string" calcext:value-type="string">
            <text:p>C_16</text:p>
          </table:table-cell>
          <table:table-cell office:value-type="string" calcext:value-type="string">
            <text:p>SP_16</text:p>
          </table:table-cell>
          <table:table-cell table:number-columns-repeated="2"/>
          <table:table-cell office:value-type="string" calcext:value-type="string">
            <text:p>AM_16</text:p>
          </table:table-cell>
          <table:table-cell/>
          <table:table-cell office:value-type="string" calcext:value-type="string">
            <text:p>m_C_16</text:p>
          </table:table-cell>
          <table:table-cell office:value-type="string" calcext:value-type="string">
            <text:p>Kpr_16</text:p>
          </table:table-cell>
          <table:table-cell office:value-type="string" calcext:value-type="string">
            <text:p>Ti_16</text:p>
          </table:table-cell>
          <table:table-cell office:value-type="string" calcext:value-type="string">
            <text:p>Td_16</text:p>
          </table:table-cell>
          <table:table-cell office:value-type="string" calcext:value-type="string">
            <text:p>Xmin_16</text:p>
          </table:table-cell>
          <table:table-cell office:value-type="string" calcext:value-type="string">
            <text:p>Xmax_16</text:p>
          </table:table-cell>
          <table:table-cell table:number-columns-repeated="5"/>
          <table:table-cell office:value-type="string" calcext:value-type="string">
            <text:p>Mode_16</text:p>
          </table:table-cell>
          <table:table-cell office:value-type="string" calcext:value-type="string">
            <text:p>P0_16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17. Регулювання витрати суспензії з відстійника</text:p>
          </table:table-cell>
          <table:table-cell office:value-type="string" calcext:value-type="string">
            <text:p>V_32</text:p>
          </table:table-cell>
          <table:table-cell office:value-type="string" calcext:value-type="string">
            <text:p>V_51</text:p>
          </table:table-cell>
          <table:table-cell/>
          <table:table-cell office:value-type="string" calcext:value-type="string">
            <text:p>Spr_17</text:p>
          </table:table-cell>
          <table:table-cell office:value-type="string" calcext:value-type="string">
            <text:p>C_17</text:p>
          </table:table-cell>
          <table:table-cell office:value-type="string" calcext:value-type="string">
            <text:p>SP_17</text:p>
          </table:table-cell>
          <table:table-cell table:number-columns-repeated="2"/>
          <table:table-cell office:value-type="string" calcext:value-type="string">
            <text:p>AM_17</text:p>
          </table:table-cell>
          <table:table-cell office:value-type="string" calcext:value-type="string">
            <text:p>Rej_17</text:p>
          </table:table-cell>
          <table:table-cell office:value-type="string" calcext:value-type="string">
            <text:p>m_C_17</text:p>
          </table:table-cell>
          <table:table-cell office:value-type="string" calcext:value-type="string">
            <text:p>Kpr_17</text:p>
          </table:table-cell>
          <table:table-cell office:value-type="string" calcext:value-type="string">
            <text:p>Ti_17</text:p>
          </table:table-cell>
          <table:table-cell office:value-type="string" calcext:value-type="string">
            <text:p>Td_17</text:p>
          </table:table-cell>
          <table:table-cell office:value-type="string" calcext:value-type="string">
            <text:p>Xmin_17</text:p>
          </table:table-cell>
          <table:table-cell office:value-type="string" calcext:value-type="string">
            <text:p>Xmax_17</text:p>
          </table:table-cell>
          <table:table-cell office:value-type="string" calcext:value-type="string">
            <text:p>K_17</text:p>
          </table:table-cell>
          <table:table-cell table:number-columns-repeated="3"/>
          <table:table-cell office:value-type="string" calcext:value-type="string">
            <text:p>Kkor_17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18. Регулювання рівня соку 1 сат</text:p>
          </table:table-cell>
          <table:table-cell table:formula="of:=[Аркуш1.A36]" office:value-type="string" office:string-value="V_02" calcext:value-type="string">
            <text:p>V_02</text:p>
          </table:table-cell>
          <table:table-cell office:value-type="string" calcext:value-type="string">
            <text:p>V_12</text:p>
          </table:table-cell>
          <table:table-cell table:number-columns-repeated="2"/>
          <table:table-cell office:value-type="string" calcext:value-type="string">
            <text:p>C_18</text:p>
          </table:table-cell>
          <table:table-cell office:value-type="string" calcext:value-type="string">
            <text:p>SP_18</text:p>
          </table:table-cell>
          <table:table-cell office:value-type="string" calcext:value-type="string">
            <text:p>SP2_18</text:p>
          </table:table-cell>
          <table:table-cell/>
          <table:table-cell office:value-type="string" calcext:value-type="string">
            <text:p>AM_18</text:p>
          </table:table-cell>
          <table:table-cell office:value-type="string" calcext:value-type="string">
            <text:p>Rej_18</text:p>
          </table:table-cell>
          <table:table-cell office:value-type="string" calcext:value-type="string">
            <text:p>m_C_18</text:p>
          </table:table-cell>
          <table:table-cell office:value-type="string" calcext:value-type="string">
            <text:p>Kpr_18</text:p>
          </table:table-cell>
          <table:table-cell office:value-type="string" calcext:value-type="string">
            <text:p>Ti_18</text:p>
          </table:table-cell>
          <table:table-cell office:value-type="string" calcext:value-type="string">
            <text:p>Td_18</text:p>
          </table:table-cell>
          <table:table-cell office:value-type="string" calcext:value-type="string">
            <text:p>Xmin_18</text:p>
          </table:table-cell>
          <table:table-cell office:value-type="string" calcext:value-type="string">
            <text:p>Xmax_18</text:p>
          </table:table-cell>
          <table:table-cell table:number-columns-repeated="5"/>
          <table:table-cell office:value-type="string" calcext:value-type="string">
            <text:p>Mode_18</text:p>
          </table:table-cell>
          <table:table-cell office:value-type="string" calcext:value-type="string">
            <text:p>P0_18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19 Регулювання рівня в зб. Продувок</text:p>
          </table:table-cell>
          <table:table-cell table:formula="of:=[Аркуш1.A49]" office:value-type="string" office:string-value="V_15" calcext:value-type="string">
            <text:p>V_15</text:p>
          </table:table-cell>
          <table:table-cell table:number-columns-repeated="3"/>
          <table:table-cell office:value-type="string" calcext:value-type="string">
            <text:p>C_19</text:p>
          </table:table-cell>
          <table:table-cell office:value-type="string" calcext:value-type="string">
            <text:p>SP_19</text:p>
          </table:table-cell>
          <table:table-cell table:number-columns-repeated="2"/>
          <table:table-cell office:value-type="string" calcext:value-type="string">
            <text:p>AM_19</text:p>
          </table:table-cell>
          <table:table-cell/>
          <table:table-cell office:value-type="string" calcext:value-type="string">
            <text:p>m_C_19</text:p>
          </table:table-cell>
          <table:table-cell office:value-type="string" calcext:value-type="string">
            <text:p>Kpr_19</text:p>
          </table:table-cell>
          <table:table-cell office:value-type="string" calcext:value-type="string">
            <text:p>Ti_19</text:p>
          </table:table-cell>
          <table:table-cell office:value-type="string" calcext:value-type="string">
            <text:p>Td_19</text:p>
          </table:table-cell>
          <table:table-cell office:value-type="string" calcext:value-type="string">
            <text:p>Xmin_19</text:p>
          </table:table-cell>
          <table:table-cell office:value-type="string" calcext:value-type="string">
            <text:p>Xmax_19</text:p>
          </table:table-cell>
          <table:table-cell table:number-columns-repeated="5"/>
          <table:table-cell office:value-type="string" calcext:value-type="string">
            <text:p>Mode_19</text:p>
          </table:table-cell>
          <table:table-cell office:value-type="string" calcext:value-type="string">
            <text:p>P0_19</text:p>
          </table:table-cell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20. Газодувка</text:p>
          </table:table-cell>
          <table:table-cell office:value-type="string" calcext:value-type="string">
            <text:p>V_17</text:p>
          </table:table-cell>
          <table:table-cell table:style-name="ce1" office:value-type="string" calcext:value-type="string">
            <text:p>V_12</text:p>
          </table:table-cell>
          <table:table-cell/>
          <table:table-cell office:value-type="string" calcext:value-type="string">
            <text:p>Spr_05</text:p>
          </table:table-cell>
          <table:table-cell office:value-type="string" calcext:value-type="string">
            <text:p>C_20</text:p>
          </table:table-cell>
          <table:table-cell office:value-type="string" calcext:value-type="string">
            <text:p>SP_05</text:p>
          </table:table-cell>
          <table:table-cell office:value-type="string" calcext:value-type="string">
            <text:p>SP2_05</text:p>
          </table:table-cell>
          <table:table-cell/>
          <table:table-cell office:value-type="string" calcext:value-type="string">
            <text:p>AM_05</text:p>
          </table:table-cell>
          <table:table-cell office:value-type="string" calcext:value-type="string">
            <text:p>Rej_05</text:p>
          </table:table-cell>
          <table:table-cell office:value-type="string" calcext:value-type="string">
            <text:p>m_C_20</text:p>
          </table:table-cell>
          <table:table-cell office:value-type="string" calcext:value-type="string">
            <text:p>Kpr_20</text:p>
          </table:table-cell>
          <table:table-cell office:value-type="string" calcext:value-type="string">
            <text:p>Ti_20</text:p>
          </table:table-cell>
          <table:table-cell office:value-type="string" calcext:value-type="string">
            <text:p>Td_20</text:p>
          </table:table-cell>
          <table:table-cell office:value-type="string" calcext:value-type="string">
            <text:p>Xmin_20</text:p>
          </table:table-cell>
          <table:table-cell office:value-type="string" calcext:value-type="string">
            <text:p>Xmax_20</text:p>
          </table:table-cell>
          <table:table-cell office:value-type="string" calcext:value-type="string">
            <text:p>K_05</text:p>
          </table:table-cell>
          <table:table-cell table:number-columns-repeated="3"/>
          <table:table-cell office:value-type="string" calcext:value-type="string">
            <text:p>Kkor_05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21. Струм газодувки</text:p>
          </table:table-cell>
          <table:table-cell office:value-type="string" calcext:value-type="string">
            <text:p>V_50</text:p>
          </table:table-cell>
          <table:table-cell office:value-type="string" calcext:value-type="string">
            <text:p>V_48</text:p>
          </table:table-cell>
          <table:table-cell table:number-columns-repeated="2"/>
          <table:table-cell office:value-type="string" calcext:value-type="string">
            <text:p>C_05</text:p>
          </table:table-cell>
          <table:table-cell office:value-type="string" calcext:value-type="string">
            <text:p>SP_21</text:p>
          </table:table-cell>
          <table:table-cell table:number-columns-repeated="2"/>
          <table:table-cell office:value-type="string" calcext:value-type="string">
            <text:p>AM_21</text:p>
          </table:table-cell>
          <table:table-cell/>
          <table:table-cell office:value-type="string" calcext:value-type="string">
            <text:p>m_C_21</text:p>
          </table:table-cell>
          <table:table-cell office:value-type="string" calcext:value-type="string">
            <text:p>Kpr_21</text:p>
          </table:table-cell>
          <table:table-cell office:value-type="string" calcext:value-type="string">
            <text:p>Ti_21</text:p>
          </table:table-cell>
          <table:table-cell office:value-type="string" calcext:value-type="string">
            <text:p>Td_21</text:p>
          </table:table-cell>
          <table:table-cell office:value-type="string" calcext:value-type="string">
            <text:p>Xmin_21</text:p>
          </table:table-cell>
          <table:table-cell office:value-type="string" calcext:value-type="string">
            <text:p>Xmax_21</text:p>
          </table:table-cell>
          <table:table-cell/>
          <table:table-cell office:value-type="string" calcext:value-type="string">
            <text:p>K2_21</text:p>
          </table:table-cell>
          <table:table-cell office:value-type="string" calcext:value-type="string">
            <text:p>K3_21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_1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_19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X_09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SP_17</text:p>
          </table:table-cell>
          <table:table-cell table:number-columns-repeated="8"/>
          <table:table-cell office:value-type="string" calcext:value-type="string">
            <text:p>AM_0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Kpr_17</text:p>
          </table:table-cell>
          <table:table-cell table:number-columns-repeated="8"/>
          <table:table-cell office:value-type="string" calcext:value-type="string">
            <text:p>V_1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Ti_17</text:p>
          </table:table-cell>
          <table:table-cell table:number-columns-repeated="8"/>
          <table:table-cell office:value-type="string" calcext:value-type="string">
            <text:p>SP_05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Td_17</text:p>
          </table:table-cell>
          <table:table-cell table:number-columns-repeated="3"/>
          <table:table-cell office:value-type="string" calcext:value-type="string">
            <text:p>AM_17</text:p>
          </table:table-cell>
          <table:table-cell table:number-columns-repeated="4"/>
          <table:table-cell office:value-type="string" calcext:value-type="string">
            <text:p>C_20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Xmin_17</text:p>
          </table:table-cell>
          <table:table-cell table:number-columns-repeated="3"/>
          <table:table-cell office:value-type="string" calcext:value-type="string">
            <text:p>m_C_17</text:p>
          </table:table-cell>
          <table:table-cell table:number-columns-repeated="4"/>
          <table:table-cell office:value-type="string" calcext:value-type="string">
            <text:p>V_4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Xmax_17</text:p>
          </table:table-cell>
          <table:table-cell table:number-columns-repeated="3"/>
          <table:table-cell office:value-type="string" calcext:value-type="string">
            <text:p>Mode_17</text:p>
          </table:table-cell>
          <table:table-cell table:number-columns-repeated="4"/>
          <table:table-cell office:value-type="string" calcext:value-type="string">
            <text:p>V_48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0_17</text:p>
          </table:table-cell>
          <table:table-cell table:number-columns-repeated="3"/>
          <table:table-cell office:value-type="string" calcext:value-type="string">
            <text:p>AM_18</text:p>
          </table:table-cell>
          <table:table-cell table:number-columns-repeated="4"/>
          <table:table-cell office:value-type="string" calcext:value-type="string">
            <text:p>V_49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SP_18</text:p>
          </table:table-cell>
          <table:table-cell table:number-columns-repeated="3"/>
          <table:table-cell office:value-type="string" calcext:value-type="string">
            <text:p>m_C_1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Kpr_18</text:p>
          </table:table-cell>
          <table:table-cell table:number-columns-repeated="3"/>
          <table:table-cell office:value-type="string" calcext:value-type="string">
            <text:p>Mode_1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i_18</text:p>
          </table:table-cell>
          <table:table-cell table:number-columns-repeated="3"/>
          <table:table-cell office:value-type="string" calcext:value-type="string">
            <text:p>AM_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d_18</text:p>
          </table:table-cell>
          <table:table-cell table:number-columns-repeated="3"/>
          <table:table-cell office:value-type="string" calcext:value-type="string">
            <text:p>m_C_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Xmin_18</text:p>
          </table:table-cell>
          <table:table-cell table:number-columns-repeated="3"/>
          <table:table-cell office:value-type="string" calcext:value-type="string">
            <text:p>Mode_1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Xmax_1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0_1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_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pr_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_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d_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min_19</text:p>
          </table:table-cell>
          <table:table-cell table:number-columns-repeated="3"/>
          <table:table-cell table:number-columns-repeated="3" office:value-type="string" calcext:value-type="string">
            <text:p>.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max_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0_19</text:p>
          </table:table-cell>
          <table:table-cell table:number-columns-repeated="1020"/>
        </table:table-row>
      </table:table>
      <table:table table:name="Аркуш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грн.</number:text>
    </number:number-style>
    <number:number-style style:name="N110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грн.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грн.</number:text>
    </number:number-style>
    <number:number-style style:name="N113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грн.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    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122P2" style:volatile="true">
      <number:text> -  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decimal-places="0" number:min-integer-digits="1" number:grouping="true"/>
      <number:text> грн.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грн. </number:text>
    </number:number-style>
    <number:number-style style:name="N126P2" style:volatile="true">
      <number:text> - грн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    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грн.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грн. </number:text>
    </number:number-style>
    <number:number-style style:name="N134P2" style:volatile="true">
      <number:text>-</number:text>
      <number:number number:decimal-places="0" number:min-decimal-places="0" number:min-integer-digits="0"/>
      <number:text> грн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р.</number:text>
    </number:number-style>
    <number:number-style style:name="N14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р.</number:text>
    </number:number-style>
    <number:number-style style:name="N14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4P0"/>
    </number:number-style>
    <number:number-style style:name="N148P0" style:volatile="true">
      <number:number number:decimal-places="0" number:min-decimal-places="0" number:min-integer-digits="1" number:grouping="true"/>
      <number:text>р.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р. </number:text>
    </number:number-style>
    <number:number-style style:name="N148P2" style:volatile="true">
      <number:text> -р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decimal-places="0" number:min-integer-digits="1" number:grouping="true"/>
      <number:text>    </number:text>
    </number:number-style>
    <number:number-style style:name="N15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2P2" style:volatile="true">
      <number:text> -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decimal-places="2" number:min-integer-digits="1" number:grouping="true"/>
      <number:text>р. </number:text>
    </number:number-style>
    <number:number-style style:name="N156P1" style:volatile="true">
      <number:text>-</number:text>
      <number:number number:decimal-places="2" number:min-decimal-places="2" number:min-integer-digits="1" number:grouping="true"/>
      <number:text>р. </number:text>
    </number:number-style>
    <number:number-style style:name="N156P2" style:volatile="true">
      <number:text>-</number:text>
      <number:number number:decimal-places="0" number:min-decimal-places="0" number:min-integer-digits="0"/>
      <number:text>р.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number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text>B2</number:text>
      <number:day number:style="long"/>
      <number:text>/</number:text>
      <number:month number:textual="true"/>
    </number:date-style>
    <number:number-style style:name="N163P0" style:volatile="true">
      <number:text>€</number:text>
      <number:number number:decimal-places="0" number:min-decimal-places="0" number:min-integer-digits="1" number:grouping="true"/>
    </number:number-style>
    <number:number-style style:name="N163">
      <number:text>-€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6P0" style:volatile="true">
      <number:text>€</number:text>
      <number:number number:decimal-places="2" number:min-decimal-places="2" number:min-integer-digits="1" number:grouping="true"/>
    </number:number-style>
    <number:number-style style:name="N166">
      <number:text>-€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€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7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71P2" style:volatile="true">
      <number:text> €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5P2" style:volatile="true">
      <number:text>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€-</number:text>
      <number:number number:decimal-places="0" number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93P2" style:volatile="true">
      <number:text> $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9P2" style:volatile="true">
      <number:text> $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4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.00.0000</text:date>, <text:time style:data-style-name="N2" text:time-value="15:45:16.884505962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6-06T12:19:38</meta:creation-date>
    <dc:date>2020-09-03T17:49:27.986259618</dc:date>
    <meta:editing-duration>P10DT3H7M50S</meta:editing-duration>
    <meta:editing-cycles>59</meta:editing-cycles>
    <meta:generator>LibreOffice/7.0.0.2$Linux_X86_64 LibreOffice_project/00$Build-2</meta:generator>
    <meta:print-date>2011-08-04T17:51:21</meta:print-date>
    <meta:document-statistic meta:table-count="3" meta:cell-count="5139" meta:object-count="0"/>
  </office:meta>
</office:document-meta>
</file>